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OpenSymbol1"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Liberation Mono" svg:font-family="'Liberation Mono'" style:font-family-generic="modern" style:font-pitch="fixed"/>
    <style:font-face style:name="ＭＳ Ｐゴシック" svg:font-family="'ＭＳ Ｐゴシック'" style:font-family-generic="modern" style:font-pitch="fixed"/>
    <style:font-face style:name="Mangal2" svg:font-family="Mangal" style:font-family-generic="roman" style:font-pitch="variable"/>
    <style:font-face style:name="Mangal" svg:font-family="Mangal" style:font-family-generic="system" style:font-pitch="variable"/>
  </office:font-face-decls>
  <office:automatic-styles>
    <style:style style:name="表1" style:family="table">
      <style:table-properties style:width="6.373cm" table:align="center" style:may-break-between-rows="false" style:writing-mode="lr-tb"/>
    </style:style>
    <style:style style:name="表1.A" style:family="table-column">
      <style:table-column-properties style:column-width="1.157cm"/>
    </style:style>
    <style:style style:name="表1.B" style:family="table-column">
      <style:table-column-properties style:column-width="5.216cm"/>
    </style:style>
    <style:style style:name="表1.1" style:family="table-row">
      <style:table-row-properties fo:keep-together="auto"/>
    </style:style>
    <style:style style:name="表1.A1" style:family="table-cell">
      <style:table-cell-properties style:vertical-align="top" fo:background-color="#eeeeee" fo:padding="0.097cm" fo:border-left="0.1pt solid #000000" fo:border-right="none" fo:border-top="0.1pt solid #000000" fo:border-bottom="0.1pt solid #000000" style:writing-mode="lr-tb">
        <style:background-image/>
      </style:table-cell-properties>
    </style:style>
    <style:style style:name="表1.B1" style:family="table-cell">
      <style:table-cell-properties style:vertical-align="middle" fo:background-color="#eeeeee" fo:padding="0.097cm" fo:border="0.1pt solid #000000" style:writing-mode="lr-tb">
        <style:background-image/>
      </style:table-cell-properties>
    </style:style>
    <style:style style:name="表1.A2" style:family="table-cell">
      <style:table-cell-properties style:vertical-align="top" fo:padding="0.097cm" fo:border-left="0.1pt solid #000000" fo:border-right="none" fo:border-top="none" fo:border-bottom="0.1pt solid #000000" style:writing-mode="lr-tb"/>
    </style:style>
    <style:style style:name="表1.B2" style:family="table-cell">
      <style:table-cell-properties style:vertical-align="top" fo:padding="0.097cm" fo:border-left="0.1pt solid #000000" fo:border-right="0.1pt solid #000000" fo:border-top="none" fo:border-bottom="0.1pt solid #000000" style:writing-mode="lr-tb"/>
    </style:style>
    <style:style style:name="表1.A3" style:family="table-cell">
      <style:table-cell-properties style:vertical-align="top" fo:padding="0.097cm" fo:border-left="0.1pt solid #000000" fo:border-right="none" fo:border-top="none" fo:border-bottom="0.1pt solid #000000" style:writing-mode="lr-tb"/>
    </style:style>
    <style:style style:name="表1.B3" style:family="table-cell">
      <style:table-cell-properties style:vertical-align="top" fo:padding="0.097cm" fo:border-left="0.1pt solid #000000" fo:border-right="0.1pt solid #000000" fo:border-top="none" fo:border-bottom="0.1pt solid #000000" style:writing-mode="lr-tb"/>
    </style:style>
    <style:style style:name="表1.A4" style:family="table-cell">
      <style:table-cell-properties style:vertical-align="top" fo:padding="0.097cm" fo:border-left="0.1pt solid #000000" fo:border-right="none" fo:border-top="none" fo:border-bottom="0.1pt solid #000000" style:writing-mode="lr-tb"/>
    </style:style>
    <style:style style:name="表1.B4" style:family="table-cell">
      <style:table-cell-properties style:vertical-align="top" fo:padding="0.097cm" fo:border-left="0.1pt solid #000000" fo:border-right="0.1pt solid #000000" fo:border-top="none" fo:border-bottom="0.1pt solid #000000" style:writing-mode="lr-tb"/>
    </style:style>
    <style:style style:name="表1.A5" style:family="table-cell">
      <style:table-cell-properties style:vertical-align="top" fo:padding="0.097cm" fo:border-left="0.1pt solid #000000" fo:border-right="none" fo:border-top="none" fo:border-bottom="0.1pt solid #000000" style:writing-mode="lr-tb"/>
    </style:style>
    <style:style style:name="表1.B5" style:family="table-cell">
      <style:table-cell-properties style:vertical-align="top" fo:padding="0.097cm" fo:border-left="0.1pt solid #000000" fo:border-right="0.1pt solid #000000" fo:border-top="none" fo:border-bottom="0.1pt solid #000000" style:writing-mode="lr-tb"/>
    </style:style>
    <style:style style:name="表1.A6" style:family="table-cell">
      <style:table-cell-properties style:vertical-align="top" fo:padding="0.097cm" fo:border-left="0.1pt solid #000000" fo:border-right="none" fo:border-top="none" fo:border-bottom="0.1pt solid #000000" style:writing-mode="lr-tb"/>
    </style:style>
    <style:style style:name="表1.B6" style:family="table-cell">
      <style:table-cell-properties style:vertical-align="top" fo:padding="0.097cm" fo:border-left="0.1pt solid #000000" fo:border-right="0.1pt solid #000000" fo:border-top="none" fo:border-bottom="0.1pt solid #000000" style:writing-mode="lr-tb"/>
    </style:style>
    <style:style style:name="表1.A7" style:family="table-cell">
      <style:table-cell-properties style:vertical-align="top" fo:padding="0.097cm" fo:border-left="0.1pt solid #000000" fo:border-right="none" fo:border-top="none" fo:border-bottom="0.1pt solid #000000" style:writing-mode="lr-tb"/>
    </style:style>
    <style:style style:name="表1.B7" style:family="table-cell">
      <style:table-cell-properties style:vertical-align="top" fo:padding="0.097cm" fo:border-left="0.1pt solid #000000" fo:border-right="0.1pt solid #000000" fo:border-top="none" fo:border-bottom="0.1pt solid #000000" style:writing-mode="lr-tb"/>
    </style:style>
    <style:style style:name="表6" style:family="table">
      <style:table-properties style:width="17.997cm" table:align="left" style:shadow="#808080 0.18cm 0.18cm" style:may-break-between-rows="false" style:writing-mode="lr-tb"/>
    </style:style>
    <style:style style:name="表6.A" style:family="table-column">
      <style:table-column-properties style:column-width="2.111cm"/>
    </style:style>
    <style:style style:name="表6.B" style:family="table-column">
      <style:table-column-properties style:column-width="5.773cm"/>
    </style:style>
    <style:style style:name="表6.C" style:family="table-column">
      <style:table-column-properties style:column-width="2.039cm"/>
    </style:style>
    <style:style style:name="表6.D" style:family="table-column">
      <style:table-column-properties style:column-width="6.645cm"/>
    </style:style>
    <style:style style:name="表6.E" style:family="table-column">
      <style:table-column-properties style:column-width="1.429cm"/>
    </style:style>
    <style:style style:name="表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6.E1" style:family="table-cell">
      <style:table-cell-properties fo:background-color="transparent" fo:padding="0.097cm" fo:border="0.05pt solid #000000">
        <style:background-image/>
      </style:table-cell-properties>
    </style:style>
    <style:style style:name="表6.A2" style:family="table-cell">
      <style:table-cell-properties fo:background-color="transparent" fo:padding="0.097cm" fo:border-left="0.05pt solid #000000" fo:border-right="none" fo:border-top="none" fo:border-bottom="0.05pt solid #000000">
        <style:background-image/>
      </style:table-cell-properties>
    </style:style>
    <style:style style:name="表6.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2" style:family="table">
      <style:table-properties style:width="12.166cm" table:align="center" style:writing-mode="lr-tb"/>
    </style:style>
    <style:style style:name="表2.A" style:family="table-column">
      <style:table-column-properties style:column-width="1.965cm"/>
    </style:style>
    <style:style style:name="表2.B" style:family="table-column">
      <style:table-column-properties style:column-width="2.866cm"/>
    </style:style>
    <style:style style:name="表2.C" style:family="table-column">
      <style:table-column-properties style:column-width="3.669cm"/>
    </style:style>
    <style:style style:name="表2.D" style:family="table-column">
      <style:table-column-properties style:column-width="3.665cm"/>
    </style:style>
    <style:style style:name="表2.1" style:family="table-row">
      <style:table-row-properties fo:keep-together="auto"/>
    </style:style>
    <style:style style:name="表2.A1" style:family="table-cell">
      <style:table-cell-properties style:vertical-align="top" fo:background-color="#eeeeee" fo:padding="0.097cm" fo:border-left="0.1pt solid #000000" fo:border-right="none" fo:border-top="0.1pt solid #000000" fo:border-bottom="0.1pt solid #000000" style:writing-mode="lr-tb">
        <style:background-image/>
      </style:table-cell-properties>
    </style:style>
    <style:style style:name="表2.D1" style:family="table-cell">
      <style:table-cell-properties style:vertical-align="top" fo:background-color="#eeeeee" fo:padding="0.097cm" fo:border="0.1pt solid #000000" style:writing-mode="lr-tb">
        <style:background-image/>
      </style:table-cell-properties>
    </style:style>
    <style:style style:name="表2.A2" style:family="table-cell">
      <style:table-cell-properties style:vertical-align="top" fo:padding="0.097cm" fo:border-left="0.1pt solid #000000" fo:border-right="none" fo:border-top="none" fo:border-bottom="0.1pt solid #000000" style:writing-mode="lr-tb"/>
    </style:style>
    <style:style style:name="表2.B2" style:family="table-cell">
      <style:table-cell-properties style:vertical-align="top" fo:padding="0.097cm" fo:border-left="0.1pt solid #000000" fo:border-right="none" fo:border-top="none" fo:border-bottom="0.1pt solid #000000" style:writing-mode="lr-tb"/>
    </style:style>
    <style:style style:name="表2.C2" style:family="table-cell">
      <style:table-cell-properties style:vertical-align="top" fo:padding="0.097cm" fo:border-left="0.1pt solid #000000" fo:border-right="none" fo:border-top="none" fo:border-bottom="0.1pt solid #000000" style:writing-mode="lr-tb"/>
    </style:style>
    <style:style style:name="表2.D2" style:family="table-cell">
      <style:table-cell-properties style:vertical-align="top" fo:padding="0.097cm" fo:border-left="0.1pt solid #000000" fo:border-right="0.1pt solid #000000" fo:border-top="none" fo:border-bottom="0.1pt solid #000000" style:writing-mode="lr-tb"/>
    </style:style>
    <style:style style:name="表2.A3" style:family="table-cell">
      <style:table-cell-properties style:vertical-align="top" fo:padding="0.097cm" fo:border-left="0.1pt solid #000000" fo:border-right="none" fo:border-top="none" fo:border-bottom="0.1pt solid #000000" style:writing-mode="lr-tb"/>
    </style:style>
    <style:style style:name="表2.B3" style:family="table-cell">
      <style:table-cell-properties style:vertical-align="top" fo:padding="0.097cm" fo:border-left="0.1pt solid #000000" fo:border-right="none" fo:border-top="none" fo:border-bottom="0.1pt solid #000000" style:writing-mode="lr-tb"/>
    </style:style>
    <style:style style:name="表2.C3" style:family="table-cell">
      <style:table-cell-properties style:vertical-align="top" fo:padding="0.097cm" fo:border-left="0.1pt solid #000000" fo:border-right="none" fo:border-top="none" fo:border-bottom="0.1pt solid #000000" style:writing-mode="lr-tb"/>
    </style:style>
    <style:style style:name="表2.D3" style:family="table-cell">
      <style:table-cell-properties style:vertical-align="top" fo:padding="0.097cm" fo:border-left="0.1pt solid #000000" fo:border-right="0.1pt solid #000000" fo:border-top="none" fo:border-bottom="0.1pt solid #000000" style:writing-mode="lr-tb"/>
    </style:style>
    <style:style style:name="表2.A4" style:family="table-cell">
      <style:table-cell-properties style:vertical-align="top" fo:padding="0.097cm" fo:border-left="0.1pt solid #000000" fo:border-right="none" fo:border-top="none" fo:border-bottom="0.1pt solid #000000" style:writing-mode="lr-tb"/>
    </style:style>
    <style:style style:name="表2.B4" style:family="table-cell">
      <style:table-cell-properties style:vertical-align="top" fo:padding="0.097cm" fo:border-left="0.1pt solid #000000" fo:border-right="none" fo:border-top="none" fo:border-bottom="0.1pt solid #000000" style:writing-mode="lr-tb"/>
    </style:style>
    <style:style style:name="表2.C4" style:family="table-cell">
      <style:table-cell-properties style:vertical-align="top" fo:padding="0.097cm" fo:border-left="0.1pt solid #000000" fo:border-right="none" fo:border-top="none" fo:border-bottom="0.1pt solid #000000" style:writing-mode="lr-tb"/>
    </style:style>
    <style:style style:name="表2.D4" style:family="table-cell">
      <style:table-cell-properties style:vertical-align="top" fo:padding="0.097cm" fo:border-left="0.1pt solid #000000" fo:border-right="0.1pt solid #000000" fo:border-top="none" fo:border-bottom="0.1pt solid #000000" style:writing-mode="lr-tb"/>
    </style:style>
    <style:style style:name="表2.A5" style:family="table-cell">
      <style:table-cell-properties style:vertical-align="top" fo:padding="0.097cm" fo:border-left="0.1pt solid #000000" fo:border-right="none" fo:border-top="none" fo:border-bottom="0.1pt solid #000000" style:writing-mode="lr-tb"/>
    </style:style>
    <style:style style:name="表2.B5" style:family="table-cell">
      <style:table-cell-properties style:vertical-align="top" fo:padding="0.097cm" fo:border-left="0.1pt solid #000000" fo:border-right="none" fo:border-top="none" fo:border-bottom="0.1pt solid #000000" style:writing-mode="lr-tb"/>
    </style:style>
    <style:style style:name="表2.C5" style:family="table-cell">
      <style:table-cell-properties style:vertical-align="top" fo:padding="0.097cm" fo:border-left="0.1pt solid #000000" fo:border-right="none" fo:border-top="none" fo:border-bottom="0.1pt solid #000000" style:writing-mode="lr-tb"/>
    </style:style>
    <style:style style:name="表2.D5" style:family="table-cell">
      <style:table-cell-properties style:vertical-align="top" fo:padding="0.097cm" fo:border-left="0.1pt solid #000000" fo:border-right="0.1pt solid #000000" fo:border-top="none" fo:border-bottom="0.1pt solid #000000" style:writing-mode="lr-tb"/>
    </style:style>
    <style:style style:name="表5" style:family="table">
      <style:table-properties style:width="9.414cm" table:align="center" style:may-break-between-rows="false" style:writing-mode="lr-tb"/>
    </style:style>
    <style:style style:name="表5.A" style:family="table-column">
      <style:table-column-properties style:column-width="1.9cm"/>
    </style:style>
    <style:style style:name="表5.B" style:family="table-column">
      <style:table-column-properties style:column-width="3.194cm"/>
    </style:style>
    <style:style style:name="表5.C" style:family="table-column">
      <style:table-column-properties style:column-width="4.32cm"/>
    </style:style>
    <style:style style:name="表5.1" style:family="table-row">
      <style:table-row-properties fo:keep-together="auto"/>
    </style:style>
    <style:style style:name="表5.A1" style:family="table-cell">
      <style:table-cell-properties style:vertical-align="top" fo:background-color="#eeeeee" fo:padding="0.097cm" fo:border-left="0.1pt solid #000000" fo:border-right="none" fo:border-top="0.1pt solid #000000" fo:border-bottom="0.1pt solid #000000" style:writing-mode="lr-tb">
        <style:background-image/>
      </style:table-cell-properties>
    </style:style>
    <style:style style:name="表5.C1" style:family="table-cell">
      <style:table-cell-properties style:vertical-align="top" fo:background-color="#eeeeee" fo:padding="0.097cm" fo:border="0.1pt solid #000000" style:writing-mode="lr-tb">
        <style:background-image/>
      </style:table-cell-properties>
    </style:style>
    <style:style style:name="表5.A2" style:family="table-cell">
      <style:table-cell-properties style:vertical-align="top" fo:padding="0.097cm" fo:border-left="0.1pt solid #000000" fo:border-right="none" fo:border-top="none" fo:border-bottom="0.1pt solid #000000" style:writing-mode="lr-tb"/>
    </style:style>
    <style:style style:name="表5.B2" style:family="table-cell">
      <style:table-cell-properties style:vertical-align="top" fo:padding="0.097cm" fo:border-left="0.1pt solid #000000" fo:border-right="none" fo:border-top="none" fo:border-bottom="0.1pt solid #000000" style:writing-mode="lr-tb"/>
    </style:style>
    <style:style style:name="表5.C2" style:family="table-cell">
      <style:table-cell-properties style:vertical-align="top" fo:padding="0.097cm" fo:border-left="0.1pt solid #000000" fo:border-right="0.1pt solid #000000" fo:border-top="none" fo:border-bottom="0.1pt solid #000000" style:writing-mode="lr-tb"/>
    </style:style>
    <style:style style:name="表5.A3" style:family="table-cell">
      <style:table-cell-properties style:vertical-align="top" fo:padding="0.097cm" fo:border-left="0.1pt solid #000000" fo:border-right="none" fo:border-top="none" fo:border-bottom="0.1pt solid #000000" style:writing-mode="lr-tb"/>
    </style:style>
    <style:style style:name="表5.B3" style:family="table-cell">
      <style:table-cell-properties style:vertical-align="top" fo:padding="0.097cm" fo:border-left="0.1pt solid #000000" fo:border-right="none" fo:border-top="none" fo:border-bottom="0.1pt solid #000000" style:writing-mode="lr-tb"/>
    </style:style>
    <style:style style:name="表5.C3" style:family="table-cell">
      <style:table-cell-properties style:vertical-align="top" fo:padding="0.097cm" fo:border-left="0.1pt solid #000000" fo:border-right="0.1pt solid #000000" fo:border-top="none" fo:border-bottom="0.1pt solid #000000" style:writing-mode="lr-tb"/>
    </style:style>
    <style:style style:name="表5.A4" style:family="table-cell">
      <style:table-cell-properties style:vertical-align="top" fo:padding="0.097cm" fo:border-left="0.1pt solid #000000" fo:border-right="none" fo:border-top="none" fo:border-bottom="0.1pt solid #000000" style:writing-mode="lr-tb"/>
    </style:style>
    <style:style style:name="表5.B4" style:family="table-cell">
      <style:table-cell-properties style:vertical-align="top" fo:padding="0.097cm" fo:border-left="0.1pt solid #000000" fo:border-right="none" fo:border-top="none" fo:border-bottom="0.1pt solid #000000" style:writing-mode="lr-tb"/>
    </style:style>
    <style:style style:name="表5.C4" style:family="table-cell">
      <style:table-cell-properties style:vertical-align="top" fo:padding="0.097cm" fo:border-left="0.1pt solid #000000" fo:border-right="0.1pt solid #000000" fo:border-top="none" fo:border-bottom="0.1pt solid #000000" style:writing-mode="lr-tb"/>
    </style:style>
    <style:style style:name="表5.A5" style:family="table-cell">
      <style:table-cell-properties style:vertical-align="top" fo:padding="0.097cm" fo:border-left="0.1pt solid #000000" fo:border-right="none" fo:border-top="none" fo:border-bottom="0.1pt solid #000000" style:writing-mode="lr-tb"/>
    </style:style>
    <style:style style:name="表5.B5" style:family="table-cell">
      <style:table-cell-properties style:vertical-align="top" fo:padding="0.097cm" fo:border-left="0.1pt solid #000000" fo:border-right="none" fo:border-top="none" fo:border-bottom="0.1pt solid #000000" style:writing-mode="lr-tb"/>
    </style:style>
    <style:style style:name="表5.C5" style:family="table-cell">
      <style:table-cell-properties style:vertical-align="top" fo:padding="0.097cm" fo:border-left="0.1pt solid #000000" fo:border-right="0.1pt solid #000000" fo:border-top="none" fo:border-bottom="0.1pt solid #000000" style:writing-mode="lr-tb"/>
    </style:style>
    <style:style style:name="表5.A6" style:family="table-cell">
      <style:table-cell-properties style:vertical-align="top" fo:padding="0.097cm" fo:border-left="0.1pt solid #000000" fo:border-right="none" fo:border-top="none" fo:border-bottom="0.1pt solid #000000" style:writing-mode="lr-tb"/>
    </style:style>
    <style:style style:name="表5.B6" style:family="table-cell">
      <style:table-cell-properties style:vertical-align="top" fo:padding="0.097cm" fo:border-left="0.1pt solid #000000" fo:border-right="none" fo:border-top="none" fo:border-bottom="0.1pt solid #000000" style:writing-mode="lr-tb"/>
    </style:style>
    <style:style style:name="表5.C6" style:family="table-cell">
      <style:table-cell-properties style:vertical-align="top" fo:padding="0.097cm" fo:border-left="0.1pt solid #000000" fo:border-right="0.1pt solid #000000" fo:border-top="none" fo:border-bottom="0.1pt solid #000000" style:writing-mode="lr-tb"/>
    </style:style>
    <style:style style:name="表5.A7" style:family="table-cell">
      <style:table-cell-properties style:vertical-align="top" fo:padding="0.097cm" fo:border-left="0.1pt solid #000000" fo:border-right="none" fo:border-top="none" fo:border-bottom="0.1pt solid #000000" style:writing-mode="lr-tb"/>
    </style:style>
    <style:style style:name="表5.B7" style:family="table-cell">
      <style:table-cell-properties style:vertical-align="top" fo:padding="0.097cm" fo:border-left="0.1pt solid #000000" fo:border-right="none" fo:border-top="none" fo:border-bottom="0.1pt solid #000000" style:writing-mode="lr-tb"/>
    </style:style>
    <style:style style:name="表5.C7" style:family="table-cell">
      <style:table-cell-properties style:vertical-align="top" fo:padding="0.097cm" fo:border-left="0.1pt solid #000000" fo:border-right="0.1pt solid #000000" fo:border-top="none" fo:border-bottom="0.1pt solid #000000" style:writing-mode="lr-tb"/>
    </style:style>
    <style:style style:name="表5.A8" style:family="table-cell">
      <style:table-cell-properties style:vertical-align="top" fo:padding="0.097cm" fo:border-left="0.1pt solid #000000" fo:border-right="none" fo:border-top="none" fo:border-bottom="0.1pt solid #000000" style:writing-mode="lr-tb"/>
    </style:style>
    <style:style style:name="表5.B8" style:family="table-cell">
      <style:table-cell-properties style:vertical-align="top" fo:padding="0.097cm" fo:border-left="0.1pt solid #000000" fo:border-right="none" fo:border-top="none" fo:border-bottom="0.1pt solid #000000" style:writing-mode="lr-tb"/>
    </style:style>
    <style:style style:name="表5.C8" style:family="table-cell">
      <style:table-cell-properties style:vertical-align="top" fo:padding="0.097cm" fo:border-left="0.1pt solid #000000" fo:border-right="0.1pt solid #000000" fo:border-top="none" fo:border-bottom="0.1pt solid #000000" style:writing-mode="lr-tb"/>
    </style:style>
    <style:style style:name="表5.A9" style:family="table-cell">
      <style:table-cell-properties style:vertical-align="top" fo:padding="0.097cm" fo:border-left="0.1pt solid #000000" fo:border-right="none" fo:border-top="none" fo:border-bottom="0.1pt solid #000000" style:writing-mode="lr-tb"/>
    </style:style>
    <style:style style:name="表5.B9" style:family="table-cell">
      <style:table-cell-properties style:vertical-align="top" fo:padding="0.097cm" fo:border-left="0.1pt solid #000000" fo:border-right="none" fo:border-top="none" fo:border-bottom="0.1pt solid #000000" style:writing-mode="lr-tb"/>
    </style:style>
    <style:style style:name="表5.C9" style:family="table-cell">
      <style:table-cell-properties style:vertical-align="top" fo:padding="0.097cm" fo:border-left="0.1pt solid #000000" fo:border-right="0.1pt solid #000000" fo:border-top="none" fo:border-bottom="0.1pt solid #000000" style:writing-mode="lr-tb"/>
    </style:style>
    <style:style style:name="表5.A10" style:family="table-cell">
      <style:table-cell-properties style:vertical-align="top" fo:padding="0.097cm" fo:border-left="0.1pt solid #000000" fo:border-right="none" fo:border-top="none" fo:border-bottom="0.1pt solid #000000" style:writing-mode="lr-tb"/>
    </style:style>
    <style:style style:name="表5.B10" style:family="table-cell">
      <style:table-cell-properties style:vertical-align="top" fo:padding="0.097cm" fo:border-left="0.1pt solid #000000" fo:border-right="none" fo:border-top="none" fo:border-bottom="0.1pt solid #000000" style:writing-mode="lr-tb"/>
    </style:style>
    <style:style style:name="表5.C10" style:family="table-cell">
      <style:table-cell-properties style:vertical-align="top" fo:padding="0.097cm" fo:border-left="0.1pt solid #000000" fo:border-right="0.1pt solid #000000" fo:border-top="none" fo:border-bottom="0.1pt solid #000000" style:writing-mode="lr-tb"/>
    </style:style>
    <style:style style:name="表5.A11" style:family="table-cell">
      <style:table-cell-properties style:vertical-align="top" fo:padding="0.097cm" fo:border-left="0.1pt solid #000000" fo:border-right="none" fo:border-top="none" fo:border-bottom="0.1pt solid #000000" style:writing-mode="lr-tb"/>
    </style:style>
    <style:style style:name="表5.B11" style:family="table-cell">
      <style:table-cell-properties style:vertical-align="top" fo:padding="0.097cm" fo:border-left="0.1pt solid #000000" fo:border-right="none" fo:border-top="none" fo:border-bottom="0.1pt solid #000000" style:writing-mode="lr-tb"/>
    </style:style>
    <style:style style:name="表5.C11" style:family="table-cell">
      <style:table-cell-properties style:vertical-align="top" fo:padding="0.097cm" fo:border-left="0.1pt solid #000000" fo:border-right="0.1pt solid #000000" fo:border-top="none" fo:border-bottom="0.1pt solid #000000" style:writing-mode="lr-tb"/>
    </style:style>
    <style:style style:name="表5.A12" style:family="table-cell">
      <style:table-cell-properties style:vertical-align="top" fo:padding="0.097cm" fo:border-left="0.1pt solid #000000" fo:border-right="none" fo:border-top="none" fo:border-bottom="0.1pt solid #000000" style:writing-mode="lr-tb"/>
    </style:style>
    <style:style style:name="表5.B12" style:family="table-cell">
      <style:table-cell-properties style:vertical-align="top" fo:padding="0.097cm" fo:border-left="0.1pt solid #000000" fo:border-right="none" fo:border-top="none" fo:border-bottom="0.1pt solid #000000" style:writing-mode="lr-tb"/>
    </style:style>
    <style:style style:name="表5.C12" style:family="table-cell">
      <style:table-cell-properties style:vertical-align="top" fo:padding="0.097cm" fo:border-left="0.1pt solid #000000" fo:border-right="0.1pt solid #000000" fo:border-top="none" fo:border-bottom="0.1pt solid #000000" style:writing-mode="lr-tb"/>
    </style:style>
    <style:style style:name="表5.A13" style:family="table-cell">
      <style:table-cell-properties style:vertical-align="top" fo:padding="0.097cm" fo:border-left="0.1pt solid #000000" fo:border-right="none" fo:border-top="none" fo:border-bottom="0.1pt solid #000000" style:writing-mode="lr-tb"/>
    </style:style>
    <style:style style:name="表5.B13" style:family="table-cell">
      <style:table-cell-properties style:vertical-align="top" fo:padding="0.097cm" fo:border-left="0.1pt solid #000000" fo:border-right="none" fo:border-top="none" fo:border-bottom="0.1pt solid #000000" style:writing-mode="lr-tb"/>
    </style:style>
    <style:style style:name="表5.C13" style:family="table-cell">
      <style:table-cell-properties style:vertical-align="top" fo:padding="0.097cm" fo:border-left="0.1pt solid #000000" fo:border-right="0.1pt solid #000000" fo:border-top="none" fo:border-bottom="0.1pt solid #000000" style:writing-mode="lr-tb"/>
    </style:style>
    <style:style style:name="表5.A14" style:family="table-cell">
      <style:table-cell-properties style:vertical-align="top" fo:padding="0.097cm" fo:border-left="0.1pt solid #000000" fo:border-right="none" fo:border-top="none" fo:border-bottom="0.1pt solid #000000" style:writing-mode="lr-tb"/>
    </style:style>
    <style:style style:name="表5.B14" style:family="table-cell">
      <style:table-cell-properties style:vertical-align="top" fo:padding="0.097cm" fo:border-left="0.1pt solid #000000" fo:border-right="none" fo:border-top="none" fo:border-bottom="0.1pt solid #000000" style:writing-mode="lr-tb"/>
    </style:style>
    <style:style style:name="表5.C14" style:family="table-cell">
      <style:table-cell-properties style:vertical-align="top" fo:padding="0.097cm" fo:border-left="0.1pt solid #000000" fo:border-right="0.1pt solid #000000" fo:border-top="none" fo:border-bottom="0.1pt solid #000000" style:writing-mode="lr-tb"/>
    </style:style>
    <style:style style:name="表5.A15" style:family="table-cell">
      <style:table-cell-properties style:vertical-align="top" fo:padding="0.097cm" fo:border-left="0.1pt solid #000000" fo:border-right="none" fo:border-top="none" fo:border-bottom="0.1pt solid #000000" style:writing-mode="lr-tb"/>
    </style:style>
    <style:style style:name="表5.B15" style:family="table-cell">
      <style:table-cell-properties style:vertical-align="top" fo:padding="0.097cm" fo:border-left="0.1pt solid #000000" fo:border-right="none" fo:border-top="none" fo:border-bottom="0.1pt solid #000000" style:writing-mode="lr-tb"/>
    </style:style>
    <style:style style:name="表5.C15" style:family="table-cell">
      <style:table-cell-properties style:vertical-align="top" fo:padding="0.097cm" fo:border-left="0.1pt solid #000000" fo:border-right="0.1pt solid #000000" fo:border-top="none" fo:border-bottom="0.1pt solid #000000" style:writing-mode="lr-tb"/>
    </style:style>
    <style:style style:name="表5.A16" style:family="table-cell">
      <style:table-cell-properties style:vertical-align="top" fo:padding="0.097cm" fo:border-left="0.1pt solid #000000" fo:border-right="none" fo:border-top="none" fo:border-bottom="0.1pt solid #000000" style:writing-mode="lr-tb"/>
    </style:style>
    <style:style style:name="表5.B16" style:family="table-cell">
      <style:table-cell-properties style:vertical-align="top" fo:padding="0.097cm" fo:border-left="0.1pt solid #000000" fo:border-right="none" fo:border-top="none" fo:border-bottom="0.1pt solid #000000" style:writing-mode="lr-tb"/>
    </style:style>
    <style:style style:name="表5.C16" style:family="table-cell">
      <style:table-cell-properties style:vertical-align="top" fo:padding="0.097cm" fo:border-left="0.1pt solid #000000" fo:border-right="0.1pt solid #000000" fo:border-top="none" fo:border-bottom="0.1pt solid #000000" style:writing-mode="lr-tb"/>
    </style:style>
    <style:style style:name="表5.A17" style:family="table-cell">
      <style:table-cell-properties style:vertical-align="top" fo:padding="0.097cm" fo:border-left="0.1pt solid #000000" fo:border-right="none" fo:border-top="none" fo:border-bottom="0.1pt solid #000000" style:writing-mode="lr-tb"/>
    </style:style>
    <style:style style:name="表5.B17" style:family="table-cell">
      <style:table-cell-properties style:vertical-align="top" fo:padding="0.097cm" fo:border-left="0.1pt solid #000000" fo:border-right="none" fo:border-top="none" fo:border-bottom="0.1pt solid #000000" style:writing-mode="lr-tb"/>
    </style:style>
    <style:style style:name="表5.C17" style:family="table-cell">
      <style:table-cell-properties style:vertical-align="top" fo:padding="0.097cm" fo:border-left="0.1pt solid #000000" fo:border-right="0.1pt solid #000000" fo:border-top="none" fo:border-bottom="0.1pt solid #000000" style:writing-mode="lr-tb"/>
    </style:style>
    <style:style style:name="表3" style:family="table">
      <style:table-properties style:width="6.777cm" table:align="center" style:writing-mode="lr-tb"/>
    </style:style>
    <style:style style:name="表3.A" style:family="table-column">
      <style:table-column-properties style:column-width="4.233cm"/>
    </style:style>
    <style:style style:name="表3.B" style:family="table-column">
      <style:table-column-properties style:column-width="2.544cm"/>
    </style:style>
    <style:style style:name="表3.1" style:family="table-row">
      <style:table-row-properties fo:keep-together="auto"/>
    </style:style>
    <style:style style:name="表3.A1" style:family="table-cell">
      <style:table-cell-properties style:vertical-align="middle" fo:background-color="#eeeeee" fo:padding="0.097cm" fo:border-left="0.1pt solid #000000" fo:border-right="none" fo:border-top="0.1pt solid #000000" fo:border-bottom="0.1pt solid #000000" style:writing-mode="lr-tb">
        <style:background-image/>
      </style:table-cell-properties>
    </style:style>
    <style:style style:name="表3.B1" style:family="table-cell">
      <style:table-cell-properties style:vertical-align="middle" fo:background-color="#eeeeee" fo:padding="0.097cm" fo:border="0.1pt solid #000000" style:writing-mode="lr-tb">
        <style:background-image/>
      </style:table-cell-properties>
    </style:style>
    <style:style style:name="表3.A2" style:family="table-cell">
      <style:table-cell-properties style:vertical-align="top" fo:padding="0.097cm" fo:border-left="0.1pt solid #000000" fo:border-right="none" fo:border-top="none" fo:border-bottom="0.1pt solid #000000" style:writing-mode="lr-tb"/>
    </style:style>
    <style:style style:name="表3.B2" style:family="table-cell">
      <style:table-cell-properties style:vertical-align="middle" fo:padding="0.097cm" fo:border-left="0.1pt solid #000000" fo:border-right="0.1pt solid #000000" fo:border-top="none" fo:border-bottom="0.1pt solid #000000" style:writing-mode="lr-tb"/>
    </style:style>
    <style:style style:name="表3.A3" style:family="table-cell">
      <style:table-cell-properties style:vertical-align="top" fo:padding="0.097cm" fo:border-left="0.1pt solid #000000" fo:border-right="none" fo:border-top="none" fo:border-bottom="0.1pt solid #000000" style:writing-mode="lr-tb"/>
    </style:style>
    <style:style style:name="表3.B3" style:family="table-cell">
      <style:table-cell-properties style:vertical-align="middle" fo:padding="0.097cm" fo:border-left="0.1pt solid #000000" fo:border-right="0.1pt solid #000000" fo:border-top="none" fo:border-bottom="0.1pt solid #000000" style:writing-mode="lr-tb"/>
    </style:style>
    <style:style style:name="表3.A4" style:family="table-cell">
      <style:table-cell-properties style:vertical-align="top" fo:padding="0.097cm" fo:border-left="0.1pt solid #000000" fo:border-right="none" fo:border-top="none" fo:border-bottom="0.1pt solid #000000" style:writing-mode="lr-tb"/>
    </style:style>
    <style:style style:name="表3.B4" style:family="table-cell">
      <style:table-cell-properties style:vertical-align="middle" fo:padding="0.097cm" fo:border-left="0.1pt solid #000000" fo:border-right="0.1pt solid #000000" fo:border-top="none" fo:border-bottom="0.1pt solid #000000" style:writing-mode="lr-tb"/>
    </style:style>
    <style:style style:name="表3.A5" style:family="table-cell">
      <style:table-cell-properties style:vertical-align="top" fo:padding="0.097cm" fo:border-left="0.1pt solid #000000" fo:border-right="none" fo:border-top="none" fo:border-bottom="0.1pt solid #000000" style:writing-mode="lr-tb"/>
    </style:style>
    <style:style style:name="表3.B5" style:family="table-cell">
      <style:table-cell-properties style:vertical-align="middle" fo:padding="0.097cm" fo:border-left="0.1pt solid #000000" fo:border-right="0.1pt solid #000000" fo:border-top="none" fo:border-bottom="0.1pt solid #000000" style:writing-mode="lr-tb"/>
    </style:style>
    <style:style style:name="表3.A6" style:family="table-cell">
      <style:table-cell-properties style:vertical-align="top" fo:padding="0.097cm" fo:border-left="0.1pt solid #000000" fo:border-right="none" fo:border-top="none" fo:border-bottom="0.1pt solid #000000" style:writing-mode="lr-tb"/>
    </style:style>
    <style:style style:name="表3.B6" style:family="table-cell">
      <style:table-cell-properties style:vertical-align="middle" fo:padding="0.097cm" fo:border-left="0.1pt solid #000000" fo:border-right="0.1pt solid #000000" fo:border-top="none" fo:border-bottom="0.1pt solid #000000" style:writing-mode="lr-tb"/>
    </style:style>
    <style:style style:name="表3.A7" style:family="table-cell">
      <style:table-cell-properties style:vertical-align="top" fo:padding="0.097cm" fo:border-left="0.1pt solid #000000" fo:border-right="none" fo:border-top="none" fo:border-bottom="0.1pt solid #000000" style:writing-mode="lr-tb"/>
    </style:style>
    <style:style style:name="表3.B7" style:family="table-cell">
      <style:table-cell-properties style:vertical-align="middle" fo:padding="0.097cm" fo:border-left="0.1pt solid #000000" fo:border-right="0.1pt solid #000000" fo:border-top="none" fo:border-bottom="0.1pt solid #000000" style:writing-mode="lr-tb"/>
    </style:style>
    <style:style style:name="表3.A8" style:family="table-cell">
      <style:table-cell-properties style:vertical-align="top" fo:padding="0.097cm" fo:border-left="0.1pt solid #000000" fo:border-right="none" fo:border-top="none" fo:border-bottom="0.1pt solid #000000" style:writing-mode="lr-tb"/>
    </style:style>
    <style:style style:name="表3.B8" style:family="table-cell">
      <style:table-cell-properties style:vertical-align="middle" fo:padding="0.097cm" fo:border-left="0.1pt solid #000000" fo:border-right="0.1pt solid #000000" fo:border-top="none" fo:border-bottom="0.1pt solid #000000" style:writing-mode="lr-tb"/>
    </style:style>
    <style:style style:name="表3.A9" style:family="table-cell">
      <style:table-cell-properties style:vertical-align="top" fo:padding="0.097cm" fo:border-left="0.1pt solid #000000" fo:border-right="none" fo:border-top="none" fo:border-bottom="0.1pt solid #000000" style:writing-mode="lr-tb"/>
    </style:style>
    <style:style style:name="表3.B9" style:family="table-cell">
      <style:table-cell-properties style:vertical-align="middle" fo:padding="0.097cm" fo:border-left="0.1pt solid #000000" fo:border-right="0.1pt solid #000000" fo:border-top="none" fo:border-bottom="0.1pt solid #000000" style:writing-mode="lr-tb"/>
    </style:style>
    <style:style style:name="表4" style:family="table">
      <style:table-properties style:width="5.941cm" table:align="center" style:may-break-between-rows="false" style:writing-mode="lr-tb"/>
    </style:style>
    <style:style style:name="表4.A" style:family="table-column">
      <style:table-column-properties style:column-width="2.699cm"/>
    </style:style>
    <style:style style:name="表4.B" style:family="table-column">
      <style:table-column-properties style:column-width="0.804cm"/>
    </style:style>
    <style:style style:name="表4.C" style:family="table-column">
      <style:table-column-properties style:column-width="0.806cm"/>
    </style:style>
    <style:style style:name="表4.E" style:family="table-column">
      <style:table-column-properties style:column-width="0.827cm"/>
    </style:style>
    <style:style style:name="表4.1" style:family="table-row">
      <style:table-row-properties fo:keep-together="always"/>
    </style:style>
    <style:style style:name="表4.A1" style:family="table-cell">
      <style:table-cell-properties style:vertical-align="middle" fo:background-color="#eeeeee" fo:padding="0.097cm" fo:border-left="0.1pt solid #000000" fo:border-right="none" fo:border-top="0.1pt solid #000000" fo:border-bottom="0.1pt solid #000000" style:writing-mode="lr-tb">
        <style:background-image/>
      </style:table-cell-properties>
    </style:style>
    <style:style style:name="表4.B1" style:family="table-cell">
      <style:table-cell-properties style:vertical-align="top" fo:background-color="#eeeeee" fo:padding="0.097cm" fo:border="0.1pt solid #000000" style:writing-mode="lr-tb">
        <style:background-image/>
      </style:table-cell-properties>
    </style:style>
    <style:style style:name="表4.B2" style:family="table-cell">
      <style:table-cell-properties style:vertical-align="top" fo:background-color="#eeeeee" fo:padding="0.097cm" fo:border-left="0.1pt solid #000000" fo:border-right="none" fo:border-top="none" fo:border-bottom="0.1pt solid #000000" style:writing-mode="lr-tb">
        <style:background-image/>
      </style:table-cell-properties>
    </style:style>
    <style:style style:name="表4.E2" style:family="table-cell">
      <style:table-cell-properties style:vertical-align="top" fo:background-color="#eeeeee" fo:padding="0.097cm" fo:border-left="0.1pt solid #000000" fo:border-right="0.1pt solid #000000" fo:border-top="none" fo:border-bottom="0.1pt solid #000000" style:writing-mode="lr-tb">
        <style:background-image/>
      </style:table-cell-properties>
    </style:style>
    <style:style style:name="表4.3" style:family="table-row">
      <style:table-row-properties fo:keep-together="auto"/>
    </style:style>
    <style:style style:name="表4.A3" style:family="table-cell">
      <style:table-cell-properties style:vertical-align="top" fo:padding="0.097cm" fo:border-left="0.1pt solid #000000" fo:border-right="none" fo:border-top="none" fo:border-bottom="0.1pt solid #000000" style:writing-mode="lr-tb"/>
    </style:style>
    <style:style style:name="表4.B3" style:family="table-cell">
      <style:table-cell-properties style:vertical-align="middle" fo:padding="0.097cm" fo:border-left="0.1pt solid #000000" fo:border-right="none" fo:border-top="none" fo:border-bottom="0.1pt solid #000000" style:writing-mode="lr-tb"/>
    </style:style>
    <style:style style:name="表4.C3" style:family="table-cell">
      <style:table-cell-properties style:vertical-align="middle" fo:padding="0.097cm" fo:border-left="0.1pt solid #000000" fo:border-right="none" fo:border-top="none" fo:border-bottom="0.1pt solid #000000" style:writing-mode="lr-tb"/>
    </style:style>
    <style:style style:name="表4.D3" style:family="table-cell">
      <style:table-cell-properties style:vertical-align="middle" fo:padding="0.097cm" fo:border-left="0.1pt solid #000000" fo:border-right="none" fo:border-top="none" fo:border-bottom="0.1pt solid #000000" style:writing-mode="lr-tb"/>
    </style:style>
    <style:style style:name="表4.E3" style:family="table-cell">
      <style:table-cell-properties style:vertical-align="middle" fo:padding="0.097cm" fo:border-left="0.1pt solid #000000" fo:border-right="0.1pt solid #000000" fo:border-top="none" fo:border-bottom="0.1pt solid #000000" style:writing-mode="lr-tb"/>
    </style:style>
    <style:style style:name="表4.A4" style:family="table-cell">
      <style:table-cell-properties style:vertical-align="top" fo:padding="0.097cm" fo:border-left="0.1pt solid #000000" fo:border-right="none" fo:border-top="none" fo:border-bottom="0.1pt solid #000000" style:writing-mode="lr-tb"/>
    </style:style>
    <style:style style:name="表4.B4" style:family="table-cell">
      <style:table-cell-properties style:vertical-align="middle" fo:padding="0.097cm" fo:border-left="0.1pt solid #000000" fo:border-right="none" fo:border-top="none" fo:border-bottom="0.1pt solid #000000" style:writing-mode="lr-tb"/>
    </style:style>
    <style:style style:name="表4.C4" style:family="table-cell">
      <style:table-cell-properties style:vertical-align="middle" fo:padding="0.097cm" fo:border-left="0.1pt solid #000000" fo:border-right="none" fo:border-top="none" fo:border-bottom="0.1pt solid #000000" style:writing-mode="lr-tb"/>
    </style:style>
    <style:style style:name="表4.D4" style:family="table-cell">
      <style:table-cell-properties style:vertical-align="middle" fo:padding="0.097cm" fo:border-left="0.1pt solid #000000" fo:border-right="none" fo:border-top="none" fo:border-bottom="0.1pt solid #000000" style:writing-mode="lr-tb"/>
    </style:style>
    <style:style style:name="表4.E4" style:family="table-cell">
      <style:table-cell-properties style:vertical-align="middle" fo:padding="0.097cm" fo:border-left="0.1pt solid #000000" fo:border-right="0.1pt solid #000000" fo:border-top="none" fo:border-bottom="0.1pt solid #000000" style:writing-mode="lr-tb"/>
    </style:style>
    <style:style style:name="表4.A5" style:family="table-cell">
      <style:table-cell-properties style:vertical-align="top" fo:padding="0.097cm" fo:border-left="0.1pt solid #000000" fo:border-right="none" fo:border-top="none" fo:border-bottom="0.1pt solid #000000" style:writing-mode="lr-tb"/>
    </style:style>
    <style:style style:name="表4.B5" style:family="table-cell">
      <style:table-cell-properties style:vertical-align="middle" fo:padding="0.097cm" fo:border-left="0.1pt solid #000000" fo:border-right="none" fo:border-top="none" fo:border-bottom="0.1pt solid #000000" style:writing-mode="lr-tb"/>
    </style:style>
    <style:style style:name="表4.C5" style:family="table-cell">
      <style:table-cell-properties style:vertical-align="middle" fo:padding="0.097cm" fo:border-left="0.1pt solid #000000" fo:border-right="none" fo:border-top="none" fo:border-bottom="0.1pt solid #000000" style:writing-mode="lr-tb"/>
    </style:style>
    <style:style style:name="表4.D5" style:family="table-cell">
      <style:table-cell-properties style:vertical-align="middle" fo:padding="0.097cm" fo:border-left="0.1pt solid #000000" fo:border-right="none" fo:border-top="none" fo:border-bottom="0.1pt solid #000000" style:writing-mode="lr-tb"/>
    </style:style>
    <style:style style:name="表4.E5" style:family="table-cell">
      <style:table-cell-properties style:vertical-align="middle" fo:padding="0.097cm" fo:border-left="0.1pt solid #000000" fo:border-right="0.1pt solid #000000" fo:border-top="none" fo:border-bottom="0.1pt solid #000000" style:writing-mode="lr-tb"/>
    </style:style>
    <style:style style:name="表4.A6" style:family="table-cell">
      <style:table-cell-properties style:vertical-align="top" fo:padding="0.097cm" fo:border-left="0.1pt solid #000000" fo:border-right="none" fo:border-top="none" fo:border-bottom="0.1pt solid #000000" style:writing-mode="lr-tb"/>
    </style:style>
    <style:style style:name="表4.B6" style:family="table-cell">
      <style:table-cell-properties style:vertical-align="middle" fo:padding="0.097cm" fo:border-left="0.1pt solid #000000" fo:border-right="none" fo:border-top="none" fo:border-bottom="0.1pt solid #000000" style:writing-mode="lr-tb"/>
    </style:style>
    <style:style style:name="表4.C6" style:family="table-cell">
      <style:table-cell-properties style:vertical-align="middle" fo:padding="0.097cm" fo:border-left="0.1pt solid #000000" fo:border-right="none" fo:border-top="none" fo:border-bottom="0.1pt solid #000000" style:writing-mode="lr-tb"/>
    </style:style>
    <style:style style:name="表4.D6" style:family="table-cell">
      <style:table-cell-properties style:vertical-align="middle" fo:padding="0.097cm" fo:border-left="0.1pt solid #000000" fo:border-right="none" fo:border-top="none" fo:border-bottom="0.1pt solid #000000" style:writing-mode="lr-tb"/>
    </style:style>
    <style:style style:name="表4.E6" style:family="table-cell">
      <style:table-cell-properties style:vertical-align="middle" fo:padding="0.097cm" fo:border-left="0.1pt solid #000000" fo:border-right="0.1pt solid #000000" fo:border-top="none" fo:border-bottom="0.1pt solid #000000" style:writing-mode="lr-tb"/>
    </style:style>
    <style:style style:name="表4.A7" style:family="table-cell">
      <style:table-cell-properties style:vertical-align="top" fo:padding="0.097cm" fo:border-left="0.1pt solid #000000" fo:border-right="none" fo:border-top="none" fo:border-bottom="0.1pt solid #000000" style:writing-mode="lr-tb"/>
    </style:style>
    <style:style style:name="表4.B7" style:family="table-cell">
      <style:table-cell-properties style:vertical-align="middle" fo:padding="0.097cm" fo:border-left="0.1pt solid #000000" fo:border-right="none" fo:border-top="none" fo:border-bottom="0.1pt solid #000000" style:writing-mode="lr-tb"/>
    </style:style>
    <style:style style:name="表4.C7" style:family="table-cell">
      <style:table-cell-properties style:vertical-align="middle" fo:padding="0.097cm" fo:border-left="0.1pt solid #000000" fo:border-right="none" fo:border-top="none" fo:border-bottom="0.1pt solid #000000" style:writing-mode="lr-tb"/>
    </style:style>
    <style:style style:name="表4.D7" style:family="table-cell">
      <style:table-cell-properties style:vertical-align="middle" fo:padding="0.097cm" fo:border-left="0.1pt solid #000000" fo:border-right="none" fo:border-top="none" fo:border-bottom="0.1pt solid #000000" style:writing-mode="lr-tb"/>
    </style:style>
    <style:style style:name="表4.E7" style:family="table-cell">
      <style:table-cell-properties style:vertical-align="middle" fo:padding="0.097cm" fo:border-left="0.1pt solid #000000" fo:border-right="0.1pt solid #000000" fo:border-top="none" fo:border-bottom="0.1pt solid #000000" style:writing-mode="lr-tb"/>
    </style:style>
    <style:style style:name="表4.A8" style:family="table-cell">
      <style:table-cell-properties style:vertical-align="top" fo:padding="0.097cm" fo:border-left="0.1pt solid #000000" fo:border-right="none" fo:border-top="none" fo:border-bottom="0.1pt solid #000000" style:writing-mode="lr-tb"/>
    </style:style>
    <style:style style:name="表4.B8" style:family="table-cell">
      <style:table-cell-properties style:vertical-align="middle" fo:padding="0.097cm" fo:border-left="0.1pt solid #000000" fo:border-right="none" fo:border-top="none" fo:border-bottom="0.1pt solid #000000" style:writing-mode="lr-tb"/>
    </style:style>
    <style:style style:name="表4.C8" style:family="table-cell">
      <style:table-cell-properties style:vertical-align="middle" fo:padding="0.097cm" fo:border-left="0.1pt solid #000000" fo:border-right="none" fo:border-top="none" fo:border-bottom="0.1pt solid #000000" style:writing-mode="lr-tb"/>
    </style:style>
    <style:style style:name="表4.D8" style:family="table-cell">
      <style:table-cell-properties style:vertical-align="middle" fo:padding="0.097cm" fo:border-left="0.1pt solid #000000" fo:border-right="none" fo:border-top="none" fo:border-bottom="0.1pt solid #000000" style:writing-mode="lr-tb"/>
    </style:style>
    <style:style style:name="表4.E8" style:family="table-cell">
      <style:table-cell-properties style:vertical-align="middle" fo:padding="0.097cm" fo:border-left="0.1pt solid #000000" fo:border-right="0.1pt solid #000000" fo:border-top="none" fo:border-bottom="0.1pt solid #000000" style:writing-mode="lr-tb"/>
    </style:style>
    <style:style style:name="表4.A9" style:family="table-cell">
      <style:table-cell-properties style:vertical-align="top" fo:padding="0.097cm" fo:border-left="0.1pt solid #000000" fo:border-right="none" fo:border-top="none" fo:border-bottom="0.1pt solid #000000" style:writing-mode="lr-tb"/>
    </style:style>
    <style:style style:name="表4.B9" style:family="table-cell">
      <style:table-cell-properties style:vertical-align="middle" fo:padding="0.097cm" fo:border-left="0.1pt solid #000000" fo:border-right="none" fo:border-top="none" fo:border-bottom="0.1pt solid #000000" style:writing-mode="lr-tb"/>
    </style:style>
    <style:style style:name="表4.C9" style:family="table-cell">
      <style:table-cell-properties style:vertical-align="middle" fo:padding="0.097cm" fo:border-left="0.1pt solid #000000" fo:border-right="none" fo:border-top="none" fo:border-bottom="0.1pt solid #000000" style:writing-mode="lr-tb"/>
    </style:style>
    <style:style style:name="表4.D9" style:family="table-cell">
      <style:table-cell-properties style:vertical-align="middle" fo:padding="0.097cm" fo:border-left="0.1pt solid #000000" fo:border-right="none" fo:border-top="none" fo:border-bottom="0.1pt solid #000000" style:writing-mode="lr-tb"/>
    </style:style>
    <style:style style:name="表4.E9" style:family="table-cell">
      <style:table-cell-properties style:vertical-align="middle" fo:padding="0.097cm" fo:border-left="0.1pt solid #000000" fo:border-right="0.1pt solid #000000" fo:border-top="none" fo:border-bottom="0.1pt solid #000000" style:writing-mode="lr-tb"/>
    </style:style>
    <style:style style:name="表4.A10" style:family="table-cell">
      <style:table-cell-properties style:vertical-align="top" fo:padding="0.097cm" fo:border-left="0.1pt solid #000000" fo:border-right="none" fo:border-top="none" fo:border-bottom="0.1pt solid #000000" style:writing-mode="lr-tb"/>
    </style:style>
    <style:style style:name="表4.B10" style:family="table-cell">
      <style:table-cell-properties style:vertical-align="middle" fo:padding="0.097cm" fo:border-left="0.1pt solid #000000" fo:border-right="none" fo:border-top="none" fo:border-bottom="0.1pt solid #000000" style:writing-mode="lr-tb"/>
    </style:style>
    <style:style style:name="表4.C10" style:family="table-cell">
      <style:table-cell-properties style:vertical-align="middle" fo:padding="0.097cm" fo:border-left="0.1pt solid #000000" fo:border-right="none" fo:border-top="none" fo:border-bottom="0.1pt solid #000000" style:writing-mode="lr-tb"/>
    </style:style>
    <style:style style:name="表4.D10" style:family="table-cell">
      <style:table-cell-properties style:vertical-align="middle" fo:padding="0.097cm" fo:border-left="0.1pt solid #000000" fo:border-right="none" fo:border-top="none" fo:border-bottom="0.1pt solid #000000" style:writing-mode="lr-tb"/>
    </style:style>
    <style:style style:name="表4.E10" style:family="table-cell">
      <style:table-cell-properties style:vertical-align="middle" fo:padding="0.097cm" fo:border-left="0.1pt solid #000000" fo:border-right="0.1pt solid #000000" fo:border-top="none" fo:border-bottom="0.1pt solid #000000" style:writing-mode="lr-tb"/>
    </style:style>
    <style:style style:name="表4.A11" style:family="table-cell">
      <style:table-cell-properties style:vertical-align="top" fo:padding="0.097cm" fo:border-left="0.1pt solid #000000" fo:border-right="none" fo:border-top="none" fo:border-bottom="0.1pt solid #000000" style:writing-mode="lr-tb"/>
    </style:style>
    <style:style style:name="表4.B11" style:family="table-cell">
      <style:table-cell-properties style:vertical-align="middle" fo:padding="0.097cm" fo:border-left="0.1pt solid #000000" fo:border-right="none" fo:border-top="none" fo:border-bottom="0.1pt solid #000000" style:writing-mode="lr-tb"/>
    </style:style>
    <style:style style:name="表4.C11" style:family="table-cell">
      <style:table-cell-properties style:vertical-align="middle" fo:padding="0.097cm" fo:border-left="0.1pt solid #000000" fo:border-right="none" fo:border-top="none" fo:border-bottom="0.1pt solid #000000" style:writing-mode="lr-tb"/>
    </style:style>
    <style:style style:name="表4.D11" style:family="table-cell">
      <style:table-cell-properties style:vertical-align="middle" fo:padding="0.097cm" fo:border-left="0.1pt solid #000000" fo:border-right="none" fo:border-top="none" fo:border-bottom="0.1pt solid #000000" style:writing-mode="lr-tb"/>
    </style:style>
    <style:style style:name="表4.E11" style:family="table-cell">
      <style:table-cell-properties style:vertical-align="middle" fo:padding="0.097cm" fo:border-left="0.1pt solid #000000" fo:border-right="0.1pt solid #000000" fo:border-top="none" fo:border-bottom="0.1pt solid #000000" style:writing-mode="lr-tb"/>
    </style:style>
    <style:style style:name="表4.A12" style:family="table-cell">
      <style:table-cell-properties style:vertical-align="top" fo:padding="0.097cm" fo:border-left="0.1pt solid #000000" fo:border-right="none" fo:border-top="none" fo:border-bottom="0.1pt solid #000000" style:writing-mode="lr-tb"/>
    </style:style>
    <style:style style:name="表4.B12" style:family="table-cell">
      <style:table-cell-properties style:vertical-align="middle" fo:padding="0.097cm" fo:border-left="0.1pt solid #000000" fo:border-right="none" fo:border-top="none" fo:border-bottom="0.1pt solid #000000" style:writing-mode="lr-tb"/>
    </style:style>
    <style:style style:name="表4.C12" style:family="table-cell">
      <style:table-cell-properties style:vertical-align="middle" fo:padding="0.097cm" fo:border-left="0.1pt solid #000000" fo:border-right="none" fo:border-top="none" fo:border-bottom="0.1pt solid #000000" style:writing-mode="lr-tb"/>
    </style:style>
    <style:style style:name="表4.D12" style:family="table-cell">
      <style:table-cell-properties style:vertical-align="middle" fo:padding="0.097cm" fo:border-left="0.1pt solid #000000" fo:border-right="none" fo:border-top="none" fo:border-bottom="0.1pt solid #000000" style:writing-mode="lr-tb"/>
    </style:style>
    <style:style style:name="表4.E12" style:family="table-cell">
      <style:table-cell-properties style:vertical-align="middle" fo:padding="0.097cm" fo:border-left="0.1pt solid #000000" fo:border-right="0.1pt solid #000000" fo:border-top="none" fo:border-bottom="0.1pt solid #000000" style:writing-mode="lr-tb"/>
    </style:style>
    <style:style style:name="表4.A13" style:family="table-cell">
      <style:table-cell-properties style:vertical-align="top" fo:padding="0.097cm" fo:border-left="0.1pt solid #000000" fo:border-right="none" fo:border-top="none" fo:border-bottom="0.1pt solid #000000" style:writing-mode="lr-tb"/>
    </style:style>
    <style:style style:name="表4.B13" style:family="table-cell">
      <style:table-cell-properties style:vertical-align="middle" fo:padding="0.097cm" fo:border-left="0.1pt solid #000000" fo:border-right="none" fo:border-top="none" fo:border-bottom="0.1pt solid #000000" style:writing-mode="lr-tb"/>
    </style:style>
    <style:style style:name="表4.C13" style:family="table-cell">
      <style:table-cell-properties style:vertical-align="middle" fo:padding="0.097cm" fo:border-left="0.1pt solid #000000" fo:border-right="none" fo:border-top="none" fo:border-bottom="0.1pt solid #000000" style:writing-mode="lr-tb"/>
    </style:style>
    <style:style style:name="表4.D13" style:family="table-cell">
      <style:table-cell-properties style:vertical-align="middle" fo:padding="0.097cm" fo:border-left="0.1pt solid #000000" fo:border-right="none" fo:border-top="none" fo:border-bottom="0.1pt solid #000000" style:writing-mode="lr-tb"/>
    </style:style>
    <style:style style:name="表4.E13" style:family="table-cell">
      <style:table-cell-properties style:vertical-align="middle" fo:padding="0.097cm" fo:border-left="0.1pt solid #000000" fo:border-right="0.1pt solid #000000" fo:border-top="none" fo:border-bottom="0.1pt solid #000000" style:writing-mode="lr-tb"/>
    </style:style>
    <style:style style:name="表4.A14" style:family="table-cell">
      <style:table-cell-properties style:vertical-align="top" fo:padding="0.097cm" fo:border-left="0.1pt solid #000000" fo:border-right="none" fo:border-top="none" fo:border-bottom="0.1pt solid #000000" style:writing-mode="lr-tb"/>
    </style:style>
    <style:style style:name="表4.B14" style:family="table-cell">
      <style:table-cell-properties style:vertical-align="middle" fo:padding="0.097cm" fo:border-left="0.1pt solid #000000" fo:border-right="none" fo:border-top="none" fo:border-bottom="0.1pt solid #000000" style:writing-mode="lr-tb"/>
    </style:style>
    <style:style style:name="表4.C14" style:family="table-cell">
      <style:table-cell-properties style:vertical-align="middle" fo:padding="0.097cm" fo:border-left="0.1pt solid #000000" fo:border-right="none" fo:border-top="none" fo:border-bottom="0.1pt solid #000000" style:writing-mode="lr-tb"/>
    </style:style>
    <style:style style:name="表4.D14" style:family="table-cell">
      <style:table-cell-properties style:vertical-align="middle" fo:padding="0.097cm" fo:border-left="0.1pt solid #000000" fo:border-right="none" fo:border-top="none" fo:border-bottom="0.1pt solid #000000" style:writing-mode="lr-tb"/>
    </style:style>
    <style:style style:name="表4.E14" style:family="table-cell">
      <style:table-cell-properties style:vertical-align="middle" fo:padding="0.097cm" fo:border-left="0.1pt solid #000000" fo:border-right="0.1pt solid #000000" fo:border-top="none" fo:border-bottom="0.1pt solid #000000" style:writing-mode="lr-tb"/>
    </style:style>
    <style:style style:name="表4.A15" style:family="table-cell">
      <style:table-cell-properties style:vertical-align="top" fo:padding="0.097cm" fo:border-left="0.1pt solid #000000" fo:border-right="none" fo:border-top="none" fo:border-bottom="0.1pt solid #000000" style:writing-mode="lr-tb"/>
    </style:style>
    <style:style style:name="表4.B15" style:family="table-cell">
      <style:table-cell-properties style:vertical-align="middle" fo:padding="0.097cm" fo:border-left="0.1pt solid #000000" fo:border-right="none" fo:border-top="none" fo:border-bottom="0.1pt solid #000000" style:writing-mode="lr-tb"/>
    </style:style>
    <style:style style:name="表4.C15" style:family="table-cell">
      <style:table-cell-properties style:vertical-align="middle" fo:padding="0.097cm" fo:border-left="0.1pt solid #000000" fo:border-right="none" fo:border-top="none" fo:border-bottom="0.1pt solid #000000" style:writing-mode="lr-tb"/>
    </style:style>
    <style:style style:name="表4.D15" style:family="table-cell">
      <style:table-cell-properties style:vertical-align="middle" fo:padding="0.097cm" fo:border-left="0.1pt solid #000000" fo:border-right="none" fo:border-top="none" fo:border-bottom="0.1pt solid #000000" style:writing-mode="lr-tb"/>
    </style:style>
    <style:style style:name="表4.E15" style:family="table-cell">
      <style:table-cell-properties style:vertical-align="middle" fo:padding="0.097cm" fo:border-left="0.1pt solid #000000" fo:border-right="0.1pt solid #000000" fo:border-top="none" fo:border-bottom="0.1pt solid #000000" style:writing-mode="lr-tb"/>
    </style:style>
    <style:style style:name="表4.A16" style:family="table-cell">
      <style:table-cell-properties style:vertical-align="top" fo:padding="0.097cm" fo:border-left="0.1pt solid #000000" fo:border-right="none" fo:border-top="none" fo:border-bottom="0.1pt solid #000000" style:writing-mode="lr-tb"/>
    </style:style>
    <style:style style:name="表4.B16" style:family="table-cell">
      <style:table-cell-properties style:vertical-align="middle" fo:padding="0.097cm" fo:border-left="0.1pt solid #000000" fo:border-right="none" fo:border-top="none" fo:border-bottom="0.1pt solid #000000" style:writing-mode="lr-tb"/>
    </style:style>
    <style:style style:name="表4.C16" style:family="table-cell">
      <style:table-cell-properties style:vertical-align="middle" fo:padding="0.097cm" fo:border-left="0.1pt solid #000000" fo:border-right="none" fo:border-top="none" fo:border-bottom="0.1pt solid #000000" style:writing-mode="lr-tb"/>
    </style:style>
    <style:style style:name="表4.D16" style:family="table-cell">
      <style:table-cell-properties style:vertical-align="middle" fo:padding="0.097cm" fo:border-left="0.1pt solid #000000" fo:border-right="none" fo:border-top="none" fo:border-bottom="0.1pt solid #000000" style:writing-mode="lr-tb"/>
    </style:style>
    <style:style style:name="表4.E16" style:family="table-cell">
      <style:table-cell-properties style:vertical-align="middle" fo:padding="0.097cm" fo:border-left="0.1pt solid #000000" fo:border-right="0.1pt solid #000000" fo:border-top="none" fo:border-bottom="0.1pt solid #000000" style:writing-mode="lr-tb"/>
    </style:style>
    <style:style style:name="表4.A17" style:family="table-cell">
      <style:table-cell-properties style:vertical-align="top" fo:padding="0.097cm" fo:border-left="0.1pt solid #000000" fo:border-right="none" fo:border-top="none" fo:border-bottom="0.1pt solid #000000" style:writing-mode="lr-tb"/>
    </style:style>
    <style:style style:name="表4.B17" style:family="table-cell">
      <style:table-cell-properties style:vertical-align="middle" fo:padding="0.097cm" fo:border-left="0.1pt solid #000000" fo:border-right="none" fo:border-top="none" fo:border-bottom="0.1pt solid #000000" style:writing-mode="lr-tb"/>
    </style:style>
    <style:style style:name="表4.C17" style:family="table-cell">
      <style:table-cell-properties style:vertical-align="middle" fo:padding="0.097cm" fo:border-left="0.1pt solid #000000" fo:border-right="none" fo:border-top="none" fo:border-bottom="0.1pt solid #000000" style:writing-mode="lr-tb"/>
    </style:style>
    <style:style style:name="表4.D17" style:family="table-cell">
      <style:table-cell-properties style:vertical-align="middle" fo:padding="0.097cm" fo:border-left="0.1pt solid #000000" fo:border-right="none" fo:border-top="none" fo:border-bottom="0.1pt solid #000000" style:writing-mode="lr-tb"/>
    </style:style>
    <style:style style:name="表4.E17" style:family="table-cell">
      <style:table-cell-properties style:vertical-align="middle" fo:padding="0.097cm" fo:border-left="0.1pt solid #000000" fo:border-right="0.1pt solid #000000" fo:border-top="none" fo:border-bottom="0.1pt solid #000000" style:writing-mode="lr-tb"/>
    </style:style>
    <style:style style:name="表4.A18" style:family="table-cell">
      <style:table-cell-properties style:vertical-align="top" fo:padding="0.097cm" fo:border-left="0.1pt solid #000000" fo:border-right="none" fo:border-top="none" fo:border-bottom="0.1pt solid #000000" style:writing-mode="lr-tb"/>
    </style:style>
    <style:style style:name="表4.B18" style:family="table-cell">
      <style:table-cell-properties style:vertical-align="middle" fo:padding="0.097cm" fo:border-left="0.1pt solid #000000" fo:border-right="none" fo:border-top="none" fo:border-bottom="0.1pt solid #000000" style:writing-mode="lr-tb"/>
    </style:style>
    <style:style style:name="表4.C18" style:family="table-cell">
      <style:table-cell-properties style:vertical-align="middle" fo:padding="0.097cm" fo:border-left="0.1pt solid #000000" fo:border-right="none" fo:border-top="none" fo:border-bottom="0.1pt solid #000000" style:writing-mode="lr-tb"/>
    </style:style>
    <style:style style:name="表4.D18" style:family="table-cell">
      <style:table-cell-properties style:vertical-align="middle" fo:padding="0.097cm" fo:border-left="0.1pt solid #000000" fo:border-right="none" fo:border-top="none" fo:border-bottom="0.1pt solid #000000" style:writing-mode="lr-tb"/>
    </style:style>
    <style:style style:name="表4.E1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ba996"/>
    </style:style>
    <style:style style:name="P4" style:family="paragraph" style:parent-style-name="Standard">
      <style:paragraph-properties fo:text-align="center" style:justify-single-word="false" style:snap-to-layout-grid="false"/>
      <style:text-properties officeooo:paragraph-rsid="0057b091"/>
    </style:style>
    <style:style style:name="P5" style:family="paragraph" style:parent-style-name="Standard">
      <style:paragraph-properties fo:text-align="center" style:justify-single-word="false"/>
      <style:text-properties officeooo:paragraph-rsid="0057b091"/>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snap-to-layout-grid="false"/>
      <style:text-properties fo:font-weight="bold" officeooo:paragraph-rsid="0057b091" style:font-weight-asian="bold" style:font-weight-complex="bold"/>
    </style:style>
    <style:style style:name="P8" style:family="paragraph" style:parent-style-name="Standard">
      <style:paragraph-properties fo:text-align="center" style:justify-single-word="false"/>
      <style:text-properties fo:font-weight="bold" officeooo:paragraph-rsid="0057b091"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text-properties style:language-asian="ja" style:country-asian="JP"/>
    </style:style>
    <style:style style:name="P11" style:family="paragraph" style:parent-style-name="Standard">
      <style:text-properties officeooo:rsid="00384fe6" officeooo:paragraph-rsid="00384fe6" style:language-asian="ja" style:country-asian="JP"/>
    </style:style>
    <style:style style:name="P12" style:family="paragraph" style:parent-style-name="Standard">
      <style:paragraph-properties fo:text-align="start" style:justify-single-word="false"/>
      <style:text-properties officeooo:paragraph-rsid="005ba996" style:language-asian="ja" style:country-asian="JP"/>
    </style:style>
    <style:style style:name="P13" style:family="paragraph" style:parent-style-name="Standard">
      <style:text-properties officeooo:paragraph-rsid="0062a40a" style:language-asian="ja" style:country-asian="JP"/>
    </style:style>
    <style:style style:name="P14" style:family="paragraph" style:parent-style-name="Standard">
      <style:text-properties officeooo:paragraph-rsid="00634548" style:language-asian="ja" style:country-asian="JP"/>
    </style:style>
    <style:style style:name="P15" style:family="paragraph" style:parent-style-name="Standard">
      <style:text-properties officeooo:paragraph-rsid="00637368" style:language-asian="ja" style:country-asian="JP"/>
    </style:style>
    <style:style style:name="P16" style:family="paragraph" style:parent-style-name="Standard">
      <style:text-properties officeooo:paragraph-rsid="0064de56" style:language-asian="ja" style:country-asian="JP"/>
    </style:style>
    <style:style style:name="P17" style:family="paragraph" style:parent-style-name="Standard">
      <style:text-properties officeooo:rsid="003a9fc3" officeooo:paragraph-rsid="003a9fc3" style:language-asian="ja" style:country-asian="JP"/>
    </style:style>
    <style:style style:name="P18" style:family="paragraph" style:parent-style-name="Standard">
      <style:text-properties officeooo:rsid="00637368" officeooo:paragraph-rsid="00637368" style:language-asian="ja" style:country-asian="JP"/>
    </style:style>
    <style:style style:name="P19" style:family="paragraph" style:parent-style-name="Standard">
      <style:text-properties officeooo:rsid="0064de56" officeooo:paragraph-rsid="0064de56" style:language-asian="ja" style:country-asian="JP"/>
    </style:style>
    <style:style style:name="P20" style:family="paragraph" style:parent-style-name="Standard">
      <style:text-properties officeooo:rsid="0064de56" officeooo:paragraph-rsid="00651153" style:language-asian="ja" style:country-asian="JP"/>
    </style:style>
    <style:style style:name="P21" style:family="paragraph" style:parent-style-name="Standard">
      <style:text-properties officeooo:paragraph-rsid="0024648c"/>
    </style:style>
    <style:style style:name="P22" style:family="paragraph" style:parent-style-name="Standard">
      <style:text-properties officeooo:rsid="0024648c"/>
    </style:style>
    <style:style style:name="P23" style:family="paragraph" style:parent-style-name="Standard">
      <style:text-properties officeooo:rsid="0024648c" officeooo:paragraph-rsid="0024648c"/>
    </style:style>
    <style:style style:name="P24" style:family="paragraph" style:parent-style-name="Standard">
      <style:text-properties officeooo:rsid="0024648c" officeooo:paragraph-rsid="0035c8e7"/>
    </style:style>
    <style:style style:name="P25" style:family="paragraph" style:parent-style-name="Standard">
      <style:text-properties officeooo:rsid="0024648c" officeooo:paragraph-rsid="00406ffb"/>
    </style:style>
    <style:style style:name="P26" style:family="paragraph" style:parent-style-name="Standard">
      <style:text-properties officeooo:rsid="00384fe6" officeooo:paragraph-rsid="00384fe6"/>
    </style:style>
    <style:style style:name="P27" style:family="paragraph" style:parent-style-name="Standard">
      <style:text-properties officeooo:rsid="00384fe6" officeooo:paragraph-rsid="0064de56"/>
    </style:style>
    <style:style style:name="P28" style:family="paragraph" style:parent-style-name="Standard">
      <style:text-properties officeooo:rsid="0043b919" officeooo:paragraph-rsid="0043b919"/>
    </style:style>
    <style:style style:name="P29" style:family="paragraph" style:parent-style-name="Standard">
      <style:paragraph-properties fo:text-align="center" style:justify-single-word="false"/>
      <style:text-properties officeooo:rsid="0048bd79" officeooo:paragraph-rsid="0057b091"/>
    </style:style>
    <style:style style:name="P30" style:family="paragraph" style:parent-style-name="Standard">
      <style:text-properties officeooo:paragraph-rsid="004ae3b7"/>
    </style:style>
    <style:style style:name="P31" style:family="paragraph" style:parent-style-name="Standard">
      <style:text-properties officeooo:rsid="0025728c" officeooo:paragraph-rsid="00294d5b"/>
    </style:style>
    <style:style style:name="P32" style:family="paragraph" style:parent-style-name="Standard">
      <style:paragraph-properties fo:text-align="start" style:justify-single-word="false"/>
      <style:text-properties fo:font-size="12pt" fo:language="en" fo:country="US" fo:font-weight="bold" officeooo:paragraph-rsid="005ba996" style:font-size-asian="12pt" style:font-weight-asian="bold" style:font-size-complex="12pt" style:font-weight-complex="bold"/>
    </style:style>
    <style:style style:name="P33" style:family="paragraph" style:parent-style-name="Standard">
      <style:text-properties fo:font-size="12pt" fo:font-weight="bold" officeooo:paragraph-rsid="005ba996" style:font-size-asian="12pt" style:language-asian="ja" style:country-asian="JP" style:font-weight-asian="bold" style:font-size-complex="12pt" style:font-weight-complex="bold"/>
    </style:style>
    <style:style style:name="P34" style:family="paragraph" style:parent-style-name="Standard">
      <style:text-properties fo:font-size="12pt" fo:font-weight="bold" style:font-size-asian="12pt" style:font-weight-asian="bold" style:font-size-complex="12pt" style:font-weight-complex="bold"/>
    </style:style>
    <style:style style:name="P35" style:family="paragraph" style:parent-style-name="Standard">
      <style:text-properties officeooo:paragraph-rsid="005ba996"/>
    </style:style>
    <style:style style:name="P36" style:family="paragraph" style:parent-style-name="Standard">
      <style:text-properties officeooo:paragraph-rsid="005bf3e3"/>
    </style:style>
    <style:style style:name="P37" style:family="paragraph" style:parent-style-name="Standard">
      <style:text-properties officeooo:paragraph-rsid="0043b919"/>
    </style:style>
    <style:style style:name="P38" style:family="paragraph" style:parent-style-name="Standard">
      <style:text-properties officeooo:paragraph-rsid="005e025c"/>
    </style:style>
    <style:style style:name="P39" style:family="paragraph" style:parent-style-name="Standard">
      <style:text-properties officeooo:paragraph-rsid="005ff2c8"/>
    </style:style>
    <style:style style:name="P40" style:family="paragraph" style:parent-style-name="Standard">
      <style:text-properties officeooo:paragraph-rsid="0061f4b8"/>
    </style:style>
    <style:style style:name="P41" style:family="paragraph" style:parent-style-name="Standard">
      <style:text-properties officeooo:paragraph-rsid="0062a40a"/>
    </style:style>
    <style:style style:name="P42" style:family="paragraph" style:parent-style-name="Standard">
      <style:text-properties officeooo:paragraph-rsid="00634548"/>
    </style:style>
    <style:style style:name="P43" style:family="paragraph" style:parent-style-name="Standard">
      <style:text-properties officeooo:paragraph-rsid="00637368"/>
    </style:style>
    <style:style style:name="P44" style:family="paragraph" style:parent-style-name="Standard">
      <style:paragraph-properties fo:text-align="start" style:justify-single-word="false" fo:padding="0cm" fo:border="none"/>
    </style:style>
    <style:style style:name="P45" style:family="paragraph" style:parent-style-name="Standard">
      <style:paragraph-properties fo:break-before="page"/>
    </style:style>
    <style:style style:name="P46" style:family="paragraph" style:parent-style-name="Table_20__28_user_29_">
      <style:paragraph-properties fo:break-before="page" fo:keep-with-next="always"/>
    </style:style>
    <style:style style:name="P47" style:family="paragraph" style:parent-style-name="cmdTiTle">
      <style:paragraph-properties fo:break-before="page"/>
      <style:text-properties officeooo:rsid="005bf3e3" officeooo:paragraph-rsid="005bf3e3"/>
    </style:style>
    <style:style style:name="P48" style:family="paragraph" style:parent-style-name="cmdTiTle">
      <style:paragraph-properties fo:break-before="page"/>
      <style:text-properties officeooo:rsid="00637368" officeooo:paragraph-rsid="00637368" style:language-asian="ja" style:country-asian="JP"/>
    </style:style>
    <style:style style:name="P49" style:family="paragraph" style:parent-style-name="cmdTiTle">
      <style:paragraph-properties fo:break-before="page"/>
      <style:text-properties fo:language="en" fo:country="US" officeooo:paragraph-rsid="0061f4b8"/>
    </style:style>
    <style:style style:name="P50" style:family="paragraph" style:parent-style-name="見出し_20_2A">
      <style:paragraph-properties fo:break-before="page"/>
      <style:text-properties officeooo:rsid="00634548" officeooo:paragraph-rsid="00634548"/>
    </style:style>
    <style:style style:name="P51" style:family="paragraph" style:parent-style-name="見出し_20_2A">
      <style:paragraph-properties fo:break-before="page"/>
      <style:text-properties officeooo:rsid="0064de56" officeooo:paragraph-rsid="0064de56"/>
    </style:style>
    <style:style style:name="P52" style:family="paragraph" style:parent-style-name="見出し_20_2A">
      <style:paragraph-properties fo:break-before="page"/>
      <style:text-properties officeooo:rsid="0064de56" officeooo:paragraph-rsid="00651153"/>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nap-to-layout-grid="false"/>
    </style:style>
    <style:style style:name="P55" style:family="paragraph" style:parent-style-name="Table_20_Contents">
      <style:paragraph-properties fo:text-align="center" style:justify-single-word="false"/>
      <style:text-properties officeooo:paragraph-rsid="006526fb"/>
    </style:style>
    <style:style style:name="P56" style:family="paragraph" style:parent-style-name="Table_20_Contents">
      <style:paragraph-properties fo:text-align="center" style:justify-single-word="false"/>
      <style:text-properties style:language-asian="ja" style:country-asian="JP"/>
    </style:style>
    <style:style style:name="P57" style:family="paragraph" style:parent-style-name="Table_20_Contents">
      <style:paragraph-properties fo:text-align="center" style:justify-single-word="false"/>
      <style:text-properties officeooo:rsid="002162c4" officeooo:paragraph-rsid="002162c4" style:language-asian="ja" style:country-asian="JP"/>
    </style:style>
    <style:style style:name="P58" style:family="paragraph" style:parent-style-name="Table_20_Contents">
      <style:paragraph-properties fo:text-align="center" style:justify-single-word="false"/>
      <style:text-properties officeooo:rsid="0064de56" officeooo:paragraph-rsid="0064de56" style:language-asian="ja" style:country-asian="JP"/>
    </style:style>
    <style:style style:name="P59" style:family="paragraph" style:parent-style-name="Table_20_Contents">
      <style:paragraph-properties fo:text-align="center" style:justify-single-word="false"/>
      <style:text-properties officeooo:rsid="006526fb" officeooo:paragraph-rsid="006526fb" style:language-asian="ja" style:country-asian="JP"/>
    </style:style>
    <style:style style:name="P60" style:family="paragraph" style:parent-style-name="Table_20_Contents">
      <style:paragraph-properties fo:text-align="center" style:justify-single-word="false"/>
      <style:text-properties officeooo:rsid="00384fe6" officeooo:paragraph-rsid="00384fe6"/>
    </style:style>
    <style:style style:name="P61" style:family="paragraph" style:parent-style-name="Table_20_Contents">
      <style:paragraph-properties fo:text-align="center" style:justify-single-word="false" style:snap-to-layout-grid="false"/>
      <style:text-properties officeooo:rsid="005348da" officeooo:paragraph-rsid="005348da"/>
    </style:style>
    <style:style style:name="P62" style:family="paragraph" style:parent-style-name="Table_20_Heading">
      <style:paragraph-properties fo:text-align="center" style:justify-single-word="false"/>
    </style:style>
    <style:style style:name="P63" style:family="paragraph" style:parent-style-name="Table_20_Heading">
      <style:paragraph-properties fo:text-align="center" style:justify-single-word="false"/>
      <style:text-properties officeooo:rsid="0064de56" officeooo:paragraph-rsid="0064de56" style:language-asian="ja" style:country-asian="JP"/>
    </style:style>
    <style:style style:name="P64" style:family="paragraph" style:parent-style-name="Table_20_Heading">
      <style:paragraph-properties fo:text-align="center" style:justify-single-word="false"/>
      <style:text-properties officeooo:rsid="0068b0c3" officeooo:paragraph-rsid="0068b0c3" style:language-asian="ja" style:country-asian="JP"/>
    </style:style>
    <style:style style:name="P65" style:family="paragraph" style:parent-style-name="cmdTiTle">
      <style:text-properties officeooo:rsid="005bf3e3" officeooo:paragraph-rsid="005bf3e3" style:language-asian="ja" style:country-asian="JP"/>
    </style:style>
    <style:style style:name="P66" style:family="paragraph" style:parent-style-name="cmdTiTle">
      <style:text-properties officeooo:rsid="005ba996" officeooo:paragraph-rsid="005ba996" style:language-asian="ja" style:country-asian="JP"/>
    </style:style>
    <style:style style:name="P67" style:family="paragraph" style:parent-style-name="cmdTiTle">
      <style:text-properties officeooo:rsid="00637368" officeooo:paragraph-rsid="00637368" style:language-asian="ja" style:country-asian="JP"/>
    </style:style>
    <style:style style:name="P68" style:family="paragraph" style:parent-style-name="cmdTiTle">
      <style:text-properties officeooo:paragraph-rsid="005ba996"/>
    </style:style>
    <style:style style:name="P69" style:family="paragraph" style:parent-style-name="cmdTiTle">
      <style:text-properties officeooo:rsid="005bf3e3" officeooo:paragraph-rsid="005bf3e3"/>
    </style:style>
    <style:style style:name="P70" style:family="paragraph" style:parent-style-name="cmdTiTle">
      <style:text-properties fo:language="en" fo:country="US" officeooo:paragraph-rsid="005ba996" style:language-asian="ja" style:country-asian="JP"/>
    </style:style>
    <style:style style:name="P71" style:family="paragraph" style:parent-style-name="cmdTiTle">
      <style:text-properties fo:language="en" fo:country="US" officeooo:paragraph-rsid="005ba996"/>
    </style:style>
    <style:style style:name="P72" style:family="paragraph" style:parent-style-name="cmdTiTle">
      <style:text-properties fo:language="en" fo:country="US" officeooo:paragraph-rsid="005e025c"/>
    </style:style>
    <style:style style:name="P73" style:family="paragraph" style:parent-style-name="cmdTiTle">
      <style:text-properties fo:language="en" fo:country="US" officeooo:paragraph-rsid="0061f4b8"/>
    </style:style>
    <style:style style:name="P74" style:family="paragraph" style:parent-style-name="cmdTiTle">
      <style:text-properties officeooo:paragraph-rsid="005e025c"/>
    </style:style>
    <style:style style:name="P75" style:family="paragraph" style:parent-style-name="cmdTiTle">
      <style:text-properties officeooo:rsid="005e025c"/>
    </style:style>
    <style:style style:name="P76" style:family="paragraph" style:parent-style-name="cmdTiTle">
      <style:text-properties officeooo:rsid="005e025c" officeooo:paragraph-rsid="005e025c"/>
    </style:style>
    <style:style style:name="P77" style:family="paragraph" style:parent-style-name="cmdTiTle">
      <style:text-properties officeooo:paragraph-rsid="005ff2c8"/>
    </style:style>
    <style:style style:name="P78" style:family="paragraph" style:parent-style-name="cmdTiTle">
      <style:text-properties officeooo:paragraph-rsid="0061f4b8"/>
    </style:style>
    <style:style style:name="P79" style:family="paragraph" style:parent-style-name="cmdTiTle">
      <style:text-properties officeooo:paragraph-rsid="0062a40a"/>
    </style:style>
    <style:style style:name="P80" style:family="paragraph" style:parent-style-name="cmdTiTle">
      <style:text-properties officeooo:rsid="00637368" officeooo:paragraph-rsid="00637368"/>
    </style:style>
    <style:style style:name="P81" style:family="paragraph" style:parent-style-name="cmdTiTle">
      <style:text-properties officeooo:rsid="00634548" officeooo:paragraph-rsid="00634548"/>
    </style:style>
    <style:style style:name="P82" style:family="paragraph" style:parent-style-name="Table_20__28_user_29_">
      <style:paragraph-properties fo:text-align="center" style:justify-single-word="false"/>
    </style:style>
    <style:style style:name="P83" style:family="paragraph" style:parent-style-name="Table_20__28_user_29_">
      <style:paragraph-properties fo:text-align="center" style:justify-single-word="false"/>
      <style:text-properties officeooo:paragraph-rsid="0057b091"/>
    </style:style>
    <style:style style:name="P84" style:family="paragraph" style:parent-style-name="Table_20__28_user_29_">
      <style:paragraph-properties fo:keep-with-next="always"/>
    </style:style>
    <style:style style:name="P85" style:family="paragraph" style:parent-style-name="Table_20__28_user_29_">
      <style:paragraph-properties fo:keep-with-next="always"/>
      <style:text-properties officeooo:paragraph-rsid="0057b091"/>
    </style:style>
    <style:style style:name="P86" style:family="paragraph" style:parent-style-name="標準スタイルA">
      <style:text-properties officeooo:paragraph-rsid="005ba996"/>
    </style:style>
    <style:style style:name="P87" style:family="paragraph" style:parent-style-name="標準スタイルA">
      <style:paragraph-properties fo:text-align="start" style:justify-single-word="false"/>
      <style:text-properties officeooo:paragraph-rsid="005ba996"/>
    </style:style>
    <style:style style:name="P88" style:family="paragraph" style:parent-style-name="標準スタイルA">
      <style:text-properties fo:font-size="12pt" officeooo:paragraph-rsid="005ba996" style:font-size-asian="12pt" style:font-size-complex="12pt"/>
    </style:style>
    <style:style style:name="P89" style:family="paragraph" style:parent-style-name="標準スタイルA">
      <style:text-properties officeooo:paragraph-rsid="00634548"/>
    </style:style>
    <style:style style:name="P90" style:family="paragraph" style:parent-style-name="標準スタイルC">
      <style:text-properties officeooo:paragraph-rsid="005ba996"/>
    </style:style>
    <style:style style:name="P91" style:family="paragraph" style:parent-style-name="Caption">
      <style:text-properties officeooo:paragraph-rsid="00651153"/>
    </style:style>
    <style:style style:name="P92" style:family="paragraph" style:parent-style-name="Standard">
      <style:paragraph-properties fo:text-align="start" style:justify-single-word="false" fo:padding-left="0cm" fo:padding-right="0cm" fo:padding-top="0cm" fo:padding-bottom="0.035cm" fo:border-left="none" fo:border-right="none" fo:border-top="none" fo:border-bottom="0.11pt solid #000000"/>
      <style:text-properties officeooo:paragraph-rsid="005ff2c8"/>
    </style:style>
    <style:style style:name="P93" style:family="paragraph" style:parent-style-name="Standard">
      <style:paragraph-properties fo:text-align="start" style:justify-single-word="false" fo:padding-left="0cm" fo:padding-right="0cm" fo:padding-top="0cm" fo:padding-bottom="0.035cm" fo:border-left="none" fo:border-right="none" fo:border-top="none" fo:border-bottom="0.11pt solid #000000"/>
      <style:text-properties fo:font-weight="bold" officeooo:paragraph-rsid="005ff2c8" style:font-weight-asian="bold" style:font-weight-complex="bold"/>
    </style:style>
    <style:style style:name="P94" style:family="paragraph" style:parent-style-name="Standard">
      <style:paragraph-properties fo:text-align="start" style:justify-single-word="false" fo:padding-left="0cm" fo:padding-right="0cm" fo:padding-top="0cm" fo:padding-bottom="0.035cm" fo:border-left="none" fo:border-right="none" fo:border-top="none" fo:border-bottom="0.11pt solid #000000"/>
      <style:text-properties fo:font-weight="bold" officeooo:rsid="005e025c" officeooo:paragraph-rsid="005e025c" style:font-weight-asian="bold" style:font-weight-complex="bold"/>
    </style:style>
    <style:style style:name="P95" style:family="paragraph" style:parent-style-name="Standard">
      <style:paragraph-properties fo:text-align="start" style:justify-single-word="false" fo:padding-left="0cm" fo:padding-right="0cm" fo:padding-top="0cm" fo:padding-bottom="0.035cm" fo:border-left="none" fo:border-right="none" fo:border-top="none" fo:border-bottom="0.11pt solid #000000"/>
      <style:text-properties fo:language="en" fo:country="US" fo:font-weight="normal" officeooo:paragraph-rsid="005ff2c8" style:font-weight-asian="normal" style:font-weight-complex="normal"/>
    </style:style>
    <style:style style:name="P96" style:family="paragraph" style:parent-style-name="figure">
      <style:text-properties officeooo:paragraph-rsid="00651153"/>
    </style:style>
    <style:style style:name="P97" style:family="paragraph" style:parent-style-name="標準スタイルB">
      <style:text-properties officeooo:paragraph-rsid="00605a7c"/>
    </style:style>
    <style:style style:name="P98" style:family="paragraph" style:parent-style-name="標準スタイルB">
      <style:text-properties officeooo:paragraph-rsid="00658f83"/>
    </style:style>
    <style:style style:name="P99" style:family="paragraph" style:parent-style-name="cmdTiTle" style:master-page-name="">
      <style:paragraph-properties style:page-number="auto" fo:keep-with-next="always"/>
      <style:text-properties officeooo:rsid="005ff2c8"/>
    </style:style>
    <style:style style:name="P100" style:family="paragraph" style:parent-style-name="見出し_20_2A" style:list-style-name="WW8Num2"/>
    <style:style style:name="P101" style:family="paragraph" style:parent-style-name="見出し_20_2A" style:list-style-name="WW8Num2">
      <style:paragraph-properties fo:break-before="page"/>
      <style:text-properties fo:language="en" fo:country="US" officeooo:rsid="005e025c" officeooo:paragraph-rsid="005e025c"/>
    </style:style>
    <style:style style:name="P102" style:family="paragraph" style:parent-style-name="Standard" style:list-style-name="WW8Num2">
      <style:text-properties officeooo:paragraph-rsid="005ba996"/>
    </style:style>
    <style:style style:name="P103" style:family="paragraph" style:parent-style-name="Standard" style:list-style-name="WW8Num2">
      <style:text-properties fo:language="en" fo:country="US" officeooo:paragraph-rsid="005ba996"/>
    </style:style>
    <style:style style:name="P104" style:family="paragraph" style:parent-style-name="Standard" style:list-style-name="WW8Num2">
      <style:text-properties officeooo:rsid="003a9fc3" officeooo:paragraph-rsid="005ba996" style:language-asian="ja" style:country-asian="JP"/>
    </style:style>
    <style:style style:name="P105" style:family="paragraph" style:parent-style-name="Standard" style:list-style-name="WW8Num2">
      <style:text-properties officeooo:rsid="004ae3b7" officeooo:paragraph-rsid="005ba996"/>
    </style:style>
    <style:style style:name="P106" style:family="paragraph" style:parent-style-name="Heading_20_1" style:master-page-name="Standard">
      <style:paragraph-properties fo:margin-top="0.423cm" fo:margin-bottom="0.212cm" loext:contextual-spacing="false" style:page-number="auto"/>
    </style:style>
    <style:style style:name="P107" style:family="paragraph" style:parent-style-name="Heading_20_1">
      <style:paragraph-properties fo:break-before="page"/>
      <style:text-properties officeooo:paragraph-rsid="005ba996"/>
    </style:style>
    <style:style style:name="P108"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109" style:family="paragraph" style:parent-style-name="Heading_20_2">
      <style:text-properties officeooo:rsid="00634548" officeooo:paragraph-rsid="00634548"/>
    </style:style>
    <style:style style:name="P110" style:family="paragraph" style:parent-style-name="Heading_20_2" style:list-style-name="WW8Num2">
      <style:paragraph-properties fo:break-before="page"/>
      <style:text-properties officeooo:paragraph-rsid="005ba996"/>
    </style:style>
    <style:style style:name="T1" style:family="text">
      <style:text-properties style:language-asian="ja" style:country-asian="JP"/>
    </style:style>
    <style:style style:name="T2" style:family="text">
      <style:text-properties officeooo:rsid="002162c4" style:language-asian="ja" style:country-asian="JP"/>
    </style:style>
    <style:style style:name="T3" style:family="text">
      <style:text-properties officeooo:rsid="003a9fc3" style:language-asian="ja" style:country-asian="JP"/>
    </style:style>
    <style:style style:name="T4" style:family="text">
      <style:text-properties officeooo:rsid="003d4f82" style:language-asian="ja" style:country-asian="JP"/>
    </style:style>
    <style:style style:name="T5" style:family="text">
      <style:text-properties officeooo:rsid="004ae3b7" style:language-asian="ja" style:country-asian="JP"/>
    </style:style>
    <style:style style:name="T6" style:family="text">
      <style:text-properties officeooo:rsid="005ba996" style:language-asian="ja" style:country-asian="JP"/>
    </style:style>
    <style:style style:name="T7" style:family="text">
      <style:text-properties officeooo:rsid="005bf3e3" style:language-asian="ja" style:country-asian="JP"/>
    </style:style>
    <style:style style:name="T8" style:family="text">
      <style:text-properties officeooo:rsid="0043b919" style:language-asian="ja" style:country-asian="JP"/>
    </style:style>
    <style:style style:name="T9" style:family="text">
      <style:text-properties officeooo:rsid="005e025c" style:language-asian="ja" style:country-asian="JP"/>
    </style:style>
    <style:style style:name="T10" style:family="text">
      <style:text-properties officeooo:rsid="00605a7c" style:language-asian="ja" style:country-asian="JP"/>
    </style:style>
    <style:style style:name="T11" style:family="text">
      <style:text-properties officeooo:rsid="0061f4b8" style:language-asian="ja" style:country-asian="JP"/>
    </style:style>
    <style:style style:name="T12" style:family="text">
      <style:text-properties officeooo:rsid="0062a40a" style:language-asian="ja" style:country-asian="JP"/>
    </style:style>
    <style:style style:name="T13" style:family="text">
      <style:text-properties officeooo:rsid="00634548" style:language-asian="ja" style:country-asian="JP"/>
    </style:style>
    <style:style style:name="T14" style:family="text">
      <style:text-properties officeooo:rsid="00637368" style:language-asian="ja" style:country-asian="JP"/>
    </style:style>
    <style:style style:name="T15" style:family="text">
      <style:text-properties officeooo:rsid="0064de56" style:language-asian="ja" style:country-asian="JP"/>
    </style:style>
    <style:style style:name="T16" style:family="text">
      <style:text-properties officeooo:rsid="006526fb" style:language-asian="ja" style:country-asian="JP"/>
    </style:style>
    <style:style style:name="T17" style:family="text">
      <style:text-properties officeooo:rsid="00658f83" style:language-asian="ja" style:country-asian="JP"/>
    </style:style>
    <style:style style:name="T18" style:family="text">
      <style:text-properties fo:font-weight="bold" style:font-weight-asian="bold" style:font-weight-complex="bold"/>
    </style:style>
    <style:style style:name="T19" style:family="text">
      <style:text-properties fo:font-weight="bold" officeooo:rsid="003a9fc3" style:font-weight-asian="bold" style:font-weight-complex="bold"/>
    </style:style>
    <style:style style:name="T20" style:family="text">
      <style:text-properties fo:font-weight="bold" officeooo:rsid="0064bd90" style:font-weight-asian="bold" style:font-weight-complex="bold"/>
    </style:style>
    <style:style style:name="T21" style:family="text">
      <style:text-properties fo:font-weight="bold" officeooo:rsid="006c51b7" style:font-weight-asian="bold" style:font-weight-complex="bold"/>
    </style:style>
    <style:style style:name="T22" style:family="text">
      <style:text-properties fo:font-weight="bold" officeooo:rsid="0064de56" style:font-weight-asian="bold" style:font-weight-complex="bold"/>
    </style:style>
    <style:style style:name="T23" style:family="text">
      <style:text-properties fo:font-weight="bold" officeooo:rsid="00637368" style:font-weight-asian="bold" style:font-weight-complex="bold"/>
    </style:style>
    <style:style style:name="T24" style:family="text">
      <style:text-properties fo:font-weight="bold" style:language-asian="ja" style:country-asian="JP" style:font-weight-asian="bold" style:font-weight-complex="bold"/>
    </style:style>
    <style:style style:name="T25" style:family="text">
      <style:text-properties fo:font-weight="bold" officeooo:rsid="004ae3b7" style:language-asian="ja" style:country-asian="JP" style:font-weight-asian="bold" style:font-weight-complex="bold"/>
    </style:style>
    <style:style style:name="T26" style:family="text">
      <style:text-properties fo:font-weight="bold" officeooo:rsid="00634548" style:language-asian="ja" style:country-asian="JP"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5e025c" style:font-weight-asian="normal" style:font-weight-complex="normal"/>
    </style:style>
    <style:style style:name="T29" style:family="text">
      <style:text-properties fo:font-weight="normal" officeooo:rsid="00658f83" style:font-weight-asian="normal" style:font-weight-complex="normal"/>
    </style:style>
    <style:style style:name="T30" style:family="text">
      <style:text-properties fo:font-weight="normal" style:language-asian="ja" style:country-asian="JP" style:font-weight-asian="normal" style:font-weight-complex="normal"/>
    </style:style>
    <style:style style:name="T31" style:family="text">
      <style:text-properties officeooo:rsid="002162c4"/>
    </style:style>
    <style:style style:name="T32" style:family="text">
      <style:text-properties officeooo:rsid="00271475"/>
    </style:style>
    <style:style style:name="T33" style:family="text">
      <style:text-properties officeooo:rsid="00356190"/>
    </style:style>
    <style:style style:name="T34" style:family="text">
      <style:text-properties officeooo:rsid="0035c8e7"/>
    </style:style>
    <style:style style:name="T35" style:family="text">
      <style:text-properties officeooo:rsid="003d4f82"/>
    </style:style>
    <style:style style:name="T36" style:family="text">
      <style:text-properties officeooo:rsid="003f1abe"/>
    </style:style>
    <style:style style:name="T37" style:family="text">
      <style:text-properties officeooo:rsid="00406ffb"/>
    </style:style>
    <style:style style:name="T38" style:family="text">
      <style:text-properties officeooo:rsid="004172c7"/>
    </style:style>
    <style:style style:name="T39" style:family="text">
      <style:text-properties officeooo:rsid="0042b3b9"/>
    </style:style>
    <style:style style:name="T40" style:family="text">
      <style:text-properties officeooo:rsid="0048bd79"/>
    </style:style>
    <style:style style:name="T41" style:family="text">
      <style:text-properties officeooo:rsid="004e8dd1"/>
    </style:style>
    <style:style style:name="T42" style:family="text">
      <style:text-properties officeooo:rsid="0052b4fd"/>
    </style:style>
    <style:style style:name="T43" style:family="text">
      <style:text-properties officeooo:rsid="00562747"/>
    </style:style>
    <style:style style:name="T44" style:family="text">
      <style:text-properties fo:language="en" fo:country="US"/>
    </style:style>
    <style:style style:name="T45" style:family="text">
      <style:text-properties fo:language="en" fo:country="US" officeooo:rsid="0064bd90"/>
    </style:style>
    <style:style style:name="T46" style:family="text">
      <style:text-properties fo:language="en" fo:country="US" fo:font-weight="bold" officeooo:rsid="003a9fc3" style:language-asian="ja" style:country-asian="JP" style:font-weight-asian="bold" style:font-weight-complex="bold"/>
    </style:style>
    <style:style style:name="T47" style:family="text">
      <style:text-properties fo:language="en" fo:country="US" fo:font-weight="bold" officeooo:rsid="006719f0" style:language-asian="ja" style:country-asian="JP" style:font-weight-asian="bold" style:font-weight-complex="bold"/>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05ff2c8" style:font-weight-asian="bold" style:font-weight-complex="bold"/>
    </style:style>
    <style:style style:name="T50" style:family="text">
      <style:text-properties fo:language="en" fo:country="US" fo:font-weight="normal" style:language-asian="ja" style:country-asian="JP" style:font-weight-asian="normal" style:font-weight-complex="normal"/>
    </style:style>
    <style:style style:name="T51" style:family="text">
      <style:text-properties fo:language="en" fo:country="US" fo:font-weight="normal" officeooo:rsid="0064bd90" style:language-asian="ja" style:country-asian="JP" style:font-weight-asian="normal" style:font-weight-complex="normal"/>
    </style:style>
    <style:style style:name="T52" style:family="text">
      <style:text-properties fo:language="en" fo:country="US" fo:font-weight="normal" officeooo:rsid="003a9fc3" style:language-asian="ja" style:country-asian="JP" style:font-weight-asian="normal" style:font-weight-complex="normal"/>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normal" officeooo:rsid="005ff2c8" style:font-weight-asian="normal" style:font-weight-complex="normal"/>
    </style:style>
    <style:style style:name="T55" style:family="text">
      <style:text-properties fo:language="en" fo:country="US" officeooo:rsid="006719f0"/>
    </style:style>
    <style:style style:name="T56" style:family="text">
      <style:text-properties fo:language="en" fo:country="US" style:language-asian="ja" style:country-asian="JP"/>
    </style:style>
    <style:style style:name="T57" style:family="text">
      <style:text-properties fo:language="en" fo:country="US" officeooo:rsid="006719f0" style:language-asian="ja" style:country-asian="JP"/>
    </style:style>
    <style:style style:name="T58" style:family="text">
      <style:text-properties fo:language="en" fo:country="US" officeooo:rsid="003a9fc3" style:language-asian="ja" style:country-asian="JP"/>
    </style:style>
    <style:style style:name="T59" style:family="text">
      <style:text-properties fo:language="en" fo:country="US" officeooo:rsid="005bf3e3" style:language-asian="ja" style:country-asian="JP"/>
    </style:style>
    <style:style style:name="T60" style:family="text">
      <style:text-properties fo:language="en" fo:country="US" officeooo:rsid="005e025c" style:language-asian="ja" style:country-asian="JP"/>
    </style:style>
    <style:style style:name="T61" style:family="text">
      <style:text-properties fo:language="en" fo:country="US" officeooo:rsid="0062a40a" style:language-asian="ja" style:country-asian="JP"/>
    </style:style>
    <style:style style:name="T62" style:family="text">
      <style:text-properties fo:language="en" fo:country="US" fo:font-style="italic" fo:font-weight="normal" officeooo:rsid="004ae3b7" style:language-asian="ja" style:country-asian="JP" style:font-style-asian="italic" style:font-weight-asian="normal" style:font-style-complex="italic" style:font-weight-complex="normal"/>
    </style:style>
    <style:style style:name="T63" style:family="text">
      <style:text-properties fo:language="en" fo:country="US" fo:font-style="italic" fo:font-weight="normal" officeooo:rsid="003a9fc3" style:language-asian="ja" style:country-asian="JP" style:font-style-asian="italic" style:font-weight-asian="normal" style:font-style-complex="italic" style:font-weight-complex="normal"/>
    </style:style>
    <style:style style:name="T64" style:family="text">
      <style:text-properties fo:language="en" fo:country="US" fo:font-style="italic" fo:font-weight="normal" officeooo:rsid="006719f0" style:language-asian="ja" style:country-asian="JP" style:font-style-asian="italic" style:font-weight-asian="normal" style:font-style-complex="italic" style:font-weight-complex="normal"/>
    </style:style>
    <style:style style:name="T65" style:family="text">
      <style:text-properties fo:language="en" fo:country="US" officeooo:rsid="005ba996"/>
    </style:style>
    <style:style style:name="T66" style:family="text">
      <style:text-properties fo:language="en" fo:country="US" officeooo:rsid="005e025c"/>
    </style:style>
    <style:style style:name="T67" style:family="text">
      <style:text-properties fo:language="en" fo:country="US" officeooo:rsid="005ff2c8"/>
    </style:style>
    <style:style style:name="T68" style:family="text">
      <style:text-properties fo:language="en" fo:country="US" officeooo:rsid="0061f4b8"/>
    </style:style>
    <style:style style:name="T69" style:family="text">
      <style:text-properties officeooo:rsid="006719f0"/>
    </style:style>
    <style:style style:name="T70" style:family="text">
      <style:text-properties fo:font-size="12pt" fo:font-weight="bold" style:font-size-asian="12pt" style:language-asian="ja" style:country-asian="JP" style:font-weight-asian="bold" style:font-size-complex="12pt" style:font-weight-complex="bold"/>
    </style:style>
    <style:style style:name="T71" style:family="text">
      <style:text-properties fo:font-size="12pt" fo:font-weight="bold" officeooo:rsid="006719f0" style:font-size-asian="12pt" style:language-asian="ja" style:country-asian="JP" style:font-weight-asian="bold" style:font-size-complex="12pt" style:font-weight-complex="bold"/>
    </style:style>
    <style:style style:name="T72" style:family="text">
      <style:text-properties officeooo:rsid="005ba996"/>
    </style:style>
    <style:style style:name="T73" style:family="text">
      <style:text-properties officeooo:rsid="005bf3e3"/>
    </style:style>
    <style:style style:name="T74" style:family="text">
      <style:text-properties officeooo:rsid="0043b919"/>
    </style:style>
    <style:style style:name="T75" style:family="text">
      <style:text-properties officeooo:rsid="005e025c"/>
    </style:style>
    <style:style style:name="T76" style:family="text">
      <style:text-properties officeooo:rsid="005ff2c8"/>
    </style:style>
    <style:style style:name="T77" style:family="text">
      <style:text-properties officeooo:rsid="00605a7c"/>
    </style:style>
    <style:style style:name="T78" style:family="text">
      <style:text-properties officeooo:rsid="0061f4b8"/>
    </style:style>
    <style:style style:name="T79" style:family="text">
      <style:text-properties officeooo:rsid="0062a40a"/>
    </style:style>
    <style:style style:name="T80" style:family="text">
      <style:text-properties officeooo:rsid="00634548"/>
    </style:style>
    <style:style style:name="T81" style:family="text">
      <style:text-properties officeooo:rsid="00637368"/>
    </style:style>
    <style:style style:name="T82" style:family="text">
      <style:text-properties officeooo:rsid="0064de56"/>
    </style:style>
    <style:style style:name="T83" style:family="text">
      <style:text-properties officeooo:rsid="00651153"/>
    </style:style>
    <style:style style:name="T84" style:family="text">
      <style:text-properties officeooo:rsid="006526fb"/>
    </style:style>
    <style:style style:name="T85" style:family="text">
      <style:text-properties officeooo:rsid="00658f8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draw:fill="none" draw:fill-color="#ffffff" draw:opacity="100%" draw:fill-image-width="0cm" draw:fill-image-height="0cm" fo:padding="0.4cm" fo:border="0.06pt solid #000000" style:shadow="#808080 0.18cm 0.18cm"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808080 0.18cm 0.18cm" draw:shadow-opacity="100%"/>
    </style:style>
    <style:style style:name="fr4"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background-color="#ffffff" style:background-transparency="100%" draw:fill="solid" draw:fill-color="#ffffff" draw:opacity="0%" fo:padding="0cm" fo:border="none" style:shadow="none" draw:shadow-opacity="100%" draw:ole-draw-aspect="1"/>
    </style:style>
    <style:style style:name="fr5"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list xml:id="list4476083708995156008" text:style-name="WW8Num2">
        <text:list-item>
          <text:h text:style-name="P106" text:outline-level="1">THAMWAY PROT series　hardw<text:span text:style-name="T42">a</text:span>re server software </text:h>
        </text:list-item>
      </text:list>
      <text:p text:style-name="P9"/>
      <text:p text:style-name="P34"><text:bookmark text:name="result_box"/><text:span text:style-name="T44">TCP/IP port to be used</text:span> </text:p>
      <text:p text:style-name="P86"><text:tab/><text:span text:style-name="T19">TCP/IP PORT:</text:span><text:span text:style-name="T18">5025</text:span> <text:s/><text:bookmark text:name="result_box16"/><text:span text:style-name="T44">It uses to communicate with the PG32 </text:span><text:span text:style-name="T45">PULSER</text:span><text:span text:style-name="T44">.</text:span></text:p>
      <text:p text:style-name="P33"><text:span text:style-name="T45">D</text:span><text:span text:style-name="T44">elimiter of command</text:span></text:p>
      <text:p text:style-name="P86"><text:span text:style-name="T24"><text:tab/></text:span><text:bookmark text:name="result_box19"/><text:span text:style-name="T50">Please take always delimiter character in the command using the TCP/</text:span><text:span text:style-name="T51">IP</text:span><text:span text:style-name="T50">. Delimiter, 'CR', 'CR + LF', ';' is one of the three out of.</text:span></text:p>
      <text:p text:style-name="P32">About numerical value to be used</text:p>
      <text:p text:style-name="P3"><text:tab/><text:span text:style-name="T20">Integer</text:span></text:p>
      <text:p text:style-name="P3"><text:tab/><text:tab/><text:bookmark text:name="result_box21"/><text:span text:style-name="T44">If you put a "0x" at the beginning it is regarded as hexadecimal.</text:span> </text:p>
      <text:p text:style-name="P3"><text:tab/><text:tab/><text:bookmark text:name="result_box22"/><text:span text:style-name="T44">If you put a "0" at the beginning it is regarded as octal.</text:span> </text:p>
      <text:p text:style-name="P3"><text:tab/><text:tab/><text:bookmark text:name="result_box23"/><text:span text:style-name="T44">If you put a "0</text:span><text:span text:style-name="T45">b</text:span><text:span text:style-name="T44">" at the beginning it is regarded as </text:span><text:span text:style-name="T45">binary</text:span><text:span text:style-name="T44">.</text:span> </text:p>
      <text:p text:style-name="P3"><text:tab/><text:tab/><text:bookmark text:name="result_box24"/><text:span text:style-name="T44">Other than the above it will consider the decimal.</text:span> </text:p>
      <text:p text:style-name="P3"><text:tab/><text:tab/>Example<text:span text:style-name="T1">： 0x123 → 291</text:span></text:p>
      <text:p text:style-name="P12"><text:tab/><text:tab/> <text:s text:c="9"/>0b1100 → 12</text:p>
      <text:p text:style-name="P3"><text:tab/><text:tab/> <text:s text:c="9"/>0123 <text:s/><text:span text:style-name="T1">→ 83</text:span></text:p>
      <text:p text:style-name="P3"><text:tab/><text:span text:style-name="T70">Real</text:span></text:p>
      <text:p text:style-name="P3"><text:tab/><text:tab/><text:bookmark text:name="result_box25"/><text:span text:style-name="T44">If you put a "u" in the back of the numeric value is regarded as 1e-6</text:span><text:span text:style-name="T55">(micro)</text:span><text:span text:style-name="T44">.</text:span> </text:p>
      <text:p text:style-name="P3"><text:tab/><text:tab/><text:bookmark text:name="result_box26"/><text:span text:style-name="T44">If you put a "</text:span><text:span text:style-name="T55">m</text:span><text:span text:style-name="T44">" in the back of the numeric value is regarded as 1e-</text:span><text:span text:style-name="T55">3(milli)</text:span><text:span text:style-name="T44">.</text:span> </text:p>
      <text:p text:style-name="P3"><text:tab/><text:tab/><text:bookmark text:name="result_box27"/><text:span text:style-name="T44">If you put a "</text:span><text:span text:style-name="T55">k</text:span><text:span text:style-name="T44">" in the back of the numeric value is regarded as 1e</text:span><text:span text:style-name="T55">+3(kilo)</text:span><text:span text:style-name="T44">.</text:span> </text:p>
      <text:p text:style-name="P3"><text:tab/><text:tab/><text:span text:style-name="T1">例: 123k → 123000</text:span></text:p>
      <text:p text:style-name="P3"><text:tab/><text:tab/> <text:s text:c="3"/>1.2u <text:span text:style-name="T1">→ 0.0000012</text:span></text:p>
      <text:p text:style-name="P88"><text:tab/><text:span text:style-name="T18">QPSK</text:span></text:p>
      <text:p text:style-name="P90"><text:span text:style-name="T1"><text:tab/><text:tab/></text:span><text:bookmark text:name="result_box28"/><text:span text:style-name="T44">At the same time I will output a QPSK pulse and transmitted pulse. There are two 'QPSK1' and 'QPSK2'.</text:span> </text:p>
      <text:p text:style-name="P86"><text:tab/><text:span text:style-name="T21">TIME</text:span></text:p>
      <text:p text:style-name="P86"><text:tab/><text:tab/><text:span text:style-name="T69">Unit of time is sec.</text:span></text:p>
      <text:p text:style-name="P86"><text:tab/><text:span text:style-name="T21">FREQUENCY</text:span><text:tab/></text:p>
      <text:p text:style-name="P86"><text:tab/><text:tab/><text:bookmark text:name="result_box29"/><text:span text:style-name="T44">Unit of frequency is Hertz</text:span><text:span text:style-name="T55">(Hz)</text:span><text:span text:style-name="T44">.</text:span> </text:p>
      <text:p text:style-name="P86"><text:tab/><text:span text:style-name="T21">VOLTAGE</text:span></text:p>
      <text:p text:style-name="P87"><text:tab/><text:tab/><text:span text:style-name="T69">Unit of voltage is volt.</text:span></text:p>
      <text:p text:style-name="Standard"/>
      <text:h text:style-name="P108" text:outline-level="2"/>
      <text:list xml:id="list185728071066944" text:continue-numbering="true" text:style-name="WW8Num2">
        <text:list-item>
          <text:h text:style-name="P110" text:outline-level="2"><text:span text:style-name="T56">About </text:span><text:span text:style-name="T57">'</text:span><text:span text:style-name="T56">Lua</text:span><text:span text:style-name="T57">'</text:span><text:span text:style-name="T56"> command</text:span></text:h>
        </text:list-item>
        <text:list-item>
          <text:p text:style-name="P102"><text:span text:style-name="T55">This software </text:span><text:span text:style-name="T44">can also be operated using an internal Lua commands without using the TCP/IP connection. Operate and use the keyboard from the command line.</text:span></text:p>
        </text:list-item>
        <text:list-item>
          <text:p text:style-name="P103"/>
        </text:list-item>
        <text:list-item>
          <text:p text:style-name="P102"><text:span text:style-name="T3"><text:tab/></text:span><text:bookmark text:name="result_box32"/><text:span text:style-name="T44">TCP / IP PORT: 5025 command, you can substitute </text:span><text:span text:style-name="T52">call</text:span><text:span text:style-name="T46">PG</text:span><text:span text:style-name="T52">(“</text:span><text:span text:style-name="T62">pulser</text:span><text:span text:style-name="T63">command</text:span><text:span text:style-name="T52">”)</text:span><text:span text:style-name="T53">.</text:span> </text:p>
        </text:list-item>
        <text:list-item>
          <text:p text:style-name="P102"><text:span text:style-name="T3"><text:tab/></text:span><text:bookmark text:name="result_box3233"/><text:span text:style-name="T44">TCP / IP PORT: 502</text:span><text:span text:style-name="T55">6</text:span><text:span text:style-name="T44"> command, you can substitute </text:span><text:span text:style-name="T52">call</text:span><text:span text:style-name="T47">AD</text:span><text:span text:style-name="T52">(“</text:span><text:span text:style-name="T64">AD command</text:span><text:span text:style-name="T52">”)</text:span><text:span text:style-name="T53">.</text:span></text:p>
        </text:list-item>
        <text:list-item>
          <text:p text:style-name="P102"><text:span text:style-name="T3"><text:tab/></text:span><text:bookmark text:name="result_box323334"/><text:span text:style-name="T44">TCP / IP PORT: 502</text:span><text:span text:style-name="T55">7</text:span><text:span text:style-name="T44"> command, you can substitute </text:span><text:span text:style-name="T52">call</text:span><text:span text:style-name="T47">RF</text:span><text:span text:style-name="T52">(“</text:span><text:span text:style-name="T64">AD command</text:span><text:span text:style-name="T52">”)</text:span><text:span text:style-name="T53">.</text:span></text:p>
        </text:list-item>
        <text:list-item>
          <text:p text:style-name="P104"/>
        </text:list-item>
        <text:list-item>
          <text:p text:style-name="P105"><text:tab/><text:span text:style-name="T71">Example</text:span></text:p>
        </text:list-item>
        <text:list-item>
          <text:p text:style-name="P105"><text:span text:style-name="T1"><text:tab/>call</text:span><text:span text:style-name="T24">PG</text:span><text:span text:style-name="T1">(“start 10”)</text:span></text:p>
        </text:list-item>
        <text:list-item>
          <text:p text:style-name="P105"><text:tab/>call<text:span text:style-name="T18">AD</text:span>(“startad 256,1,1,0”)</text:p>
        </text:list-item>
        <text:list-item>
          <text:p text:style-name="P105"><text:tab/>call<text:span text:style-name="T18">RF</text:span>(“RFSWW1”)</text:p>
        </text:list-item>
        <text:list-item>
          <text:p text:style-name="P105"><text:span text:style-name="T5"><text:tab/>call</text:span><text:span text:style-name="T25">RF</text:span><text:span text:style-name="T5">(“RFSWW0”)</text:span></text:p>
        </text:list-item>
      </text:list>
      <text:p text:style-name="P30"/>
      <text:list xml:id="list185728114760014" text:continue-numbering="true" text:style-name="WW8Num2">
        <text:list-item>
          <text:h text:style-name="P107" text:outline-level="1"><text:bookmark text:name="result_box17"/><text:span text:style-name="T44">P</text:span><text:span text:style-name="T65">ULSER</text:span><text:span text:style-name="T44"> Command List</text:span></text:h>
        </text:list-item>
      </text:list>
      <text:p text:style-name="P2"><text:bookmark text:name="result_box18"/><text:span text:style-name="T58">The use the TCP / IP PORT: 5025 or callPG ()</text:span><text:span text:style-name="T3"> </text:span></text:p>
      <text:list xml:id="list185728461587526" text:continue-numbering="true" text:style-name="WW8Num2">
        <text:list-item>
          <text:list>
            <text:list-item>
              <text:p text:style-name="P100"><text:bookmark text:name="result_box20"/><text:span text:style-name="T56">Common commands (standard, extended mode Common)</text:span><text:span text:style-name="T1"> </text:span></text:p>
            </text:list-item>
          </text:list>
        </text:list-item>
      </text:list>
      <text:p text:style-name="P70"><text:bookmark text:name="result_box30"/>View device information</text:p>
      <text:p text:style-name="Standard">[Format]</text:p>
      <text:p text:style-name="Standard"><text:tab/><text:span text:style-name="T18">*idn?</text:span></text:p>
      <text:p text:style-name="Standard">[Description]</text:p>
      <text:p text:style-name="P35"><text:tab/><text:bookmark text:name="result_box31"/><text:span text:style-name="T44">Make the display of the hardware and software of information connected.</text:span></text:p>
      <text:p text:style-name="Standard">[<text:span text:style-name="T72">Result</text:span>]</text:p>
      <text:p text:style-name="Standard"><text:tab/>THAMWAY,N210-1026T PULSER,Version 2.00,PG32U40 <text:s/>,071024,CLK=40MHZ,BIT=32,RAM=262144,</text:p>
      <text:p text:style-name="Standard"/>
      <text:p text:style-name="P66">Set the mode</text:p>
      <text:p text:style-name="Standard">[Format]</text:p>
      <text:p text:style-name="Standard"><text:tab/><text:span text:style-name="T18">setmode</text:span> &lt;value&gt;</text:p>
      <text:p text:style-name="Standard">[Description]</text:p>
      <text:p text:style-name="Standard"><text:tab/>value<text:tab/>0:<text:span text:style-name="T72">Standard </text:span><text:span text:style-name="T6">mode</text:span></text:p>
      <text:p text:style-name="Standard"><text:tab/><text:tab/>1:<text:span text:style-name="T6">Extended mode</text:span></text:p>
      <text:p text:style-name="Standard">[Example]</text:p>
      <text:p text:style-name="P10"><text:tab/>setmode 1</text:p>
      <text:p text:style-name="Standard"/>
      <text:p text:style-name="P68"><text:bookmark text:name="result_box33"/><text:span text:style-name="T44">St</text:span><text:span text:style-name="T65">art</text:span><text:span text:style-name="T44"> the pulse sequence</text:span></text:p>
      <text:p text:style-name="Standard">[Format]</text:p>
      <text:p text:style-name="Standard"><text:tab/><text:span text:style-name="T18">start</text:span> &lt;<text:span text:style-name="T73">Repeat count</text:span>&gt;</text:p>
      <text:p text:style-name="Standard">[Description]</text:p>
      <text:p text:style-name="P36"><text:tab/><text:span text:style-name="T73">Execute the repetition number of times the pulse sequence.</text:span></text:p>
      <text:p text:style-name="P36"><text:tab/><text:span text:style-name="T73">Repeat count</text:span><text:span text:style-name="T1"> <text:s text:c="3"/>0:</text:span><text:span text:style-name="T7">Keep repeating</text:span></text:p>
      <text:p text:style-name="P36"><text:tab/><text:tab/><text:tab/>1<text:span text:style-name="T1">..65535:</text:span><text:bookmark text:name="result_box34"/><text:span text:style-name="T56">Specified number of times repeatedly.</text:span></text:p>
      <text:p text:style-name="Standard"/>
      <text:p text:style-name="P71">Stop the pulse sequence</text:p>
      <text:p text:style-name="Standard">[Format]</text:p>
      <text:p text:style-name="Standard"><text:tab/><text:span text:style-name="T18">stop</text:span></text:p>
      <text:p text:style-name="Standard">[Description]</text:p>
      <text:p text:style-name="P35"><text:tab/><text:span text:style-name="T44">Stop the pulse sequence</text:span></text:p>
      <text:p text:style-name="Standard"/>
      <text:p text:style-name="Standard"/>
      <text:p text:style-name="P47">Run the Lua script file.</text:p>
      <text:p text:style-name="Standard">[Format]</text:p>
      <text:p text:style-name="Standard"><text:tab/><text:span text:style-name="T18">run_lua</text:span> &lt;<text:span text:style-name="T73">file name</text:span>＞</text:p>
      <text:p text:style-name="Standard">[Description]</text:p>
      <text:p text:style-name="Standard"><text:tab/><text:bookmark text:name="result_box35"/><text:span text:style-name="T44">Run a lua script file on your PC.</text:span></text:p>
      <text:p text:style-name="Standard">[Example]</text:p>
      <text:p text:style-name="Standard"><text:tab/>run_lua c:/myprograms/test1.lua</text:p>
      <text:p text:style-name="Standard"/>
      <text:p text:style-name="P69">Write data to the I/O port</text:p>
      <text:p text:style-name="Standard">[Format]</text:p>
      <text:p text:style-name="Standard"><text:tab/><text:span text:style-name="T18">outb</text:span> &lt;I/O<text:span text:style-name="T73">address</text:span>&gt;,&lt;<text:span text:style-name="T73">byte data</text:span>(8bit)&gt;</text:p>
      <text:p text:style-name="Standard"><text:tab/><text:span text:style-name="T18">outw</text:span> &lt;I/O<text:span text:style-name="T73">address</text:span>&gt;,&lt;<text:span text:style-name="T73">word data</text:span>(16bit)&gt;</text:p>
      <text:p text:style-name="Standard">[Description]</text:p>
      <text:p text:style-name="Standard"><text:tab/><text:bookmark text:name="result_box36"/><text:span text:style-name="T44">It is used when operating the register of each device directly.</text:span></text:p>
      <text:p text:style-name="Standard"/>
      <text:p text:style-name="P69">Read data from the I/O port</text:p>
      <text:p text:style-name="Standard">[Format]</text:p>
      <text:p text:style-name="Standard"><text:tab/><text:span text:style-name="T18">inb</text:span> &lt;I/O <text:span text:style-name="T73">address</text:span>&gt;</text:p>
      <text:p text:style-name="Standard"><text:tab/><text:span text:style-name="T18">inw</text:span> &lt;I/O <text:span text:style-name="T73">address</text:span>&gt;</text:p>
      <text:p text:style-name="Standard">[Description]</text:p>
      <text:p text:style-name="P36"><text:tab/><text:span text:style-name="T44">It is used when operating the register of each device directly.</text:span></text:p>
      <text:p text:style-name="Standard"><text:tab/>inb: read 8bit <text:s/>data.</text:p>
      <text:p text:style-name="Standard"><text:tab/>inw: read 16bit data.</text:p>
      <text:p text:style-name="Standard"/>
      <text:p text:style-name="P65">Display PULSER memory</text:p>
      <text:p text:style-name="P28">[<text:span text:style-name="T1">Format</text:span>]</text:p>
      <text:p text:style-name="P28"><text:tab/><text:span text:style-name="T18">dispmem</text:span><text:tab/>&lt;start address&gt;,&lt;length&gt;</text:p>
      <text:p text:style-name="P28">[Description]</text:p>
      <text:p text:style-name="P37"><text:span text:style-name="T74"><text:tab/></text:span><text:bookmark text:name="result_box37"/><text:span text:style-name="T56">It will make the display of the current </text:span><text:span text:style-name="T59">PULSER</text:span><text:span text:style-name="T56"> memory.</text:span></text:p>
      <text:p text:style-name="P37"><text:span text:style-name="T8"><text:tab/>start address:</text:span><text:bookmark text:name="result_box38"/><text:span text:style-name="T44">Please specify the memory address. Start address is 0.</text:span> </text:p>
      <text:p text:style-name="P37"><text:span text:style-name="T8"><text:tab/>length:<text:tab/></text:span><text:bookmark text:name="result_box39"/><text:span text:style-name="T44">Specifying the number of memory to be displayed.</text:span> </text:p>
      <text:p text:style-name="P28"/>
      <text:p text:style-name="P28"/>
      <text:p text:style-name="P28"/>
      <text:p text:style-name="P28"/>
      <text:p text:style-name="P28"/>
      <text:p text:style-name="P28"/>
      <text:p text:style-name="P28"/>
      <text:p text:style-name="P28"/>
      <text:p text:style-name="P28"/>
      <text:list xml:id="list185726849058188" text:continue-numbering="true" text:style-name="WW8Num2">
        <text:list-item>
          <text:list>
            <text:list-item>
              <text:p text:style-name="P101"><text:bookmark text:name="result_box40"/>STANDARD MODE COMMAND</text:p>
            </text:list-item>
          </text:list>
        </text:list-item>
      </text:list>
      <text:p text:style-name="Standard"/>
      <text:p text:style-name="P72"><text:bookmark text:name="result_box41"/>Specifies the width of the first pulse</text:p>
      <text:p text:style-name="Standard">[Format]</text:p>
      <text:p text:style-name="Standard"><text:tab/><text:span text:style-name="T18">fpw</text:span> &lt;<text:span text:style-name="T75">length</text:span>&gt;<text:line-break/>[Description]</text:p>
      <text:p text:style-name="Standard"><text:tab/><text:span text:style-name="T75">S</text:span><text:span text:style-name="T44">et the width of the 1'st PULSE.</text:span> </text:p>
      <text:p text:style-name="Standard"/>
      <text:p text:style-name="P74"><text:span text:style-name="T44">Specifies the </text:span><text:span text:style-name="T66">QPSK</text:span><text:span text:style-name="T44"> of the first pulse</text:span></text:p>
      <text:p text:style-name="Standard">[Format]</text:p>
      <text:p text:style-name="Standard"><text:tab/><text:span text:style-name="T18">fpq</text:span> &lt;qpskvalue&gt;</text:p>
      <text:p text:style-name="Standard">[Description]</text:p>
      <text:p text:style-name="P38"><text:tab/><text:span text:style-name="T9">S</text:span><text:span text:style-name="T56">et the </text:span><text:span text:style-name="T60">QPSK</text:span><text:span text:style-name="T56"> of the 1'st PULSE.</text:span></text:p>
      <text:p text:style-name="P39"><text:tab/><text:span text:style-name="T76">Refer</text:span> <text:span text:style-name="T76">to </text:span>QPSK VALUE(Table1)</text:p>
      <text:p text:style-name="P39"/>
      <text:p text:style-name="P76">Set SINGLE PULSE MODE</text:p>
      <text:p text:style-name="Standard">[Format]</text:p>
      <text:p text:style-name="Standard"><text:tab/><text:span text:style-name="T18">single</text:span></text:p>
      <text:p text:style-name="Standard">[Description]</text:p>
      <text:p text:style-name="Standard"><text:tab/><text:span text:style-name="T75">Set to SINGLE PULSE MODE</text:span></text:p>
      <text:p text:style-name="Standard"/>
      <text:p text:style-name="P76">Set DOUBLE PULSE MODE</text:p>
      <text:p text:style-name="Standard">[Format]</text:p>
      <text:p text:style-name="Standard"><text:tab/><text:span text:style-name="T18">double</text:span></text:p>
      <text:p text:style-name="Standard">[Description]</text:p>
      <text:p text:style-name="Standard"><text:tab/><text:span text:style-name="T75">Set to DOUBLE PULSE MODE</text:span></text:p>
      <text:p text:style-name="Standard"/>
      <text:p text:style-name="P75">Use COMB PULSE</text:p>
      <text:p text:style-name="P10">[Format]</text:p>
      <text:p text:style-name="Standard"><text:span text:style-name="T1"><text:tab/></text:span><text:span text:style-name="T24">usecomb</text:span><text:span text:style-name="T30"> &lt;value&gt;</text:span></text:p>
      <text:p text:style-name="P10">[Description]</text:p>
      <text:p text:style-name="P10">value<text:tab/>0:<text:span text:style-name="T75">not use</text:span></text:p>
      <text:p text:style-name="P10"><text:tab/>1:<text:span text:style-name="T75">use</text:span></text:p>
      <text:p text:style-name="Standard"/>
      <text:p text:style-name="P76">Set the length of the COMB PULSE</text:p>
      <text:p text:style-name="Standard">[Format]</text:p>
      <text:p text:style-name="Standard"><text:tab/><text:span text:style-name="T18">cpw</text:span><text:tab/>&lt;<text:span text:style-name="T75">length</text:span>&gt;</text:p>
      <text:p text:style-name="Standard">[Description]</text:p>
      <text:p text:style-name="Standard"><text:tab/><text:span text:style-name="T75">Set the length of the COMB PULSE </text:span></text:p>
      <text:p text:style-name="Standard"><text:soft-page-break/></text:p>
      <text:p text:style-name="P94">Specify the interval of COMB PULSE and COMB PULSE</text:p>
      <text:p text:style-name="Standard">[Format]</text:p>
      <text:p text:style-name="Standard"><text:tab/><text:span text:style-name="T18">cpi</text:span><text:tab/>&lt;<text:span text:style-name="T75">length</text:span>&gt;</text:p>
      <text:p text:style-name="Standard">[Description]</text:p>
      <text:p text:style-name="P38"><text:tab/><text:span text:style-name="T28">Specify the interval of COMB PULSE and COMB PULSE.</text:span></text:p>
      <text:p text:style-name="Standard"/>
      <text:p text:style-name="P74"><text:span text:style-name="T66">S</text:span><text:span text:style-name="T44">pecify the number of </text:span><text:span text:style-name="T66">COMB PULSES</text:span><text:span text:style-name="T44">.</text:span> </text:p>
      <text:p text:style-name="Standard">[Format]</text:p>
      <text:p text:style-name="Standard"><text:tab/><text:span text:style-name="T18">cpn</text:span><text:tab/>&lt;<text:span text:style-name="T75">number</text:span>&gt;</text:p>
      <text:p text:style-name="Standard">[Description]</text:p>
      <text:p text:style-name="P38"><text:tab/><text:span text:style-name="T66">S</text:span><text:span text:style-name="T44">pecify the number of </text:span><text:span text:style-name="T66">COMB PULSES</text:span><text:span text:style-name="T44">.</text:span></text:p>
      <text:p text:style-name="Standard"/>
      <text:p text:style-name="P74"><text:span text:style-name="T44">Specifies the </text:span><text:span text:style-name="T66">QPSK</text:span><text:span text:style-name="T44"> of the </text:span><text:span text:style-name="T66">COMB PULSE.</text:span></text:p>
      <text:p text:style-name="Standard">[Format]</text:p>
      <text:p text:style-name="Standard"><text:tab/><text:span text:style-name="T18">cpq</text:span><text:tab/>&lt;<text:span text:style-name="T85">qpskvalue</text:span>&gt;</text:p>
      <text:p text:style-name="Standard">[Description]</text:p>
      <text:p text:style-name="P38"><text:tab/><text:span text:style-name="T44">Specifies the </text:span><text:span text:style-name="T66">QPSK</text:span><text:span text:style-name="T44"> of the </text:span><text:span text:style-name="T66">COMB PULSE.</text:span></text:p>
      <text:p text:style-name="P39"><text:tab/><text:span text:style-name="T76">Refer</text:span> QPSK VALUE(Table1)</text:p>
      <text:p text:style-name="P39"/>
      <text:p text:style-name="P77"><text:span text:style-name="T67">S</text:span><text:span text:style-name="T44">pecify the interval of up to 1st pulse from </text:span><text:span text:style-name="T67">COMB PULSE</text:span><text:span text:style-name="T44">.</text:span></text:p>
      <text:p text:style-name="Standard">[Format]</text:p>
      <text:p text:style-name="Standard"><text:tab/><text:span text:style-name="T18">tj</text:span> &lt;<text:span text:style-name="T76">length</text:span><text:span text:style-name="T1">&gt;</text:span></text:p>
      <text:p text:style-name="Standard">[Description]</text:p>
      <text:p text:style-name="P93"><text:tab/><text:span text:style-name="T54">S</text:span><text:span text:style-name="T53">pecify the interval of up to 1st pulse from </text:span><text:span text:style-name="T54">COMB PULSE</text:span><text:span text:style-name="T53">.</text:span></text:p>
      <text:p text:style-name="P95"/>
      <text:p text:style-name="P92"><text:bookmark text:name="result_box42"/><text:span text:style-name="T49">S</text:span><text:span text:style-name="T48">pecifies the width of the second pulse.</text:span></text:p>
      <text:p text:style-name="Standard">[Format]</text:p>
      <text:p text:style-name="Standard"><text:tab/><text:span text:style-name="T18">spw</text:span> &lt;<text:span text:style-name="T76">length</text:span>&gt;</text:p>
      <text:p text:style-name="Standard">[Description]</text:p>
      <text:p text:style-name="P39"><text:tab/><text:span text:style-name="T54">S</text:span><text:span text:style-name="T53">pecifies the width of the second pulse.</text:span></text:p>
      <text:p text:style-name="Standard"/>
      <text:p text:style-name="P77"><text:span text:style-name="T44">Specifies the </text:span><text:span text:style-name="T66">QPSK</text:span><text:span text:style-name="T44"> of the </text:span><text:span text:style-name="T67">second</text:span><text:span text:style-name="T44"> pulse.</text:span></text:p>
      <text:p text:style-name="Standard">[Format]</text:p>
      <text:p text:style-name="P2"><text:tab/><text:span text:style-name="T18">spq</text:span> &lt;qpskvalue&gt;</text:p>
      <text:p text:style-name="P44">[Description]</text:p>
      <text:p text:style-name="P44"><text:tab/><text:span text:style-name="T76">Set</text:span> <text:span text:style-name="T76">the QPSK of </text:span>second pulse.</text:p>
      <text:p text:style-name="Standard"><text:tab/><text:span text:style-name="T76">Refer</text:span> <text:span text:style-name="T76">to </text:span>QPSK VALUE(Table1)</text:p>
      <text:p text:style-name="Standard"/>
      <text:p text:style-name="P99"><text:soft-page-break/>Specifies interval until the first pulse and second pulse</text:p>
      <text:p text:style-name="P10">[Format]</text:p>
      <text:p text:style-name="Standard"><text:span text:style-name="T1"><text:tab/></text:span><text:span text:style-name="T24">t2</text:span><text:span text:style-name="T1"><text:tab/>&lt;</text:span><text:span text:style-name="T17">time</text:span><text:span text:style-name="T1">&gt;</text:span></text:p>
      <text:p text:style-name="P10">[Description]</text:p>
      <text:p text:style-name="P98"><text:tab/><text:span text:style-name="T28">Specify the interval of </text:span><text:span text:style-name="T29">1,st</text:span><text:span text:style-name="T28"> PULSE and </text:span><text:span text:style-name="T29">2'nd</text:span><text:span text:style-name="T28"> PULSE.</text:span></text:p>
      <text:p text:style-name="Standard"/>
      <text:p text:style-name="cmdTiTle"><text:span text:style-name="T77">Specifies </text:span>A/D<text:span text:style-name="T1"> </text:span><text:span text:style-name="T10">trigger offset</text:span></text:p>
      <text:p text:style-name="P10">[Format]</text:p>
      <text:p text:style-name="Standard"><text:span text:style-name="T1"><text:tab/></text:span><text:span text:style-name="T24">adoff</text:span><text:span text:style-name="T1"><text:tab/>&lt;</text:span><text:span text:style-name="T10">time</text:span><text:span text:style-name="T1">&gt;</text:span></text:p>
      <text:p text:style-name="P10">[Description]</text:p>
      <text:p text:style-name="P97"><text:tab/><text:bookmark text:name="result_box43"/><text:span text:style-name="T44">You set the relative time of the A / D converter for the trigger to be output from the AD.TRG terminal. Pulse width is 1μS fixed. You can set the value of both positive and negative. Please set so as not to be outside the range.</text:span></text:p>
      <text:p text:style-name="P10">[Example]</text:p>
      <text:p text:style-name="P10"><text:tab/>adoff -1.3uS</text:p>
      <text:p text:style-name="P10"><text:tab/>adoff 2uS</text:p>
      <text:p text:style-name="Standard"/>
      <text:p text:style-name="P73"><text:bookmark text:name="result_box45"/>Setting of A/D trigger</text:p>
      <text:p text:style-name="P10">[Format]</text:p>
      <text:p text:style-name="Standard"><text:span text:style-name="T1"><text:tab/></text:span><text:span text:style-name="T24">adtrg</text:span><text:span text:style-name="T1"> &lt;value&gt;</text:span></text:p>
      <text:p text:style-name="P10">[Description]</text:p>
      <text:p text:style-name="P40"><text:tab/><text:bookmark text:name="result_box44"/><text:span text:style-name="T44">Make the pulse setting of the output from the AD.TRG terminal.</text:span></text:p>
      <text:p text:style-name="Standard"><text:tab/><text:span text:style-name="T78">Refer to figure1</text:span></text:p>
      <text:p text:style-name="Standard">value<text:tab/><text:tab/>0:Spin echo position</text:p>
      <text:p text:style-name="Standard"><text:tab/><text:tab/>1:FreeInductionDecay position</text:p>
      <text:p text:style-name="Standard"/>
      <text:p text:style-name="P73"><text:bookmark text:name="result_box46"/>Setting of TRG.OUT terminal</text:p>
      <text:p text:style-name="P10">[Format]</text:p>
      <text:p text:style-name="Standard"><text:span text:style-name="T1"><text:tab/></text:span><text:span text:style-name="T24">trgout</text:span><text:span text:style-name="T1"><text:tab/>&lt;value&gt;</text:span></text:p>
      <text:p text:style-name="P10">[Description]</text:p>
      <text:p text:style-name="Standard"><text:span text:style-name="T1"><text:tab/></text:span><text:span text:style-name="T11">You s</text:span><text:span text:style-name="T44">et the position of the output pulses from TRG.OUT.</text:span></text:p>
      <text:p text:style-name="Standard"><text:span text:style-name="T1"><text:tab/></text:span><text:bookmark text:name="result_box47"/><text:span text:style-name="T44">The length of the pulse is 1us.</text:span></text:p>
      <text:p text:style-name="P84"><text:soft-page-break/>Table <text:sequence text:ref-name="refTable0" text:name="Table" text:formula="ooow:Table+1" style:num-format="1">1</text:sequence>: TRG.OUT<text:span text:style-name="T1"> </text:span><text:span text:style-name="T11">output</text:span></text:p>
      <table:table table:name="表1" table:style-name="表1">
        <table:table-column table:style-name="表1.A"/>
        <table:table-column table:style-name="表1.B"/>
        <table:table-header-rows>
          <table:table-row table:style-name="表1.1">
            <table:table-cell table:style-name="表1.A1" office:value-type="string">
              <text:p text:style-name="P62">value</text:p>
            </table:table-cell>
            <table:table-cell table:style-name="表1.B1" office:value-type="string">
              <text:p text:style-name="P62">position</text:p>
            </table:table-cell>
          </table:table-row>
        </table:table-header-rows>
        <table:table-row table:style-name="表1.1">
          <table:table-cell table:style-name="表1.A2" office:value-type="string">
            <text:p text:style-name="P53">0</text:p>
          </table:table-cell>
          <table:table-cell table:style-name="表1.B2" office:value-type="string">
            <text:p text:style-name="P53">Start of COMB PULSE</text:p>
          </table:table-cell>
        </table:table-row>
        <table:table-row table:style-name="表1.1">
          <table:table-cell table:style-name="表1.A3" office:value-type="string">
            <text:p text:style-name="P53">1</text:p>
          </table:table-cell>
          <table:table-cell table:style-name="表1.B3" office:value-type="string">
            <text:p text:style-name="P53">End of COMB PULSE</text:p>
          </table:table-cell>
        </table:table-row>
        <table:table-row table:style-name="表1.1">
          <table:table-cell table:style-name="表1.A4" office:value-type="string">
            <text:p text:style-name="P53">2</text:p>
          </table:table-cell>
          <table:table-cell table:style-name="表1.B4" office:value-type="string">
            <text:p text:style-name="P53">1'st pulse rise edge</text:p>
          </table:table-cell>
        </table:table-row>
        <table:table-row table:style-name="表1.1">
          <table:table-cell table:style-name="表1.A5" office:value-type="string">
            <text:p text:style-name="P53">3</text:p>
          </table:table-cell>
          <table:table-cell table:style-name="表1.B5" office:value-type="string">
            <text:p text:style-name="P53">2'nd pulse raise edge</text:p>
          </table:table-cell>
        </table:table-row>
        <table:table-row table:style-name="表1.1">
          <table:table-cell table:style-name="表1.A6" office:value-type="string">
            <text:p text:style-name="P53">4</text:p>
          </table:table-cell>
          <table:table-cell table:style-name="表1.B6" office:value-type="string">
            <text:p text:style-name="P61"/>
          </table:table-cell>
        </table:table-row>
        <table:table-row table:style-name="表1.1">
          <table:table-cell table:style-name="表1.A7" office:value-type="string">
            <text:p text:style-name="P53">5</text:p>
          </table:table-cell>
          <table:table-cell table:style-name="表1.B7" office:value-type="string">
            <text:p text:style-name="P53">Same as A/D trigger pulse.</text:p>
          </table:table-cell>
        </table:table-row>
      </table:table>
      <text:p text:style-name="Standard"/>
      <text:p text:style-name="Standard"/>
      <text:p text:style-name="P49"><text:bookmark text:name="result_box48"/>Setting of external trigger</text:p>
      <text:p text:style-name="P10">[Format]</text:p>
      <text:p text:style-name="Standard"><text:span text:style-name="T1"><text:tab/></text:span><text:span text:style-name="T24">exttrg</text:span><text:span text:style-name="T1"> &lt;value&gt;</text:span></text:p>
      <text:p text:style-name="P10">[Description]</text:p>
      <text:p text:style-name="P10"><text:tab/>set use of 'PG.TRG.IN'.</text:p>
      <text:p text:style-name="Standard">value<text:tab/><text:span text:style-name="T27">0</text:span>:<text:span text:style-name="T1">not use 'PG.TRG.IN'.</text:span></text:p>
      <text:p text:style-name="Standard"><text:tab/><text:span text:style-name="T27">1</text:span>:<text:span text:style-name="T1">use 'PG.TRG.IN'.</text:span></text:p>
      <text:p text:style-name="Standard"/>
      <text:p text:style-name="P78"><text:bookmark text:name="result_box49"/><text:span text:style-name="T44">Setting the </text:span><text:span text:style-name="T68">blanking</text:span><text:span text:style-name="T44"> time</text:span></text:p>
      <text:p text:style-name="P10">[Format]</text:p>
      <text:p text:style-name="Standard"><text:span text:style-name="T1"><text:tab/></text:span><text:span text:style-name="T24">blank</text:span><text:span text:style-name="T1"><text:tab/>&lt;</text:span><text:span text:style-name="T12">time</text:span><text:span text:style-name="T1">&gt;</text:span></text:p>
      <text:p text:style-name="P10">[Description]</text:p>
      <text:p text:style-name="P41"><text:tab/><text:bookmark text:name="result_box50"/><text:span text:style-name="T56">The unit is seconds. Please set a positive value.</text:span></text:p>
      <text:p text:style-name="Standard"/>
      <text:p text:style-name="P79"><text:bookmark text:name="result_box51"/><text:span text:style-name="T56">Setting </text:span><text:span text:style-name="T61">of the kind of the blanking</text:span><text:span text:style-name="T56"> time</text:span></text:p>
      <text:p text:style-name="P10">[Format]</text:p>
      <text:p text:style-name="Standard"><text:span text:style-name="T1"><text:tab/></text:span><text:span text:style-name="T24">waitmode</text:span></text:p>
      <text:p text:style-name="Standard"><text:span text:style-name="T1"><text:tab/></text:span><text:span text:style-name="T24">loopmode</text:span></text:p>
      <text:p text:style-name="P10">[Description]</text:p>
      <text:p text:style-name="P13"><text:tab/><text:span text:style-name="T18">waitmode</text:span>:<text:span text:style-name="T79">The software uses 'blank' as time for interval.</text:span></text:p>
      <text:p text:style-name="P13"><text:tab/><text:span text:style-name="T18">loopmode</text:span>:<text:span text:style-name="T79">The software uses 'blank' as time for repetition.</text:span></text:p>
      <text:p text:style-name="P89"><text:tab/><text:span text:style-name="T80">Please usually use it in waitmode. When I measure the sample which is sensitive to temperature such as the cryogenic temperature, I use loopmode.</text:span></text:p>
      <text:p text:style-name="P45"/>
      <text:list xml:id="list185727562280908" text:continue-numbering="true" text:style-name="WW8Num2">
        <text:list-item>
          <text:list>
            <text:list-item>
              <text:h text:style-name="P109" text:outline-level="2">The follows are commands to coordinate to the characteristic of the transmitter.</text:h>
            </text:list-item>
          </text:list>
        </text:list-item>
      </text:list>
      <text:p text:style-name="Standard"/>
      <text:p text:style-name="P81">Setting of the quantity of transmission gate delay</text:p>
      <text:p text:style-name="P10">[Format]</text:p>
      <text:p text:style-name="Standard"><text:span text:style-name="T1"><text:tab/></text:span><text:span text:style-name="T24">tx2predelay</text:span><text:span text:style-name="T1"><text:tab/>&lt;</text:span><text:span text:style-name="T13">time</text:span><text:span text:style-name="T1">&gt;</text:span></text:p>
      <text:p text:style-name="Standard"><text:span text:style-name="T1"><text:tab/></text:span><text:span text:style-name="T24">tx2postdelay</text:span><text:span text:style-name="T1"><text:tab/>&lt;</text:span><text:span text:style-name="T13">time</text:span><text:span text:style-name="T1">&gt;</text:span></text:p>
      <text:p text:style-name="P10">[Description]</text:p>
      <text:p text:style-name="P42"><text:tab/>tx2predelay:<text:span text:style-name="T80">This appoints the width for the front part of TX1. The initial value is 10uS.</text:span></text:p>
      <text:p text:style-name="P14"><text:tab/>tx2postdelay:<text:span text:style-name="T80">This appoints the width for the rear of TX1. The initial value is 0.</text:span></text:p>
      <text:p text:style-name="P42"><text:tab/><text:span text:style-name="T26">Attention: It becomes invalid with the extended mode.</text:span></text:p>
      <text:p text:style-name="P6"/>
      <text:p text:style-name="cmdTiTle">QPSK<text:span text:style-name="T1">ディレイ量設定</text:span></text:p>
      <text:p text:style-name="P10">[Format]</text:p>
      <text:p text:style-name="Standard"><text:span text:style-name="T1"><text:tab/></text:span><text:span text:style-name="T24">qpskdelay</text:span><text:span text:style-name="T1"> &lt;</text:span><text:span text:style-name="T13">time</text:span><text:span text:style-name="T1">&gt;</text:span></text:p>
      <text:p text:style-name="P10">[Description]</text:p>
      <text:p text:style-name="標準スタイルB"><text:span text:style-name="T1"><text:tab/></text:span><text:span text:style-name="T13">This sets quantity of delay for QPSK pulse and the TX pulse.</text:span><text:span text:style-name="T80">And I depend on the QPSK modulator.</text:span></text:p>
      <text:p text:style-name="P42"><text:tab/><text:span text:style-name="T13">The initial value is 1.5uSec.</text:span></text:p>
      <text:p text:style-name="P42"><text:tab/><text:span text:style-name="T26">Attention: It becomes invalid with the extended mode.</text:span></text:p>
      <text:p text:style-name="Standard"/>
      <text:p text:style-name="P50">EXTENDED MODE</text:p>
      <text:p text:style-name="P18">The following commands are the commands that are effective in an expansion mode. Because it is a fixed form mode, at the time of the software start, the expansion mode, please using 'setmode'.</text:p>
      <text:p text:style-name="Standard"/>
      <text:p text:style-name="P67">Clear memory</text:p>
      <text:p text:style-name="P10">[Format]</text:p>
      <text:p text:style-name="Standard"><text:span text:style-name="T1"><text:tab/></text:span><text:span text:style-name="T24">memclr</text:span></text:p>
      <text:p text:style-name="P10">[Description]</text:p>
      <text:p text:style-name="標準スタイルA"><text:tab/><text:span text:style-name="T14">This command initializes the memory for the pulse making. Please carry it out by all means before making a pulse.</text:span></text:p>
      <text:p text:style-name="Standard"/>
      <text:p text:style-name="Standard"/>
      <text:p text:style-name="P80">Append pulse</text:p>
      <text:p text:style-name="P10">[Format]</text:p>
      <text:p text:style-name="P10"><text:tab/><text:span text:style-name="T18">makepulse</text:span> &lt;BitNumber&gt;,&lt;<text:span text:style-name="T81">start time</text:span>&gt;,&lt;<text:span text:style-name="T81">pulse width</text:span>&gt;</text:p>
      <text:p text:style-name="P10">[Description]</text:p>
      <text:p text:style-name="P43"><text:tab/><text:span text:style-name="T14">This command insert in a 1-bit wide pulse at a storage device. </text:span></text:p>
      <text:p text:style-name="P15"><text:tab/>BitNumber:<text:span text:style-name="T81">It is a bit position. The range is 0-31.(Refer to Table4)</text:span></text:p>
      <text:p text:style-name="P43"><text:tab/><text:span text:style-name="T81">start time</text:span><text:span text:style-name="T1">: </text:span><text:span text:style-name="T14">This is time from the top. It is absolute value. Please input a positive value.</text:span></text:p>
      <text:p text:style-name="P43"><text:tab/><text:span text:style-name="T81">Pulse width</text:span><text:span text:style-name="T1">: </text:span><text:span text:style-name="T14">This is pulse output time. Please input a positive value.</text:span></text:p>
      <text:p text:style-name="Standard"/>
      <text:p text:style-name="P80">Erase pulse</text:p>
      <text:p text:style-name="P10">[Format]</text:p>
      <text:p text:style-name="P10"><text:tab/>erasepulse &lt;BitNumber&gt;,&lt;<text:span text:style-name="T81">start time</text:span>&gt;,&lt;<text:span text:style-name="T81">pulse width</text:span>&gt;</text:p>
      <text:p text:style-name="P10">[Description]</text:p>
      <text:p text:style-name="P43"><text:tab/><text:span text:style-name="T14">This removes a 1-bit wide pulse.</text:span></text:p>
      <text:p text:style-name="P15"><text:tab/>BitNumber:<text:span text:style-name="T81">It is a bit position. The range is 0-31.(Refer to Table4)</text:span></text:p>
      <text:p text:style-name="P43"><text:tab/><text:span text:style-name="T14">start time</text:span><text:span text:style-name="T1">: </text:span><text:span text:style-name="T14">This is time from the top. It is absolute value. Please input a positive value.</text:span></text:p>
      <text:p text:style-name="P43"><text:tab/><text:span text:style-name="T81">Pulse width</text:span><text:span text:style-name="T1"> </text:span><text:span text:style-name="T14">This is width of the pulses to remove. Please input a positive value.</text:span></text:p>
      <text:p text:style-name="Standard"/>
      <text:p text:style-name="P48">Write board control command</text:p>
      <text:p text:style-name="P10">[Format]</text:p>
      <text:p text:style-name="P10"><text:tab/><text:span text:style-name="T18">makecommand</text:span> &lt;<text:span text:style-name="T81">write position</text:span>&gt;,&lt;<text:span text:style-name="T81">command</text:span>&gt;,&lt;<text:span text:style-name="T81">data</text:span>&gt;</text:p>
      <text:p text:style-name="P10">[Description]</text:p>
      <text:p text:style-name="標準スタイルA"><text:tab/><text:span text:style-name="T23">write position</text:span>:<text:span text:style-name="T82">This appoints the note position of the command in time from the top. (positive value)</text:span></text:p>
      <text:p text:style-name="P16"><text:tab/><text:span text:style-name="T22">command</text:span>: <text:span text:style-name="T82">appoint a jump command and a stop command during a sequence.</text:span></text:p>
      <text:p text:style-name="標準スタイルA"><text:tab/><text:span text:style-name="T22">data</text:span>:<text:span text:style-name="T82">Appoint necessary numerical value. In the case of the command that numerical value is unnecessary, please appoint 0.</text:span></text:p>
      <text:p text:style-name="Standard"/>
      <text:p text:style-name="P26">[Example]</text:p>
      <text:p text:style-name="P27"><text:span text:style-name="T1"><text:tab/></text:span><text:span text:style-name="T15">This example writes in jump at the position of 1.35 seconds from the top.</text:span></text:p>
      <text:p text:style-name="P26"><text:span text:style-name="T1"><text:tab/>makecommand 1.</text:span><text:span text:style-name="T3">35</text:span><text:span text:style-name="T1">, 0xff200000, 0</text:span></text:p>
      <text:p text:style-name="P11"/>
      <text:p text:style-name="P84">Table <text:sequence text:ref-name="refTable1" text:name="Table" text:formula="ooow:Table+1" style:num-format="1">2</text:sequence>: <text:span text:style-name="T82">Board control command</text:span></text:p>
      <table:table table:name="表6" table:style-name="表6">
        <table:table-column table:style-name="表6.A"/>
        <table:table-column table:style-name="表6.B"/>
        <table:table-column table:style-name="表6.C"/>
        <table:table-column table:style-name="表6.D"/>
        <table:table-column table:style-name="表6.E"/>
        <table:table-header-rows>
          <table:table-row>
            <table:table-cell table:style-name="表6.A1" office:value-type="string">
              <text:p text:style-name="P63">Name</text:p>
            </table:table-cell>
            <table:table-cell table:style-name="表6.A1" office:value-type="string">
              <text:p text:style-name="P63">Command</text:p>
            </table:table-cell>
            <table:table-cell table:style-name="表6.A1" office:value-type="string">
              <text:p text:style-name="P63">Data</text:p>
            </table:table-cell>
            <table:table-cell table:style-name="表6.A1" office:value-type="string">
              <text:p text:style-name="P63">Meaning</text:p>
            </table:table-cell>
            <table:table-cell table:style-name="表6.E1" office:value-type="string">
              <text:p text:style-name="P63"/>
            </table:table-cell>
          </table:table-row>
        </table:table-header-rows>
        <table:table-row>
          <table:table-cell table:style-name="表6.A2" office:value-type="string">
            <text:p text:style-name="P60">GOTO</text:p>
          </table:table-cell>
          <table:table-cell table:style-name="表6.A2" office:value-type="string">
            <text:p text:style-name="P60">0xFF200000<text:span text:style-name="T35">+&lt;memory address</text:span><text:span text:style-name="T4">&gt;</text:span></text:p>
          </table:table-cell>
          <table:table-cell table:style-name="表6.A2" office:value-type="string">
            <text:p text:style-name="P58">Unnecessary(0)</text:p>
          </table:table-cell>
          <table:table-cell table:style-name="表6.A2" office:value-type="string">
            <text:p text:style-name="P58">jump to memory address. <text:span text:style-name="T84">use for looping.</text:span></text:p>
          </table:table-cell>
          <table:table-cell table:style-name="表6.E2" office:value-type="string">
            <text:p text:style-name="P53"/>
          </table:table-cell>
        </table:table-row>
        <table:table-row>
          <table:table-cell table:style-name="表6.A2" office:value-type="string">
            <text:p text:style-name="P60">STOP</text:p>
          </table:table-cell>
          <table:table-cell table:style-name="表6.A2" office:value-type="string">
            <text:p text:style-name="P60">0xFF400000</text:p>
          </table:table-cell>
          <table:table-cell table:style-name="表6.A2" office:value-type="string">
            <text:p text:style-name="P58">Unnecessary(0)</text:p>
          </table:table-cell>
          <table:table-cell table:style-name="表6.A2" office:value-type="string">
            <text:p text:style-name="P58">Stop a pulse sequence.</text:p>
          </table:table-cell>
          <table:table-cell table:style-name="表6.E2" office:value-type="string">
            <text:p text:style-name="P53"/>
          </table:table-cell>
        </table:table-row>
        <table:table-row>
          <table:table-cell table:style-name="表6.A2" office:value-type="string">
            <text:p text:style-name="P60">TRG</text:p>
          </table:table-cell>
          <table:table-cell table:style-name="表6.A2" office:value-type="string">
            <text:p text:style-name="P60">0xFF800000</text:p>
          </table:table-cell>
          <table:table-cell table:style-name="表6.A2" office:value-type="string">
            <text:p text:style-name="P58">Unnecessary(0)</text:p>
          </table:table-cell>
          <table:table-cell table:style-name="表6.A2" office:value-type="string">
            <text:p text:style-name="P58">Wait for trigger.</text:p>
          </table:table-cell>
          <table:table-cell table:style-name="表6.E2" office:value-type="string">
            <text:p text:style-name="P53"/>
          </table:table-cell>
        </table:table-row>
      </table:table>
      <text:p text:style-name="P11"/>
      <text:p text:style-name="Standard"/>
      <text:p text:style-name="P51">Example of Lua script in STANDARD MODE </text:p>
      <text:p text:style-name="P19">The following text perform the pulse output in Lua.</text:p>
      <text:p text:style-name="P31"><draw:frame draw:style-name="fr1" draw:name="枠2" text:anchor-type="paragraph" svg:x="2.559cm" svg:y="0.409cm" draw:z-index="0"><draw:text-box fo:min-height="8.11cm" fo:min-width="12.002cm"><text:p text:style-name="P23">function wait_pulser()</text:p><text:p text:style-name="P23"><text:tab/>repeat until "STOP" == callPG("ISRUN?")</text:p><text:p text:style-name="P23">end</text:p><text:p text:style-name="P23"/><text:p text:style-name="P23"><text:tab/>print("START PULSER")</text:p><text:p text:style-name="P24"><text:tab/>callPG("stop")</text:p><text:p text:style-name="P24"><text:tab/>callPG("s<text:span text:style-name="T34">etmode 0</text:span>")</text:p><text:p text:style-name="P23"><text:tab/>callPG("loopmode")</text:p><text:p text:style-name="P23"><text:tab/>callPG("<text:span text:style-name="T38">double</text:span>")</text:p><text:p text:style-name="P23"><text:tab/>callPG("t2 <text:span text:style-name="T37">35</text:span>u")</text:p><text:p text:style-name="P23"><text:tab/>callPG("blank <text:span text:style-name="T33">1m</text:span>")</text:p><text:p text:style-name="P25"><text:tab/>callPG("<text:span text:style-name="T36">fpw</text:span> 10u")</text:p><text:p text:style-name="P25"><text:tab/>callPG("<text:span text:style-name="T39">spw</text:span> <text:span text:style-name="T37">2</text:span>0u")</text:p><text:p text:style-name="P25"><text:tab/>callPG("start <text:span text:style-name="T32">1000</text:span>")</text:p><text:p text:style-name="P23"><text:tab/>wait_pulser()</text:p><text:p text:style-name="P23"><text:tab/>print("END")</text:p><text:p text:style-name="P23"/><text:p text:style-name="P91"><text:span text:style-name="T43">Text</text:span> <text:sequence text:ref-name="refText0" text:name="Text" text:formula="ooow:Text+1" style:num-format="1">1</text:sequence>: <text:span text:style-name="T82">Example of Lua script in STANDARD MODE</text:span></text:p></draw:text-box></draw:frame></text:p>
      <text:p text:style-name="P21"/>
      <text:p text:style-name="Standard"><draw:frame draw:style-name="fr2" draw:name="枠4" text:anchor-type="paragraph" svg:x="2.439cm" svg:y="0.296cm" svg:width="14.984cm" style:rel-width="81%" svg:height="7.811cm" draw:z-index="4"><draw:text-box fo:min-height="30%"><text:p text:style-name="figure"><draw:frame draw:style-name="fr4" draw:name="オブジェクト1" text:anchor-type="paragraph" svg:width="14.984cm" svg:height="7.811cm" style:rel-height="scale" draw:z-index="5"><draw:object xlink:href="../定型パルス解説1.odg" xlink:type="simple" xlink:show="embed" xlink:actuate="onLoad"/><draw:image xlink:href="./ObjectReplacements/Object 1" xlink:type="simple" xlink:show="embed" xlink:actuate="onLoad"/></draw:frame>figure <text:sequence text:ref-name="reffigure0" text:name="figure" text:formula="ooow:figure+1" style:num-format="1">1</text:sequence>: <text:span text:style-name="T85">STANDARD MODE pulse output</text:span></text:p></draw:text-box></draw:frame></text:p>
      <text:p text:style-name="P52">Example of Lua script in <text:span text:style-name="T83">EXTENDED</text:span> MODE</text:p>
      <text:p text:style-name="P20">The following text perform the pulse output in Lua.</text:p>
      <text:p text:style-name="P17"/>
      <text:p text:style-name="Standard"><draw:frame draw:style-name="fr1" draw:name="枠3" text:anchor-type="paragraph" svg:x="1.566cm" svg:y="0.63cm" draw:z-index="1"><draw:text-box fo:min-height="8.11cm" fo:min-width="12.002cm"><text:p text:style-name="P23">function wait_pulser()</text:p><text:p text:style-name="P23"><text:tab/>repeat until "STOP" == callPG("ISRUN?")</text:p><text:p text:style-name="P23">end</text:p><text:p text:style-name="P23"/><text:p text:style-name="P23"><text:tab/>print("START PULSER<text:span text:style-name="T34"> EXTEND MODE</text:span>")</text:p><text:p text:style-name="P24"><text:tab/>callPG("stop")</text:p><text:p text:style-name="P24"><text:tab/>callPG("<text:span text:style-name="T34">setmode 1</text:span>")</text:p><text:p text:style-name="P24"><text:tab/>callPG("<text:span text:style-name="T34">memclr</text:span>")</text:p><text:p text:style-name="P24"><text:tab/>callPG("<text:span text:style-name="T34">makepulse 0,45m,10m</text:span>")</text:p><text:p text:style-name="P24"><text:tab/>callPG("<text:span text:style-name="T34">makepulse 1,48m,55m</text:span>")</text:p><text:p text:style-name="P22"><text:tab/>callPG("makepulse 0,70m,10m")</text:p><text:p text:style-name="P24"><text:tab/>callPG("start <text:span text:style-name="T32">1000</text:span>")</text:p><text:p text:style-name="P23"><text:tab/>wait_pulser()</text:p><text:p text:style-name="P23"><text:tab/>print("END")</text:p><text:p text:style-name="P23"/><text:p text:style-name="P91"><text:span text:style-name="T43">Text</text:span> <text:sequence text:ref-name="refText1" text:name="Text" text:formula="ooow:Text+1" style:num-format="1">2</text:sequence>: <text:span text:style-name="T82">Example of Lua script in EXTENDED MODE</text:span></text:p></draw:text-box></draw:frame></text:p>
      <text:p text:style-name="Standard"><draw:frame draw:style-name="fr3" draw:name="枠1" text:anchor-type="paragraph" svg:x="1.439cm" svg:y="0.049cm" svg:width="15.471cm" draw:z-index="2"><draw:text-box fo:min-height="10.058cm"><text:p text:style-name="P96"><draw:frame draw:style-name="fr5" draw:name="オブジェクト2" text:anchor-type="paragraph" svg:width="16.789cm" svg:height="10.913cm" draw:z-index="3"><draw:object xlink:href="../luj7f6j.odg" xlink:type="simple" xlink:show="embed" xlink:actuate="onLoad"/><draw:image xlink:href="./ObjectReplacements/Object 2" xlink:type="simple" xlink:show="embed" xlink:actuate="onLoad"/></draw:frame>figure <text:sequence text:ref-name="reffigure1" text:name="figure" text:formula="ooow:figure+1" style:num-format="1">2</text:sequence>: <text:span text:style-name="T83">The pulse output when I executed the script above</text:span></text:p></draw:text-box></draw:frame></text:p>
      <text:p text:style-name="Standard"/>
      <text:p text:style-name="Standard"/>
      <text:p text:style-name="Standard"/>
      <text:p text:style-name="Standard"/>
      <text:p text:style-name="P46">Table <text:sequence text:ref-name="refTable2" text:name="Table" text:formula="ooow:Table+1" style:num-format="1">3</text:sequence>: QPSK VALUE</text:p>
      <table:table table:name="表2" table:style-name="表2">
        <table:table-column table:style-name="表2.A"/>
        <table:table-column table:style-name="表2.B"/>
        <table:table-column table:style-name="表2.C"/>
        <table:table-column table:style-name="表2.D"/>
        <table:table-header-rows>
          <table:table-row table:style-name="表2.1">
            <table:table-cell table:style-name="表2.A1" office:value-type="string">
              <text:p text:style-name="Table_20_Heading">qpskvalue</text:p>
            </table:table-cell>
            <table:table-cell table:style-name="表2.A1" office:value-type="string">
              <text:p text:style-name="Table_20_Heading">TX phase</text:p>
            </table:table-cell>
            <table:table-cell table:style-name="表2.A1" office:value-type="string">
              <text:p text:style-name="Table_20_Heading">QPSK2 output level</text:p>
            </table:table-cell>
            <table:table-cell table:style-name="表2.D1" office:value-type="string">
              <text:p text:style-name="Table_20_Heading">QPSK1 output level</text:p>
            </table:table-cell>
          </table:table-row>
        </table:table-header-rows>
        <table:table-row table:style-name="表2.1">
          <table:table-cell table:style-name="表2.A2" office:value-type="string">
            <text:p text:style-name="P53">0</text:p>
          </table:table-cell>
          <table:table-cell table:style-name="表2.B2" office:value-type="string">
            <text:p text:style-name="P53">+X(0 degree)</text:p>
          </table:table-cell>
          <table:table-cell table:style-name="表2.C2" office:value-type="string">
            <text:p text:style-name="P53">LOW</text:p>
          </table:table-cell>
          <table:table-cell table:style-name="表2.D2" office:value-type="string">
            <text:p text:style-name="P53">LOW</text:p>
          </table:table-cell>
        </table:table-row>
        <table:table-row table:style-name="表2.1">
          <table:table-cell table:style-name="表2.A3" office:value-type="string">
            <text:p text:style-name="P53">1</text:p>
          </table:table-cell>
          <table:table-cell table:style-name="表2.B3" office:value-type="string">
            <text:p text:style-name="P53">+Y(90 degree)</text:p>
          </table:table-cell>
          <table:table-cell table:style-name="表2.C3" office:value-type="string">
            <text:p text:style-name="P53">LOW</text:p>
          </table:table-cell>
          <table:table-cell table:style-name="表2.D3" office:value-type="string">
            <text:p text:style-name="P53">HIGH</text:p>
          </table:table-cell>
        </table:table-row>
        <table:table-row table:style-name="表2.1">
          <table:table-cell table:style-name="表2.A4" office:value-type="string">
            <text:p text:style-name="P53">2</text:p>
          </table:table-cell>
          <table:table-cell table:style-name="表2.B4" office:value-type="string">
            <text:p text:style-name="P53">-X(180 degree)</text:p>
          </table:table-cell>
          <table:table-cell table:style-name="表2.C4" office:value-type="string">
            <text:p text:style-name="P53">HIGH</text:p>
          </table:table-cell>
          <table:table-cell table:style-name="表2.D4" office:value-type="string">
            <text:p text:style-name="P53">LOW</text:p>
          </table:table-cell>
        </table:table-row>
        <table:table-row table:style-name="表2.1">
          <table:table-cell table:style-name="表2.A5" office:value-type="string">
            <text:p text:style-name="P53">3</text:p>
          </table:table-cell>
          <table:table-cell table:style-name="表2.B5" office:value-type="string">
            <text:p text:style-name="P53">-Y(270 degree)</text:p>
          </table:table-cell>
          <table:table-cell table:style-name="表2.C5" office:value-type="string">
            <text:p text:style-name="P53">HIGH</text:p>
          </table:table-cell>
          <table:table-cell table:style-name="表2.D5" office:value-type="string">
            <text:p text:style-name="P53">HIGH</text:p>
          </table:table-cell>
        </table:table-row>
      </table:table>
      <text:p text:style-name="P82"/>
      <text:p text:style-name="P84"/>
      <text:p text:style-name="P84">Table <text:sequence text:ref-name="refTable3" text:name="Table" text:formula="ooow:Table+1" style:num-format="1">4</text:sequence>: <text:span text:style-name="T41">PULSER </text:span>BIT NUMBER</text:p>
      <table:table table:name="表5" table:style-name="表5">
        <table:table-column table:style-name="表5.A"/>
        <table:table-column table:style-name="表5.B"/>
        <table:table-column table:style-name="表5.C"/>
        <table:table-header-rows>
          <table:table-row table:style-name="表5.1">
            <table:table-cell table:style-name="表5.A1" office:value-type="string">
              <text:p text:style-name="P62">BitNumber</text:p>
            </table:table-cell>
            <table:table-cell table:style-name="表5.A1" office:value-type="string">
              <text:p text:style-name="P64">Name</text:p>
            </table:table-cell>
            <table:table-cell table:style-name="表5.C1" office:value-type="string">
              <text:p text:style-name="P64">Remarks</text:p>
            </table:table-cell>
          </table:table-row>
        </table:table-header-rows>
        <table:table-row table:style-name="表5.1">
          <table:table-cell table:style-name="表5.A2" office:value-type="string">
            <text:p text:style-name="P53">0</text:p>
          </table:table-cell>
          <table:table-cell table:style-name="表5.B2" office:value-type="string">
            <text:p text:style-name="P53">TX1</text:p>
          </table:table-cell>
          <table:table-cell table:style-name="表5.C2" office:value-type="string">
            <text:p text:style-name="P59">TX gate signal</text:p>
          </table:table-cell>
        </table:table-row>
        <table:table-row table:style-name="表5.1">
          <table:table-cell table:style-name="表5.A3" office:value-type="string">
            <text:p text:style-name="P53">1</text:p>
          </table:table-cell>
          <table:table-cell table:style-name="表5.B3" office:value-type="string">
            <text:p text:style-name="P53">TX2</text:p>
          </table:table-cell>
          <table:table-cell table:style-name="表5.C3" office:value-type="string">
            <text:p text:style-name="P59">TX biasgate signal</text:p>
          </table:table-cell>
        </table:table-row>
        <table:table-row table:style-name="表5.1">
          <table:table-cell table:style-name="表5.A4" office:value-type="string">
            <text:p text:style-name="P53">2</text:p>
          </table:table-cell>
          <table:table-cell table:style-name="表5.B4" office:value-type="string">
            <text:p text:style-name="P53">AUX1</text:p>
          </table:table-cell>
          <table:table-cell table:style-name="表5.C4" office:value-type="string">
            <text:p text:style-name="P59">RX gate signal</text:p>
          </table:table-cell>
        </table:table-row>
        <table:table-row table:style-name="表5.1">
          <table:table-cell table:style-name="表5.A5" office:value-type="string">
            <text:p text:style-name="P53">3</text:p>
          </table:table-cell>
          <table:table-cell table:style-name="表5.B5" office:value-type="string">
            <text:p text:style-name="P53">QPSK1</text:p>
          </table:table-cell>
          <table:table-cell table:style-name="表5.C5" office:value-type="string">
            <text:p text:style-name="P53"><text:span text:style-name="T2">QPSK</text:span><text:span text:style-name="T1"> </text:span><text:span text:style-name="T2">LSB</text:span></text:p>
          </table:table-cell>
        </table:table-row>
        <table:table-row table:style-name="表5.1">
          <table:table-cell table:style-name="表5.A6" office:value-type="string">
            <text:p text:style-name="P53">4</text:p>
          </table:table-cell>
          <table:table-cell table:style-name="表5.B6" office:value-type="string">
            <text:p text:style-name="P53">QPSK2</text:p>
          </table:table-cell>
          <table:table-cell table:style-name="表5.C6" office:value-type="string">
            <text:p text:style-name="P57">QPSK MSB</text:p>
          </table:table-cell>
        </table:table-row>
        <table:table-row table:style-name="表5.1">
          <table:table-cell table:style-name="表5.A7" office:value-type="string">
            <text:p text:style-name="P53">5</text:p>
          </table:table-cell>
          <table:table-cell table:style-name="表5.B7" office:value-type="string">
            <text:p text:style-name="P53">AUX2</text:p>
          </table:table-cell>
          <table:table-cell table:style-name="表5.C7" office:value-type="string">
            <text:p text:style-name="P54"/>
          </table:table-cell>
        </table:table-row>
        <table:table-row table:style-name="表5.1">
          <table:table-cell table:style-name="表5.A8" office:value-type="string">
            <text:p text:style-name="P53">6</text:p>
          </table:table-cell>
          <table:table-cell table:style-name="表5.B8" office:value-type="string">
            <text:p text:style-name="P53">TRG.OUT</text:p>
          </table:table-cell>
          <table:table-cell table:style-name="表5.C8" office:value-type="string">
            <text:p text:style-name="P55"><text:span text:style-name="T16">Trigger for </text:span><text:bookmark text:name="tw-target-text"/><text:span text:style-name="T44">Oscilloscope</text:span></text:p>
          </table:table-cell>
        </table:table-row>
        <table:table-row table:style-name="表5.1">
          <table:table-cell table:style-name="表5.A9" office:value-type="string">
            <text:p text:style-name="P53">7</text:p>
          </table:table-cell>
          <table:table-cell table:style-name="表5.B9" office:value-type="string">
            <text:p text:style-name="P53">METER</text:p>
          </table:table-cell>
          <table:table-cell table:style-name="表5.C9" office:value-type="string">
            <text:p text:style-name="P59">Trigger for PowerMeter</text:p>
          </table:table-cell>
        </table:table-row>
        <table:table-row table:style-name="表5.1">
          <table:table-cell table:style-name="表5.A10" office:value-type="string">
            <text:p text:style-name="P53">8</text:p>
          </table:table-cell>
          <table:table-cell table:style-name="表5.B10" office:value-type="string">
            <text:p text:style-name="P53">METER.RESET/AUX9</text:p>
          </table:table-cell>
          <table:table-cell table:style-name="表5.C10" office:value-type="string">
            <text:p text:style-name="P59">Reset for PowerMeter</text:p>
          </table:table-cell>
        </table:table-row>
        <table:table-row table:style-name="表5.1">
          <table:table-cell table:style-name="表5.A11" office:value-type="string">
            <text:p text:style-name="P53">9</text:p>
          </table:table-cell>
          <table:table-cell table:style-name="表5.B11" office:value-type="string">
            <text:p text:style-name="P53">AD.TRG</text:p>
          </table:table-cell>
          <table:table-cell table:style-name="表5.C11" office:value-type="string">
            <text:p text:style-name="P59">Trigger for A/D</text:p>
          </table:table-cell>
        </table:table-row>
        <table:table-row table:style-name="表5.1">
          <table:table-cell table:style-name="表5.A12" office:value-type="string">
            <text:p text:style-name="P53">10</text:p>
          </table:table-cell>
          <table:table-cell table:style-name="表5.B12" office:value-type="string">
            <text:p text:style-name="P53">AUX3</text:p>
          </table:table-cell>
          <table:table-cell table:style-name="表5.C12" office:value-type="string">
            <text:p text:style-name="P54"/>
          </table:table-cell>
        </table:table-row>
        <table:table-row table:style-name="表5.1">
          <table:table-cell table:style-name="表5.A13" office:value-type="string">
            <text:p text:style-name="P53">11</text:p>
          </table:table-cell>
          <table:table-cell table:style-name="表5.B13" office:value-type="string">
            <text:p text:style-name="P53">COMB/DA.TRG</text:p>
          </table:table-cell>
          <table:table-cell table:style-name="表5.C13" office:value-type="string">
            <text:p text:style-name="P56">COMB PULSE</text:p>
          </table:table-cell>
        </table:table-row>
        <table:table-row table:style-name="表5.1">
          <table:table-cell table:style-name="表5.A14" office:value-type="string">
            <text:p text:style-name="P53">12</text:p>
          </table:table-cell>
          <table:table-cell table:style-name="表5.B14" office:value-type="string">
            <text:p text:style-name="P53">1'st PULSE/AUX6</text:p>
          </table:table-cell>
          <table:table-cell table:style-name="表5.C14" office:value-type="string">
            <text:p text:style-name="P53">1'st PULSE</text:p>
          </table:table-cell>
        </table:table-row>
        <table:table-row table:style-name="表5.1">
          <table:table-cell table:style-name="表5.A15" office:value-type="string">
            <text:p text:style-name="P53">13</text:p>
          </table:table-cell>
          <table:table-cell table:style-name="表5.B15" office:value-type="string">
            <text:p text:style-name="P53">2'nd PULSE/AUX7</text:p>
          </table:table-cell>
          <table:table-cell table:style-name="表5.C15" office:value-type="string">
            <text:p text:style-name="P53">2'nd PULSE</text:p>
          </table:table-cell>
        </table:table-row>
        <table:table-row table:style-name="表5.1">
          <table:table-cell table:style-name="表5.A16" office:value-type="string">
            <text:p text:style-name="P53">14</text:p>
          </table:table-cell>
          <table:table-cell table:style-name="表5.B16" office:value-type="string">
            <text:p text:style-name="P53">AUX4</text:p>
          </table:table-cell>
          <table:table-cell table:style-name="表5.C16" office:value-type="string">
            <text:p text:style-name="P54"/>
          </table:table-cell>
        </table:table-row>
        <table:table-row table:style-name="表5.1">
          <table:table-cell table:style-name="表5.A17" office:value-type="string">
            <text:p text:style-name="P53">15</text:p>
          </table:table-cell>
          <table:table-cell table:style-name="表5.B17" office:value-type="string">
            <text:p text:style-name="P53">AUX10</text:p>
          </table:table-cell>
          <table:table-cell table:style-name="表5.C17" office:value-type="string">
            <text:p text:style-name="P54"/>
          </table:table-cell>
        </table:table-row>
      </table:table>
      <text:p text:style-name="Standard"/>
      <text:p text:style-name="Standard"/>
      <text:p text:style-name="Standard"/>
      <text:p text:style-name="Standard"/>
      <text:p text:style-name="Standard"/>
      <text:p text:style-name="P85"><text:soft-page-break/>Table <text:sequence text:ref-name="refTable4" text:name="Table" text:formula="ooow:Table+1" style:num-format="1">5</text:sequence>: I/O PORT(low address)</text:p>
      <table:table table:name="表3" table:style-name="表3">
        <table:table-column table:style-name="表3.A"/>
        <table:table-column table:style-name="表3.B"/>
        <table:table-row table:style-name="表3.1">
          <table:table-cell table:style-name="表3.A1" office:value-type="string">
            <text:p text:style-name="P8">address map</text:p>
            <text:p text:style-name="P8"><text:s/>( low-address 8bit )</text:p>
          </table:table-cell>
          <table:table-cell table:style-name="表3.B1" office:value-type="string">
            <text:p text:style-name="P7"/>
            <text:p text:style-name="P7">port name</text:p>
          </table:table-cell>
        </table:table-row>
        <table:table-row table:style-name="表3.1">
          <table:table-cell table:style-name="表3.A2" office:value-type="string">
            <text:p text:style-name="P5">0x00-0x1f</text:p>
          </table:table-cell>
          <table:table-cell table:style-name="表3.B2" office:value-type="string">
            <text:p text:style-name="P5">PULSER BOARD</text:p>
          </table:table-cell>
        </table:table-row>
        <table:table-row table:style-name="表3.1">
          <table:table-cell table:style-name="表3.A3" office:value-type="string">
            <text:p text:style-name="P5">0x20-0x3f</text:p>
          </table:table-cell>
          <table:table-cell table:style-name="表3.B3" office:value-type="string">
            <text:p text:style-name="P5">AD BOARD</text:p>
          </table:table-cell>
        </table:table-row>
        <table:table-row table:style-name="表3.1">
          <table:table-cell table:style-name="表3.A4" office:value-type="string">
            <text:p text:style-name="P5">0x40-0x5f</text:p>
          </table:table-cell>
          <table:table-cell table:style-name="表3.B4" office:value-type="string">
            <text:p text:style-name="P5">reserved</text:p>
          </table:table-cell>
        </table:table-row>
        <table:table-row table:style-name="表3.1">
          <table:table-cell table:style-name="表3.A5" office:value-type="string">
            <text:p text:style-name="P5">0x60-0x7f</text:p>
          </table:table-cell>
          <table:table-cell table:style-name="表3.B5" office:value-type="string">
            <text:p text:style-name="P5">reserved</text:p>
          </table:table-cell>
        </table:table-row>
        <table:table-row table:style-name="表3.1">
          <table:table-cell table:style-name="表3.A6" office:value-type="string">
            <text:p text:style-name="P5">0x80-0x9f</text:p>
          </table:table-cell>
          <table:table-cell table:style-name="表3.B6" office:value-type="string">
            <text:p text:style-name="P5">---</text:p>
          </table:table-cell>
        </table:table-row>
        <table:table-row table:style-name="表3.1">
          <table:table-cell table:style-name="表3.A7" office:value-type="string">
            <text:p text:style-name="P5">0xa0-0xbf</text:p>
          </table:table-cell>
          <table:table-cell table:style-name="表3.B7" office:value-type="string">
            <text:p text:style-name="P5">RF LOW LEVEL</text:p>
          </table:table-cell>
        </table:table-row>
        <table:table-row table:style-name="表3.1">
          <table:table-cell table:style-name="表3.A8" office:value-type="string">
            <text:p text:style-name="P5">0xc0-0xcf</text:p>
          </table:table-cell>
          <table:table-cell table:style-name="表3.B8" office:value-type="string">
            <text:p text:style-name="P5">---</text:p>
          </table:table-cell>
        </table:table-row>
        <table:table-row table:style-name="表3.1">
          <table:table-cell table:style-name="表3.A9" office:value-type="string">
            <text:p text:style-name="P5">0xe0-0xff</text:p>
          </table:table-cell>
          <table:table-cell table:style-name="表3.B9" office:value-type="string">
            <text:p text:style-name="P5">---</text:p>
          </table:table-cell>
        </table:table-row>
      </table:table>
      <text:p text:style-name="P85">Table <text:sequence text:ref-name="refTable5" text:name="Table" text:formula="ooow:Table+1" style:num-format="1">6</text:sequence>: I/O port <text:span text:style-name="T31">(high </text:span>address)</text:p>
      <table:table table:name="表4" table:style-name="表4">
        <table:table-column table:style-name="表4.A"/>
        <table:table-column table:style-name="表4.B"/>
        <table:table-column table:style-name="表4.C"/>
        <table:table-column table:style-name="表4.B"/>
        <table:table-column table:style-name="表4.E"/>
        <table:table-row table:style-name="表4.1">
          <table:table-cell table:style-name="表4.A1" table:number-rows-spanned="2" office:value-type="string">
            <text:p text:style-name="P4"/>
            <text:p text:style-name="P8">RANGE</text:p>
          </table:table-cell>
          <table:table-cell table:style-name="表4.B1" table:number-columns-spanned="4" office:value-type="string">
            <text:p text:style-name="P8">DIP SWITCH</text:p>
          </table:table-cell>
          <table:covered-table-cell/>
          <table:covered-table-cell/>
          <table:covered-table-cell/>
        </table:table-row>
        <table:table-row table:style-name="表4.1">
          <table:covered-table-cell/>
          <table:table-cell table:style-name="表4.B2" office:value-type="string">
            <text:p text:style-name="P8">3</text:p>
          </table:table-cell>
          <table:table-cell table:style-name="表4.B2" office:value-type="string">
            <text:p text:style-name="P8">2</text:p>
          </table:table-cell>
          <table:table-cell table:style-name="表4.B2" office:value-type="string">
            <text:p text:style-name="P8">2</text:p>
          </table:table-cell>
          <table:table-cell table:style-name="表4.E2" office:value-type="string">
            <text:p text:style-name="P8">1</text:p>
          </table:table-cell>
        </table:table-row>
        <table:table-row table:style-name="表4.3">
          <table:table-cell table:style-name="表4.A3" office:value-type="string">
            <text:p text:style-name="P5">0x0000-0x00ff</text:p>
          </table:table-cell>
          <table:table-cell table:style-name="表4.B3" office:value-type="string">
            <text:p text:style-name="P5">ON</text:p>
          </table:table-cell>
          <table:table-cell table:style-name="表4.C3" office:value-type="string">
            <text:p text:style-name="P5">ON</text:p>
          </table:table-cell>
          <table:table-cell table:style-name="表4.D3" office:value-type="string">
            <text:p text:style-name="P5">ON</text:p>
          </table:table-cell>
          <table:table-cell table:style-name="表4.E3" office:value-type="string">
            <text:p text:style-name="P5">ON</text:p>
          </table:table-cell>
        </table:table-row>
        <table:table-row table:style-name="表4.3">
          <table:table-cell table:style-name="表4.A4" office:value-type="string">
            <text:p text:style-name="P5">0x0100-0x01ff</text:p>
          </table:table-cell>
          <table:table-cell table:style-name="表4.B4" office:value-type="string">
            <text:p text:style-name="P5">ON</text:p>
          </table:table-cell>
          <table:table-cell table:style-name="表4.C4" office:value-type="string">
            <text:p text:style-name="P5">ON</text:p>
          </table:table-cell>
          <table:table-cell table:style-name="表4.D4" office:value-type="string">
            <text:p text:style-name="P5">ON</text:p>
          </table:table-cell>
          <table:table-cell table:style-name="表4.E4" office:value-type="string">
            <text:p text:style-name="P5">OFF</text:p>
          </table:table-cell>
        </table:table-row>
        <table:table-row table:style-name="表4.3">
          <table:table-cell table:style-name="表4.A5" office:value-type="string">
            <text:p text:style-name="P5">0x0200-0x02ff</text:p>
          </table:table-cell>
          <table:table-cell table:style-name="表4.B5" office:value-type="string">
            <text:p text:style-name="P5">ON</text:p>
          </table:table-cell>
          <table:table-cell table:style-name="表4.C5" office:value-type="string">
            <text:p text:style-name="P5">ON</text:p>
          </table:table-cell>
          <table:table-cell table:style-name="表4.D5" office:value-type="string">
            <text:p text:style-name="P5">OFF</text:p>
          </table:table-cell>
          <table:table-cell table:style-name="表4.E5" office:value-type="string">
            <text:p text:style-name="P5">ON</text:p>
          </table:table-cell>
        </table:table-row>
        <table:table-row table:style-name="表4.3">
          <table:table-cell table:style-name="表4.A6" office:value-type="string">
            <text:p text:style-name="P5">0x0300-0x03ff</text:p>
          </table:table-cell>
          <table:table-cell table:style-name="表4.B6" office:value-type="string">
            <text:p text:style-name="P5">ON</text:p>
          </table:table-cell>
          <table:table-cell table:style-name="表4.C6" office:value-type="string">
            <text:p text:style-name="P5">ON</text:p>
          </table:table-cell>
          <table:table-cell table:style-name="表4.D6" office:value-type="string">
            <text:p text:style-name="P5">OFF</text:p>
          </table:table-cell>
          <table:table-cell table:style-name="表4.E6" office:value-type="string">
            <text:p text:style-name="P5">OFF</text:p>
          </table:table-cell>
        </table:table-row>
        <table:table-row table:style-name="表4.3">
          <table:table-cell table:style-name="表4.A7" office:value-type="string">
            <text:p text:style-name="P5">0x0400-0x04ff</text:p>
          </table:table-cell>
          <table:table-cell table:style-name="表4.B7" office:value-type="string">
            <text:p text:style-name="P5">ON</text:p>
          </table:table-cell>
          <table:table-cell table:style-name="表4.C7" office:value-type="string">
            <text:p text:style-name="P5">OFF</text:p>
          </table:table-cell>
          <table:table-cell table:style-name="表4.D7" office:value-type="string">
            <text:p text:style-name="P5">ON</text:p>
          </table:table-cell>
          <table:table-cell table:style-name="表4.E7" office:value-type="string">
            <text:p text:style-name="P5">ON</text:p>
          </table:table-cell>
        </table:table-row>
        <table:table-row table:style-name="表4.3">
          <table:table-cell table:style-name="表4.A8" office:value-type="string">
            <text:p text:style-name="P5">0x0500-0x05ff</text:p>
          </table:table-cell>
          <table:table-cell table:style-name="表4.B8" office:value-type="string">
            <text:p text:style-name="P5">ON</text:p>
          </table:table-cell>
          <table:table-cell table:style-name="表4.C8" office:value-type="string">
            <text:p text:style-name="P5">OFF</text:p>
          </table:table-cell>
          <table:table-cell table:style-name="表4.D8" office:value-type="string">
            <text:p text:style-name="P5">ON</text:p>
          </table:table-cell>
          <table:table-cell table:style-name="表4.E8" office:value-type="string">
            <text:p text:style-name="P5">OFF</text:p>
          </table:table-cell>
        </table:table-row>
        <table:table-row table:style-name="表4.3">
          <table:table-cell table:style-name="表4.A9" office:value-type="string">
            <text:p text:style-name="P5">0x0600-0x06ff</text:p>
          </table:table-cell>
          <table:table-cell table:style-name="表4.B9" office:value-type="string">
            <text:p text:style-name="P5">ON</text:p>
          </table:table-cell>
          <table:table-cell table:style-name="表4.C9" office:value-type="string">
            <text:p text:style-name="P5">OFF</text:p>
          </table:table-cell>
          <table:table-cell table:style-name="表4.D9" office:value-type="string">
            <text:p text:style-name="P5">O<text:span text:style-name="T40">FF</text:span></text:p>
          </table:table-cell>
          <table:table-cell table:style-name="表4.E9" office:value-type="string">
            <text:p text:style-name="P5">O<text:span text:style-name="T40">N</text:span></text:p>
          </table:table-cell>
        </table:table-row>
        <table:table-row table:style-name="表4.3">
          <table:table-cell table:style-name="表4.A10" office:value-type="string">
            <text:p text:style-name="P5">0x0700-0x07ff</text:p>
          </table:table-cell>
          <table:table-cell table:style-name="表4.B10" office:value-type="string">
            <text:p text:style-name="P5">ON</text:p>
          </table:table-cell>
          <table:table-cell table:style-name="表4.C10" office:value-type="string">
            <text:p text:style-name="P5">OFF</text:p>
          </table:table-cell>
          <table:table-cell table:style-name="表4.D10" office:value-type="string">
            <text:p text:style-name="P5">O<text:span text:style-name="T40">FF</text:span></text:p>
          </table:table-cell>
          <table:table-cell table:style-name="表4.E10" office:value-type="string">
            <text:p text:style-name="P5">OFF</text:p>
          </table:table-cell>
        </table:table-row>
        <table:table-row table:style-name="表4.3">
          <table:table-cell table:style-name="表4.A11" office:value-type="string">
            <text:p text:style-name="P5">0x0800-0x08ff</text:p>
          </table:table-cell>
          <table:table-cell table:style-name="表4.B11" office:value-type="string">
            <text:p text:style-name="P5">O<text:span text:style-name="T40">FF</text:span></text:p>
          </table:table-cell>
          <table:table-cell table:style-name="表4.C11" office:value-type="string">
            <text:p text:style-name="P5">O<text:span text:style-name="T40">N</text:span></text:p>
          </table:table-cell>
          <table:table-cell table:style-name="表4.D11" office:value-type="string">
            <text:p text:style-name="P5">ON</text:p>
          </table:table-cell>
          <table:table-cell table:style-name="表4.E11" office:value-type="string">
            <text:p text:style-name="P5">O<text:span text:style-name="T40">N</text:span></text:p>
          </table:table-cell>
        </table:table-row>
        <table:table-row table:style-name="表4.3">
          <table:table-cell table:style-name="表4.A12" office:value-type="string">
            <text:p text:style-name="P5">0x0900-0x09ff</text:p>
          </table:table-cell>
          <table:table-cell table:style-name="表4.B12" office:value-type="string">
            <text:p text:style-name="P5">O<text:span text:style-name="T40">FF</text:span></text:p>
          </table:table-cell>
          <table:table-cell table:style-name="表4.C12" office:value-type="string">
            <text:p text:style-name="P5">O<text:span text:style-name="T40">N</text:span></text:p>
          </table:table-cell>
          <table:table-cell table:style-name="表4.D12" office:value-type="string">
            <text:p text:style-name="P5">ON</text:p>
          </table:table-cell>
          <table:table-cell table:style-name="表4.E12" office:value-type="string">
            <text:p text:style-name="P5">OFF</text:p>
          </table:table-cell>
        </table:table-row>
        <table:table-row table:style-name="表4.3">
          <table:table-cell table:style-name="表4.A13" office:value-type="string">
            <text:p text:style-name="P5">0x0a00-0x0aff</text:p>
          </table:table-cell>
          <table:table-cell table:style-name="表4.B13" office:value-type="string">
            <text:p text:style-name="P5">O<text:span text:style-name="T40">FF</text:span></text:p>
          </table:table-cell>
          <table:table-cell table:style-name="表4.C13" office:value-type="string">
            <text:p text:style-name="P5">O<text:span text:style-name="T40">N</text:span></text:p>
          </table:table-cell>
          <table:table-cell table:style-name="表4.D13" office:value-type="string">
            <text:p text:style-name="P5">O<text:span text:style-name="T40">FF</text:span></text:p>
          </table:table-cell>
          <table:table-cell table:style-name="表4.E13" office:value-type="string">
            <text:p text:style-name="P5">O<text:span text:style-name="T40">N</text:span></text:p>
          </table:table-cell>
        </table:table-row>
        <table:table-row table:style-name="表4.3">
          <table:table-cell table:style-name="表4.A14" office:value-type="string">
            <text:p text:style-name="P5">0x0b00-0x0bff</text:p>
          </table:table-cell>
          <table:table-cell table:style-name="表4.B14" office:value-type="string">
            <text:p text:style-name="P5">O<text:span text:style-name="T40">FF</text:span></text:p>
          </table:table-cell>
          <table:table-cell table:style-name="表4.C14" office:value-type="string">
            <text:p text:style-name="P5">O<text:span text:style-name="T40">N</text:span></text:p>
          </table:table-cell>
          <table:table-cell table:style-name="表4.D14" office:value-type="string">
            <text:p text:style-name="P5">O<text:span text:style-name="T40">FF</text:span></text:p>
          </table:table-cell>
          <table:table-cell table:style-name="表4.E14" office:value-type="string">
            <text:p text:style-name="P5">OFF</text:p>
          </table:table-cell>
        </table:table-row>
        <table:table-row table:style-name="表4.3">
          <table:table-cell table:style-name="表4.A15" office:value-type="string">
            <text:p text:style-name="P5">0x0c00-0x0cff</text:p>
          </table:table-cell>
          <table:table-cell table:style-name="表4.B15" office:value-type="string">
            <text:p text:style-name="P5">O<text:span text:style-name="T40">FF</text:span></text:p>
          </table:table-cell>
          <table:table-cell table:style-name="表4.C15" office:value-type="string">
            <text:p text:style-name="P5">OFF</text:p>
          </table:table-cell>
          <table:table-cell table:style-name="表4.D15" office:value-type="string">
            <text:p text:style-name="P5">ON</text:p>
          </table:table-cell>
          <table:table-cell table:style-name="表4.E15" office:value-type="string">
            <text:p text:style-name="P5">O<text:span text:style-name="T40">N</text:span></text:p>
          </table:table-cell>
        </table:table-row>
        <table:table-row table:style-name="表4.3">
          <table:table-cell table:style-name="表4.A16" office:value-type="string">
            <text:p text:style-name="P5">0x0d00-0x0dff</text:p>
          </table:table-cell>
          <table:table-cell table:style-name="表4.B16" office:value-type="string">
            <text:p text:style-name="P5">O<text:span text:style-name="T40">FF</text:span></text:p>
          </table:table-cell>
          <table:table-cell table:style-name="表4.C16" office:value-type="string">
            <text:p text:style-name="P5">OFF</text:p>
          </table:table-cell>
          <table:table-cell table:style-name="表4.D16" office:value-type="string">
            <text:p text:style-name="P5">ON</text:p>
          </table:table-cell>
          <table:table-cell table:style-name="表4.E16" office:value-type="string">
            <text:p text:style-name="P5">OFF</text:p>
          </table:table-cell>
        </table:table-row>
        <table:table-row table:style-name="表4.3">
          <table:table-cell table:style-name="表4.A17" office:value-type="string">
            <text:p text:style-name="P5">0x0e00-0x0eff</text:p>
          </table:table-cell>
          <table:table-cell table:style-name="表4.B17" office:value-type="string">
            <text:p text:style-name="P29">OFF</text:p>
          </table:table-cell>
          <table:table-cell table:style-name="表4.C17" office:value-type="string">
            <text:p text:style-name="P5">OFF</text:p>
          </table:table-cell>
          <table:table-cell table:style-name="表4.D17" office:value-type="string">
            <text:p text:style-name="P5">O<text:span text:style-name="T40">FF</text:span></text:p>
          </table:table-cell>
          <table:table-cell table:style-name="表4.E17" office:value-type="string">
            <text:p text:style-name="P5">O<text:span text:style-name="T40">N</text:span></text:p>
          </table:table-cell>
        </table:table-row>
        <table:table-row table:style-name="表4.3">
          <table:table-cell table:style-name="表4.A18" office:value-type="string">
            <text:p text:style-name="P5">0x0f00-0x0fff</text:p>
          </table:table-cell>
          <table:table-cell table:style-name="表4.B18" office:value-type="string">
            <text:p text:style-name="P5">OFF</text:p>
          </table:table-cell>
          <table:table-cell table:style-name="表4.C18" office:value-type="string">
            <text:p text:style-name="P5">OFF</text:p>
          </table:table-cell>
          <table:table-cell table:style-name="表4.D18" office:value-type="string">
            <text:p text:style-name="P5">OFF</text:p>
          </table:table-cell>
          <table:table-cell table:style-name="表4.E18" office:value-type="string">
            <text:p text:style-name="P5">OFF</text:p>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Mangal1" svg:font-family="Mangal"/>
    <style:font-face style:name="OpenSymbol1"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Liberation Mono" svg:font-family="'Liberation Mono'" style:font-family-generic="modern" style:font-pitch="fixed"/>
    <style:font-face style:name="ＭＳ Ｐゴシック" svg:font-family="'ＭＳ Ｐゴシック'" style:font-family-generic="modern" style:font-pitch="fixed"/>
    <style:font-face style:name="Mangal2" svg:font-family="Mangal" style:font-family-generic="roman"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ＭＳ ゴシック1" fo:font-family="'ＭＳ ゴシック', 'MS Gothic'" style:font-family-generic="modern" fo:font-size="10.5pt" fo:language="en" fo:country="US" style:letter-kerning="true" style:font-name-asian="ＭＳ ゴシック1" style:font-family-asian="'ＭＳ ゴシック', 'MS Gothic'" style:font-family-generic-asian="modern" style:font-size-asian="10.5pt" style:language-asian="ja" style:country-asian="JP" style:font-name-complex="ＭＳ ゴシック1" style:font-family-complex="'ＭＳ ゴシック', 'MS Gothic'" style:font-family-generic-complex="moder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ＭＳ ゴシック1" fo:font-family="'ＭＳ ゴシック', 'MS Gothic'" style:font-family-generic="modern" fo:font-size="14pt" style:font-name-asian="ＭＳ ゴシック1" style:font-family-asian="'ＭＳ ゴシック', 'MS Gothic'" style:font-family-generic-asian="modern" style:font-size-asian="14pt" style:font-name-complex="Mangal2"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ＭＳ ゴシック" fo:font-family="'ＭＳ ゴシック'" style:font-family-generic="swiss" fo:font-size="12pt" fo:font-style="normal" fo:font-weight="bold" style:font-name-asian="ＭＳ ゴシック" style:font-family-asian="'ＭＳ ゴシック'" style:font-family-generic-asian="swiss" style:font-size-asian="12pt" style:font-style-asian="normal" style:font-weight-asian="bold"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353cm" fo:margin-bottom="0.212cm" loext:contextual-spacing="false" fo:padding="0cm" fo:border="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図表番号" style:family="paragraph" style:parent-style-name="Standard">
      <style:paragraph-properties fo:margin-top="0.212cm" fo:margin-bottom="0.212cm" loext:contextual-spacing="false" text:number-lines="false" text:line-number="0"/>
      <style:text-properties style:font-name="ＭＳ ゴシック1" fo:font-family="'ＭＳ ゴシック', 'MS Gothic'" style:font-family-generic="modern" fo:font-size="12pt" fo:font-style="italic" style:font-name-asian="ＭＳ ゴシック1" style:font-family-asian="'ＭＳ ゴシック', 'MS Gothic'" style:font-family-generic-asian="modern" style:font-size-asian="12pt" style:font-style-asian="italic" style:font-name-complex="Mangal2"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表題"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図表番号" style:class="extra">
      <style:paragraph-properties fo:text-align="center" style:justify-single-word="false" fo:keep-with-next="always"/>
      <style:text-properties fo:font-size="10.5pt" fo:font-style="normal" style:font-size-asian="10.5pt" style:font-style-asian="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mdTiTle" style:family="paragraph" style:parent-style-name="Standard" style:next-style-name="Standard">
      <style:paragraph-properties fo:text-align="start" style:justify-single-word="false" fo:padding-left="0cm" fo:padding-right="0cm" fo:padding-top="0cm" fo:padding-bottom="0.035cm" fo:border-left="none" fo:border-right="none" fo:border-top="none" fo:border-bottom="0.11pt solid #000000"/>
      <style:text-properties fo:font-weight="bold" style:font-weight-asian="bold" style:font-weight-complex="bold"/>
    </style:style>
    <style:style style:name="Table_20__28_user_29_" style:display-name="Table (user)" style:family="paragraph" style:parent-style-name="Caption">
      <style:paragraph-properties fo:text-align="center" style:justify-single-word="false"/>
      <style:text-properties fo:font-size="10.5pt" fo:font-style="normal" fo:font-weight="bold" style:font-size-asian="10.5pt" style:font-style-asian="normal" style:font-weight-asian="bold"/>
    </style:style>
    <style:style style:name="見出し_20_2A" style:display-name="見出し 2A" style:family="paragraph" style:parent-style-name="Heading_20_2" style:default-outline-level="" style:list-style-name="">
      <style:graphic-properties draw:fill="solid" draw:fill-color="#66ffff" draw:opacity="100%"/>
      <style:paragraph-properties fo:margin-left="0cm" fo:margin-right="0cm" fo:text-align="justify" style:justify-single-word="false" fo:text-indent="0cm" style:auto-text-indent="false" fo:background-color="#66ffff" fo:padding="0.035cm" fo:border="0.11pt solid #000000" style:shadow="#000000 0.028cm 0.028cm"/>
      <style:text-properties style:language-asian="ja" style:country-asian="JP"/>
    </style:style>
    <style:style style:name="標準スタイルA" style:family="paragraph" style:parent-style-name="Standard">
      <style:paragraph-properties fo:margin-left="1.499cm" fo:margin-right="0cm" fo:text-align="justify" style:justify-single-word="false" fo:orphans="0" fo:widows="0" fo:hyphenation-ladder-count="no-limit" fo:text-indent="-1.499cm" style:auto-text-indent="false" style:writing-mode="lr-tb"/>
      <style:text-properties fo:hyphenate="false" fo:hyphenation-remain-char-count="2" fo:hyphenation-push-char-count="2"/>
    </style:style>
    <style:style style:name="figure" style:family="paragraph" style:parent-style-name="Caption" style:master-page-name="">
      <style:paragraph-properties fo:text-align="center" style:justify-single-word="false" style:page-number="auto"/>
      <style:text-properties fo:font-size="10.5pt" fo:font-style="normal" fo:font-weight="bold" style:font-size-asian="10.5pt" style:font-style-asian="normal" style:font-weight-asian="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Text" style:family="paragraph" style:parent-style-name="Caption" style:class="extra" style:master-page-name="">
      <style:paragraph-properties fo:text-align="center" style:justify-single-word="false" style:page-number="auto"/>
      <style:text-properties fo:font-size="10.5pt" fo:font-style="normal" fo:font-weight="bold" style:font-size-asian="10.5pt" style:font-style-asian="normal" style:font-weight-asian="bold"/>
    </style:style>
    <style:style style:name="Illustration" style:family="paragraph" style:parent-style-name="Caption" style:class="extra" style:master-page-name="">
      <style:paragraph-properties fo:text-align="center" style:justify-single-word="false" style:page-number="auto"/>
      <style:text-properties fo:font-size="10.5pt" fo:font-style="normal" fo:font-weight="bold" style:font-size-asian="10.5pt" style:font-style-asian="normal" style:font-weight-asian="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paragraph-properties fo:text-align="center" style:justify-single-word="false"/>
      <style:text-properties fo:font-style="normal" fo:font-weight="bold" style:font-style-asian="normal" style:font-weight-asian="bold"/>
    </style:style>
    <style:style style:name="標準スタイルB" style:family="paragraph" style:parent-style-name="Standard">
      <style:graphic-properties draw:fill="none"/>
      <style:paragraph-properties fo:margin-left="1.499cm" fo:margin-right="0cm" fo:text-align="justify" style:justify-single-word="false" fo:orphans="0" fo:widows="0" fo:hyphenation-ladder-count="no-limit" fo:text-indent="-0.4cm" style:auto-text-indent="false" style:writing-mode="lr-tb"/>
      <style:text-properties fo:hyphenate="false" fo:hyphenation-remain-char-count="2" fo:hyphenation-push-char-count="2"/>
    </style:style>
    <style:style style:name="標準スタイルC" style:family="paragraph" style:parent-style-name="Standard">
      <style:graphic-properties draw:fill="none"/>
      <style:paragraph-properties fo:margin-left="2.6cm" fo:margin-right="0cm" fo:text-align="start" style:justify-single-word="false" fo:orphans="0" fo:widows="0" fo:hyphenation-ladder-count="no-limit" fo:text-indent="-2.6cm" style:auto-text-indent="false" style:writing-mode="lr-tb">
        <style:tab-stops>
          <style:tab-stop style:position="3.007cm"/>
        </style:tab-stops>
      </style:paragraph-properties>
      <style:text-properties fo:hyphenate="false" fo:hyphenation-remain-char-count="2" fo:hyphenation-push-char-count="2"/>
    </style:style>
    <style:style style:name="WW8Num1z0" style:family="text"/>
    <style:style style:name="WW8Num1z1" style:family="text">
      <style:text-properties style:language-asian="ja" style:country-asian="JP"/>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language-asian="ja" style:country-asian="JP"/>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language-asian="ja" style:country-asian="JP"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段落フォント" style:family="text"/>
    <style:style style:name="WW-段落フォント" style:family="text"/>
    <style:style style:name="WW-段落フォント1" style:family="text"/>
    <style:style style:name="Line_20_numbering" style:display-name="Line numbering" style:family="text"/>
    <style:style style:name="Footnote_20_Symbol" style:display-name="Footnote Symbol" style:family="text"/>
    <style:style style:name="脚注参照" style:family="text">
      <style:text-properties style:text-position="super 58%"/>
    </style:style>
    <style:style style:name="Endnote_20_Symbol" style:display-name="Endnote Symbol" style:family="text"/>
    <style:style style:name="文末脚注参照"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1cm" fo:margin-left="1.501cm" fo:margin-right="1cm" fo:background-color="#ffffff" style:writing-mode="lr-tb" style:layout-grid-color="#c0c0c0" style:layout-grid-lines="42" style:layout-grid-base-height="0.635cm" style:layout-grid-ruby-height="0cm" style:layout-grid-mode="line" style:layout-grid-ruby-below="false" style:layout-grid-print="false" style:layout-grid-display="false" style:layout-grid-base-width="0.42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tagawa</meta:initial-creator>
    <meta:creation-date>2015-03-02T09:57:00</meta:creation-date>
    <dc:date>2015-06-15T18:57:26.576000000</dc:date>
    <meta:editing-cycles>96</meta:editing-cycles>
    <meta:editing-duration>P1DT3H12M14S</meta:editing-duration>
    <meta:generator>LibreOffice/4.4.3.2$Windows_x86 LibreOffice_project/88805f81e9fe61362df02b9941de8e38a9b5fd16</meta:generator>
    <meta:document-statistic meta:table-count="6" meta:image-count="0" meta:object-count="2" meta:page-count="16" meta:paragraph-count="499" meta:word-count="1704" meta:character-count="10521" meta:non-whitespace-character-count="9090"/>
  </office:meta>
</office:document-meta>
</file>